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1" svg:font-family="'Arial CE'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7.45mm"/>
    </style:style>
    <style:style style:name="co3" style:family="table-column">
      <style:table-column-properties fo:break-before="auto" style:column-width="7.27mm"/>
    </style:style>
    <style:style style:name="co4" style:family="table-column">
      <style:table-column-properties fo:break-before="auto" style:column-width="31.64mm"/>
    </style:style>
    <style:style style:name="co5" style:family="table-column">
      <style:table-column-properties fo:break-before="auto" style:column-width="18.2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9.81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18.77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17.36mm"/>
    </style:style>
    <style:style style:name="co13" style:family="table-column">
      <style:table-column-properties fo:break-before="auto" style:column-width="11.77mm"/>
    </style:style>
    <style:style style:name="co14" style:family="table-column">
      <style:table-column-properties fo:break-before="auto" style:column-width="61.05mm"/>
    </style:style>
    <style:style style:name="co15" style:family="table-column">
      <style:table-column-properties fo:break-before="auto" style:column-width="20.41mm"/>
    </style:style>
    <style:style style:name="co16" style:family="table-column">
      <style:table-column-properties fo:break-before="auto" style:column-width="25.86mm"/>
    </style:style>
    <style:style style:name="co17" style:family="table-column">
      <style:table-column-properties fo:break-before="auto" style:column-width="6.7mm"/>
    </style:style>
    <style:style style:name="co18" style:family="table-column">
      <style:table-column-properties fo:break-before="auto" style:column-width="30.52mm"/>
    </style:style>
    <style:style style:name="co19" style:family="table-column">
      <style:table-column-properties fo:break-before="auto" style:column-width="24.64mm"/>
    </style:style>
    <style:style style:name="co20" style:family="table-column">
      <style:table-column-properties fo:break-before="auto" style:column-width="8.17mm"/>
    </style:style>
    <style:style style:name="co21" style:family="table-column">
      <style:table-column-properties fo:break-before="auto" style:column-width="29.12mm"/>
    </style:style>
    <style:style style:name="co22" style:family="table-column">
      <style:table-column-properties fo:break-before="auto" style:column-width="29.95mm"/>
    </style:style>
    <style:style style:name="co23" style:family="table-column">
      <style:table-column-properties fo:break-before="auto" style:column-width="27.76mm"/>
    </style:style>
    <style:style style:name="co24" style:family="table-column">
      <style:table-column-properties fo:break-before="auto" style:column-width="29.4mm"/>
    </style:style>
    <style:style style:name="co25" style:family="table-column">
      <style:table-column-properties fo:break-before="auto" style:column-width="31.57mm"/>
    </style:style>
    <style:style style:name="co26" style:family="table-column">
      <style:table-column-properties fo:break-before="auto" style:column-width="6.16mm"/>
    </style:style>
    <style:style style:name="co27" style:family="table-column">
      <style:table-column-properties fo:break-before="auto" style:column-width="12.05mm"/>
    </style:style>
    <style:style style:name="co28" style:family="table-column">
      <style:table-column-properties fo:break-before="auto" style:column-width="8.68mm"/>
    </style:style>
    <style:style style:name="co29" style:family="table-column">
      <style:table-column-properties fo:break-before="auto" style:column-width="13.16mm"/>
    </style:style>
    <style:style style:name="co30" style:family="table-column">
      <style:table-column-properties fo:break-before="auto" style:column-width="14.69mm"/>
    </style:style>
    <style:style style:name="co31" style:family="table-column">
      <style:table-column-properties fo:break-before="auto" style:column-width="12.79mm"/>
    </style:style>
    <style:style style:name="co32" style:family="table-column">
      <style:table-column-properties fo:break-before="auto" style:column-width="15.96mm"/>
    </style:style>
    <style:style style:name="co33" style:family="table-column">
      <style:table-column-properties fo:break-before="auto" style:column-width="11.48mm"/>
    </style:style>
    <style:style style:name="co34" style:family="table-column">
      <style:table-column-properties fo:break-before="auto" style:column-width="10.35mm"/>
    </style:style>
    <style:style style:name="co35" style:family="table-column">
      <style:table-column-properties fo:break-before="auto" style:column-width="13.72mm"/>
    </style:style>
    <style:style style:name="co36" style:family="table-column">
      <style:table-column-properties fo:break-before="auto" style:column-width="7.57mm"/>
    </style:style>
    <style:style style:name="co37" style:family="table-column">
      <style:table-column-properties fo:break-before="auto" style:column-width="10.64mm"/>
    </style:style>
    <style:style style:name="co38" style:family="table-column">
      <style:table-column-properties fo:break-before="auto" style:column-width="2.52mm"/>
    </style:style>
    <style:style style:name="co39" style:family="table-column">
      <style:table-column-properties fo:break-before="auto" style:column-width="18.47mm"/>
    </style:style>
    <style:style style:name="co40" style:family="table-column">
      <style:table-column-properties fo:break-before="auto" style:column-width="10.92mm"/>
    </style:style>
    <style:style style:name="co41" style:family="table-column">
      <style:table-column-properties fo:break-before="auto" style:column-width="2.24mm"/>
    </style:style>
    <style:style style:name="co42" style:family="table-column">
      <style:table-column-properties fo:break-before="auto" style:column-width="17.07mm"/>
    </style:style>
    <style:style style:name="co43" style:family="table-column">
      <style:table-column-properties fo:break-before="auto" style:column-width="14.01mm"/>
    </style:style>
    <style:style style:name="co44" style:family="table-column">
      <style:table-column-properties fo:break-before="auto" style:column-width="8.96mm"/>
    </style:style>
    <style:style style:name="co45" style:family="table-column">
      <style:table-column-properties fo:break-before="auto" style:column-width="27.99mm"/>
    </style:style>
    <style:style style:name="co46" style:family="table-column">
      <style:table-column-properties fo:break-before="auto" style:column-width="21.84mm"/>
    </style:style>
    <style:style style:name="co47" style:family="table-column">
      <style:table-column-properties fo:break-before="auto" style:column-width="7.83mm"/>
    </style:style>
    <style:style style:name="co48" style:family="table-column">
      <style:table-column-properties fo:break-before="auto" style:column-width="26.86mm"/>
    </style:style>
    <style:style style:name="co49" style:family="table-column">
      <style:table-column-properties fo:break-before="auto" style:column-width="36.76mm"/>
    </style:style>
    <style:style style:name="co50" style:family="table-column">
      <style:table-column-properties fo:break-before="auto" style:column-width="31.08mm"/>
    </style:style>
    <style:style style:name="co51" style:family="table-column">
      <style:table-column-properties fo:break-before="auto" style:column-width="26.32mm"/>
    </style:style>
    <style:style style:name="co52" style:family="table-column">
      <style:table-column-properties fo:break-before="auto" style:column-width="22.6mm"/>
    </style:style>
    <style:style style:name="co53" style:family="table-column">
      <style:table-column-properties fo:break-before="auto" style:column-width="35.67mm"/>
    </style:style>
    <style:style style:name="co54" style:family="table-column">
      <style:table-column-properties fo:break-before="auto" style:column-width="21.78mm"/>
    </style:style>
    <style:style style:name="co55" style:family="table-column">
      <style:table-column-properties fo:break-before="auto" style:column-width="19.03mm"/>
    </style:style>
    <style:style style:name="co56" style:family="table-column">
      <style:table-column-properties fo:break-before="auto" style:column-width="25.75mm"/>
    </style:style>
    <style:style style:name="co57" style:family="table-column">
      <style:table-column-properties fo:break-before="auto" style:column-width="26.04mm"/>
    </style:style>
    <style:style style:name="co58" style:family="table-column">
      <style:table-column-properties fo:break-before="auto" style:column-width="22.33mm"/>
    </style:style>
    <style:style style:name="co59" style:family="table-column">
      <style:table-column-properties fo:break-before="auto" style:column-width="8.4mm"/>
    </style:style>
    <style:style style:name="co60" style:family="table-column">
      <style:table-column-properties fo:break-before="auto" style:column-width="22.5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4.23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6.84mm" fo:break-before="auto" style:use-optimal-row-height="true"/>
    </style:style>
    <style:style style:name="ta1" style:family="table" style:master-page-name="PageStyle_5f_M_5f_położenia">
      <style:table-properties table:display="true" style:writing-mode="lr-tb"/>
    </style:style>
    <style:style style:name="ta2" style:family="table" style:master-page-name="PageStyle_5f_M_5f_Rozproszenia">
      <style:table-properties table:display="true" style:writing-mode="lr-tb"/>
    </style:style>
    <style:style style:name="ta3" style:family="table" style:master-page-name="PageStyle_5f_Wsp_5f_zmienności1">
      <style:table-properties table:display="true" style:writing-mode="lr-tb"/>
    </style:style>
    <style:style style:name="ta4" style:family="table" style:master-page-name="PageStyle_5f_M_5f_Asymetrii">
      <style:table-properties table:display="true" style:writing-mode="lr-tb"/>
    </style:style>
    <style:style style:name="ta5" style:family="table" style:master-page-name="PageStyle_5f_M_5f_koncentracji">
      <style:table-properties table:display="true" style:writing-mode="lr-tb"/>
    </style:style>
    <style:style style:name="ta6" style:family="table" style:master-page-name="PageStyle_5f_Stat_5f_opisowa">
      <style:table-properties table:display="true" style:writing-mode="lr-tb"/>
    </style:style>
    <style:style style:name="ta7" style:family="table" style:master-page-name="PageStyle_5f_Zadania1">
      <style:table-properties table:display="true" style:writing-mode="lr-tb"/>
    </style:style>
    <style:style style:name="ta8" style:family="table" style:master-page-name="PageStyle_5f_Zadania2">
      <style:table-properties table:display="true" style:writing-mode="lr-tb"/>
    </style:style>
    <style:style style:name="ta9" style:family="table" style:master-page-name="PageStyle_5f_Zadania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28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1" style:family="table-cell" style:parent-style-name="Excel_20_Built-in_20_Currency" style:data-style-name="N12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2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3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5" style:family="table-cell" style:parent-style-name="Default" style:data-style-name="N11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6" style:family="table-cell" style:parent-style-name="Default" style:data-style-name="N11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8" style:family="table-cell" style:parent-style-name="Default" style:data-style-name="N11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9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98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9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italic" fo:text-shadow="none" style:text-underline-style="none" fo:font-weight="normal" style:font-size-asian="9pt" style:font-style-asian="italic" style:font-weight-asian="normal" style:font-name-complex="Arial CE" style:font-size-complex="9pt" style:font-style-complex="italic" style:font-weight-complex="normal"/>
    </style:style>
    <style:style style:name="ce20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2" style:family="table-cell" style:parent-style-name="Default" style:data-style-name="N12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3" style:family="table-cell" style:parent-style-name="Default" style:data-style-name="N12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4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8" style:family="table-cell" style:parent-style-name="Default" style:data-style-name="N12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9" style:family="table-cell" style:parent-style-name="Default" style:data-style-name="N121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0" style:family="table-cell" style:parent-style-name="Default" style:data-style-name="N12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" style:family="table-cell" style:parent-style-name="Default" style:data-style-name="N121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8" style:family="table-cell" style:parent-style-name="Default" style:data-style-name="N12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1" style:family="table-cell" style:parent-style-name="Default" style:data-style-name="N121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3" style:family="table-cell" style:parent-style-name="Default" style:data-style-name="N121">
      <style:table-cell-properties style:rotation-align="none"/>
      <style:text-properties fo:color="#ffffff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order="none" style:rotation-align="none"/>
    </style:style>
    <style:style style:name="ce1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5" style:family="table-cell" style:parent-style-name="Default">
      <style:table-cell-properties fo:background-color="transparent" style:rotation-align="none"/>
    </style:style>
    <style:style style:name="ce2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5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7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8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9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0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36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9" style:family="table-cell" style:parent-style-name="Default">
      <style:table-cell-properties fo:background-color="#c0c0c0" style:diagonal-bl-tr="none" style:diagonal-tl-br="none" fo:border="0.74pt solid #000000" style:rotation-align="none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141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42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4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italic" fo:text-shadow="none" style:text-underline-style="none" fo:font-weight="normal" style:font-size-asian="8pt" style:font-style-asian="italic" style:font-weight-asian="normal" style:font-name-complex="Arial CE" style:font-size-complex="8pt" style:font-style-complex="italic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46" style:family="table-cell" style:parent-style-name="Default" style:data-style-name="N11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italic" fo:text-shadow="none" style:text-underline-style="none" fo:font-weight="bold" style:font-size-asian="8pt" style:font-style-asian="italic" style:font-weight-asian="normal" style:font-name-complex="Arial CE" style:font-size-complex="8pt" style:font-style-complex="italic" style:font-weight-complex="normal"/>
    </style:style>
    <style:style style:name="ce148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italic" fo:text-shadow="none" style:text-underline-style="none" fo:font-weight="normal" style:font-size-asian="8pt" style:font-style-asian="italic" style:font-weight-asian="normal" style:font-name-complex="Arial CE" style:font-size-complex="8pt" style:font-style-complex="italic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0" style:family="table-cell" style:parent-style-name="Default" style:data-style-name="N111">
      <style:table-cell-properties style:rotation-align="none"/>
    </style:style>
    <style:style style:name="ce1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01" style:family="table-cell" style:parent-style-name="Default">
      <style:table-cell-properties style:diagonal-bl-tr="none" style:diagonal-tl-br="none" fo:background-color="transparent" fo:border="none" style:rotation-align="none"/>
      <style:text-properties fo:font-weight="bold"/>
    </style:style>
    <style:style style:name="ce1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7" style:family="table-cell" style:parent-style-name="Default" style:data-style-name="N1">
      <style:table-cell-properties style:rotation-align="none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_położenia" table:style-name="ta1">
        <office:forms form:automatic-focus="false" form:apply-design-mode="false"/>
        <table:shapes>
          <draw:frame draw:z-index="0" draw:style-name="gr1" draw:text-style-name="P1" svg:width="160mm" svg:height="90.02mm" svg:x="126.24mm" svg:y="86.58mm">
            <draw:object draw:notify-on-update-of-ranges="M_położenia.E2:M_położenia.E6 M_położenia.D2:M_położenia.D6 M_położenia.F2:M_położenia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06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5" office:value-type="string" calcext:value-type="string">
            <text:p>Punktacja z testu (j.angielski)</text:p>
          </table:table-cell>
          <table:table-cell table:style-name="ce4" table:number-columns-repeated="5"/>
          <table:table-cell table:number-columns-repeated="2"/>
          <table:table-cell table:style-name="ce4" table:number-columns-repeated="7"/>
          <table:table-cell table:style-name="ce11" office:value-type="string" calcext:value-type="string">
            <text:p>Nr</text:p>
          </table:table-cell>
          <table:table-cell table:style-name="ce15" office:value-type="string" calcext:value-type="string">
            <text:p>Czas życia po operacji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4"/>
          <table:table-cell table:style-name="ce10" office:value-type="string" calcext:value-type="string">
            <text:p>Min</text:p>
          </table:table-cell>
          <table:table-cell table:style-name="ce4" table:formula="of:=MIN([.$B$2:.$B$41])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" table:number-columns-repeated="7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float" office:value="42" calcext:value-type="float">
            <text:p>42</text:p>
          </table:table-cell>
          <table:table-cell table:style-name="ce8"/>
          <table:table-cell table:style-name="ce10" office:value-type="string" calcext:value-type="string">
            <text:p>Kwartyl1</text:p>
          </table:table-cell>
          <table:table-cell table:style-name="ce4" table:formula="of:=QUARTILE([.$B$2:.$B$41]; 1)" office:value-type="float" office:value="59.75" calcext:value-type="float">
            <text:p>59,7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średnia</text:p>
          </table:table-cell>
          <table:table-cell/>
          <table:table-cell table:style-name="ce4" table:number-columns-repeated="7"/>
          <table:table-cell table:style-name="ce13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float" office:value="44" calcext:value-type="float">
            <text:p>44</text:p>
          </table:table-cell>
          <table:table-cell table:style-name="ce9"/>
          <table:table-cell table:style-name="ce10" office:value-type="string" calcext:value-type="string">
            <text:p>Mediana(Kwartyl2)</text:p>
          </table:table-cell>
          <table:table-cell table:style-name="ce4" table:formula="of:=MEDIAN([.$B$2:.$B$41])"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/>
          <table:table-cell table:style-name="ce4" table:number-columns-repeated="7"/>
          <table:table-cell table:style-name="ce13" office:value-type="float" office:value="3" calcext:value-type="float">
            <text:p>3</text:p>
          </table:table-cell>
          <table:table-cell table:style-name="ce17" office:value-type="float" office:value="13" calcext:value-type="float">
            <text:p>13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float" office:value="49" calcext:value-type="float">
            <text:p>49</text:p>
          </table:table-cell>
          <table:table-cell table:style-name="ce8"/>
          <table:table-cell table:style-name="ce10" office:value-type="string" calcext:value-type="string">
            <text:p>Kwartyl3</text:p>
          </table:table-cell>
          <table:table-cell table:style-name="ce4" table:formula="of:=QUARTILE([.$B$2:.$B$41]; 3)" office:value-type="float" office:value="81.25" calcext:value-type="float">
            <text:p>81,2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" table:number-columns-repeated="7"/>
          <table:table-cell table:style-name="ce13" office:value-type="float" office:value="4" calcext:value-type="float">
            <text:p>4</text:p>
          </table:table-cell>
          <table:table-cell table:style-name="ce17" office:value-type="float" office:value="46" calcext:value-type="float">
            <text:p>46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float" office:value="52" calcext:value-type="float">
            <text:p>52</text:p>
          </table:table-cell>
          <table:table-cell table:style-name="ce4"/>
          <table:table-cell table:style-name="ce10" office:value-type="string" calcext:value-type="string">
            <text:p>Max</text:p>
          </table:table-cell>
          <table:table-cell table:style-name="ce4" table:formula="of:=MAX([.$B$2:.$B$41])" office:value-type="float" office:value="98" calcext:value-type="float">
            <text:p>9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" table:number-columns-repeated="7"/>
          <table:table-cell table:style-name="ce13" office:value-type="float" office:value="5" calcext:value-type="float">
            <text:p>5</text:p>
          </table:table-cell>
          <table:table-cell table:style-name="ce17" office:value-type="float" office:value="64" calcext:value-type="float">
            <text:p>64</text:p>
          </table:table-cell>
          <table:table-cell table:style-name="ce4" table:number-columns-repeated="34"/>
          <table:table-cell table:number-columns-repeated="97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float" office:value="52" calcext:value-type="float">
            <text:p>52</text:p>
          </table:table-cell>
          <table:table-cell table:style-name="ce4" table:number-columns-repeated="5"/>
          <table:table-cell table:number-columns-repeated="2"/>
          <table:table-cell table:style-name="ce4" table:number-columns-repeated="7"/>
          <table:table-cell table:style-name="ce13" office:value-type="float" office:value="6" calcext:value-type="float">
            <text:p>6</text:p>
          </table:table-cell>
          <table:table-cell table:style-name="ce17" office:value-type="float" office:value="126" calcext:value-type="float">
            <text:p>126</text:p>
          </table:table-cell>
          <table:table-cell table:style-name="ce4" table:number-columns-repeated="34"/>
          <table:table-cell table:number-columns-repeated="97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float" office:value="53" calcext:value-type="float">
            <text:p>53</text:p>
          </table:table-cell>
          <table:table-cell table:style-name="ce4" table:number-columns-repeated="5"/>
          <table:table-cell table:number-columns-repeated="2"/>
          <table:table-cell table:style-name="ce4" table:number-columns-repeated="7"/>
          <table:table-cell table:style-name="ce14" office:value-type="float" office:value="7" calcext:value-type="float">
            <text:p>7</text:p>
          </table:table-cell>
          <table:table-cell table:style-name="ce18" office:value-type="float" office:value="623" calcext:value-type="float">
            <text:p>623</text:p>
          </table:table-cell>
          <table:table-cell table:style-name="ce4" table:number-columns-repeated="34"/>
          <table:table-cell table:number-columns-repeated="97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2"/>
          <table:table-cell table:style-name="ce4" table:number-columns-repeated="43"/>
          <table:table-cell table:number-columns-repeated="97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2"/>
          <table:table-cell table:style-name="ce4" table:number-columns-repeated="7"/>
          <table:table-cell table:style-name="ce11" office:value-type="string" calcext:value-type="string">
            <text:p>Średnia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2"/>
          <table:table-cell table:style-name="ce4" table:number-columns-repeated="7"/>
          <table:table-cell table:style-name="ce11" office:value-type="string" calcext:value-type="string">
            <text:p>Mediana</text:p>
          </table:table-cell>
          <table:table-cell table:style-name="ce4" table:formula="of:=MEDIAN([.$B$2:.$B$41])" office:value-type="float" office:value="73" calcext:value-type="float">
            <text:p>73</text:p>
          </table:table-cell>
          <table:table-cell table:style-name="ce4" table:number-columns-repeated="34"/>
          <table:table-cell table:number-columns-repeated="972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float" office:value="62" calcext:value-type="float">
            <text:p>62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float" office:value="62" calcext:value-type="float">
            <text:p>62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Column 1</text:span>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6" office:value-type="float" office:value="66" calcext:value-type="float">
            <text:p>66</text:p>
          </table:table-cell>
          <table:table-cell table:style-name="ce4"/>
          <table:table-cell table:style-name="ce4" office:value-type="string" calcext:value-type="string">
            <text:p>Mean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6" office:value-type="float" office:value="67" calcext:value-type="float">
            <text:p>67</text:p>
          </table:table-cell>
          <table:table-cell table:style-name="ce4"/>
          <table:table-cell table:style-name="ce4" office:value-type="string" calcext:value-type="string">
            <text:p>Standard Error</text:p>
          </table:table-cell>
          <table:table-cell table:style-name="ce4" table:formula="of:=SQRT(VAR([.$B$2:.$B$41])/COUNT([.$B$2:.$B$41]))" office:value-type="float" office:value="2.95418000250145" calcext:value-type="float">
            <text:p>2,95418000250145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6" office:value-type="float" office:value="69" calcext:value-type="float">
            <text:p>69</text:p>
          </table:table-cell>
          <table:table-cell table:style-name="ce4"/>
          <table:table-cell table:style-name="ce4" office:value-type="string" calcext:value-type="string">
            <text:p>Mode</text:p>
          </table:table-cell>
          <table:table-cell table:style-name="ce4" table:formula="of:=MODE([.$B$2:.$B$41])" office:value-type="float" office:value="30" calcext:value-type="float">
            <text:p>30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6" office:value-type="float" office:value="69" calcext:value-type="float">
            <text:p>69</text:p>
          </table:table-cell>
          <table:table-cell table:style-name="ce4"/>
          <table:table-cell table:style-name="ce4" office:value-type="string" calcext:value-type="string">
            <text:p>Median</text:p>
          </table:table-cell>
          <table:table-cell table:style-name="ce4" table:formula="of:=MEDIAN([.$B$2:.$B$41])" office:value-type="float" office:value="73" calcext:value-type="float">
            <text:p>73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6" office:value-type="float" office:value="71" calcext:value-type="float">
            <text:p>71</text:p>
          </table:table-cell>
          <table:table-cell table:style-name="ce4"/>
          <table:table-cell table:style-name="ce4" office:value-type="string" calcext:value-type="string">
            <text:p>First Quartile </text:p>
          </table:table-cell>
          <table:table-cell table:style-name="ce4" table:formula="of:=QUARTILE([.$B$2:.$B$41]; 1)" office:value-type="float" office:value="59.75" calcext:value-type="float">
            <text:p>59,75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6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Third Quartile</text:p>
          </table:table-cell>
          <table:table-cell table:style-name="ce4" table:formula="of:=QUARTILE([.$B$2:.$B$41]; 3)" office:value-type="float" office:value="81.25" calcext:value-type="float">
            <text:p>81,25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6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Variance</text:p>
          </table:table-cell>
          <table:table-cell table:style-name="ce4" table:formula="of:=VAR([.$B$2:.$B$41])" office:value-type="float" office:value="349.087179487179" calcext:value-type="float">
            <text:p>349,087179487179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6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Standard Deviation</text:p>
          </table:table-cell>
          <table:table-cell table:style-name="ce4" table:formula="of:=STDEV([.$B$2:.$B$41])" office:value-type="float" office:value="18.683874852053" calcext:value-type="float">
            <text:p>18,683874852053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6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Kurtosis</text:p>
          </table:table-cell>
          <table:table-cell table:style-name="ce4" table:formula="of:=KURT([.$B$2:.$B$41])" office:value-type="float" office:value="-0.318189659609646" calcext:value-type="float">
            <text:p>-0,318189659609646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6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Skewness</text:p>
          </table:table-cell>
          <table:table-cell table:style-name="ce4" table:formula="of:=SKEW([.$B$2:.$B$41])" office:value-type="float" office:value="-0.691968090877627" calcext:value-type="float">
            <text:p>-0,691968090877627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6" office:value-type="float" office:value="76" calcext:value-type="float">
            <text:p>76</text:p>
          </table:table-cell>
          <table:table-cell table:style-name="ce4"/>
          <table:table-cell table:style-name="ce4" office:value-type="string" calcext:value-type="string">
            <text:p>Range</text:p>
          </table:table-cell>
          <table:table-cell table:style-name="ce4" table:formula="of:=MAX([.$B$2:.$B$41])-MIN([.$B$2:.$B$41])" office:value-type="float" office:value="68" calcext:value-type="float">
            <text:p>68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6" office:value-type="float" office:value="79" calcext:value-type="float">
            <text:p>79</text:p>
          </table:table-cell>
          <table:table-cell table:style-name="ce4"/>
          <table:table-cell table:style-name="ce4" office:value-type="string" calcext:value-type="string">
            <text:p>Minimum</text:p>
          </table:table-cell>
          <table:table-cell table:style-name="ce4" table:formula="of:=MIN([.$B$2:.$B$41])" office:value-type="float" office:value="30" calcext:value-type="float">
            <text:p>30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6" office:value-type="float" office:value="79" calcext:value-type="float">
            <text:p>79</text:p>
          </table:table-cell>
          <table:table-cell table:style-name="ce4"/>
          <table:table-cell table:style-name="ce4" office:value-type="string" calcext:value-type="string">
            <text:p>Maximum</text:p>
          </table:table-cell>
          <table:table-cell table:style-name="ce4" table:formula="of:=MAX([.$B$2:.$B$41])" office:value-type="float" office:value="98" calcext:value-type="float">
            <text:p>98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6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Sum</text:p>
          </table:table-cell>
          <table:table-cell table:style-name="ce4" table:formula="of:=SUM([.$B$2:.$B$41])" office:value-type="float" office:value="2768" calcext:value-type="float">
            <text:p>2768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6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Count</text:p>
          </table:table-cell>
          <table:table-cell table:style-name="ce4" table:formula="of:=COUNT([.$B$2:.$B$41])" office:value-type="float" office:value="40" calcext:value-type="float">
            <text:p>40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6" office:value-type="float" office:value="82" calcext:value-type="float">
            <text:p>82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6" office:value-type="float" office:value="87" calcext:value-type="float">
            <text:p>87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6" office:value-type="float" office:value="88" calcext:value-type="float">
            <text:p>88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6" office:value-type="float" office:value="88" calcext:value-type="float">
            <text:p>88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6" office:value-type="float" office:value="89" calcext:value-type="float">
            <text:p>89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6" office:value-type="float" office:value="91" calcext:value-type="float">
            <text:p>91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6" office:value-type="float" office:value="93" calcext:value-type="float">
            <text:p>93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6" office:value-type="float" office:value="96" calcext:value-type="float">
            <text:p>96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7" office:value-type="float" office:value="98" calcext:value-type="float">
            <text:p>98</text:p>
          </table:table-cell>
          <table:table-cell table:style-name="ce4" table:number-columns-repeated="50"/>
          <table:table-cell table:number-columns-repeated="972"/>
        </table:table-row>
        <table:table-row table:style-name="ro3" table:number-rows-repeated="208">
          <table:table-cell table:style-name="ce4" table:number-columns-repeated="52"/>
          <table:table-cell table:number-columns-repeated="972"/>
        </table:table-row>
        <table:table-row table:style-name="ro3" table:number-rows-repeated="10483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Rozproszenia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number-columns-repeated="1016" table:default-cell-style-name="Default"/>
        <table:table-row table:style-name="ro4">
          <table:table-cell table:style-name="ce19" office:value-type="string" calcext:value-type="string">
            <text:p>Nr</text:p>
          </table:table-cell>
          <table:table-cell table:style-name="ce22" office:value-type="string" calcext:value-type="string">
            <text:p>Punktacja z testu (j.angielski)</text:p>
          </table:table-cell>
          <table:table-cell table:style-name="ce4"/>
          <table:table-cell table:style-name="ce25" office:value-type="string" calcext:value-type="string">
            <text:p>Miary obliczane funkcją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0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4"/>
          <table:table-cell table:style-name="ce26" office:value-type="string" calcext:value-type="string">
            <text:p>Wariancja populacji</text:p>
          </table:table-cell>
          <table:table-cell table:formula="of:=COVAR([$M_Rozproszenia.$B$2:.$B$41]; [$M_Rozproszenia.$B$2:.$B$41])" office:value-type="float" office:value="340.36" calcext:value-type="float">
            <text:p>340,36</text:p>
          </table:table-cell>
          <table:table-cell table:number-columns-repeated="1019"/>
        </table:table-row>
        <table:table-row table:style-name="ro5">
          <table:table-cell table:style-name="ce20" office:value-type="float" office:value="2" calcext:value-type="float">
            <text:p>2</text:p>
          </table:table-cell>
          <table:table-cell table:style-name="ce6" office:value-type="float" office:value="42" calcext:value-type="float">
            <text:p>42</text:p>
          </table:table-cell>
          <table:table-cell table:style-name="ce4"/>
          <table:table-cell table:style-name="ce26" office:value-type="string" calcext:value-type="string">
            <text:p>Wariancja</text:p>
          </table:table-cell>
          <table:table-cell table:style-name="ce4" table:formula="of:=VAR([.$B$2:.$B$41])" office:value-type="float" office:value="349.087179487179" calcext:value-type="float">
            <text:p>349,087179487179</text:p>
          </table:table-cell>
          <table:table-cell table:number-columns-repeated="1019"/>
        </table:table-row>
        <table:table-row table:style-name="ro5">
          <table:table-cell table:style-name="ce20" office:value-type="float" office:value="3" calcext:value-type="float">
            <text:p>3</text:p>
          </table:table-cell>
          <table:table-cell table:style-name="ce6" office:value-type="float" office:value="44" calcext:value-type="float">
            <text:p>44</text:p>
          </table:table-cell>
          <table:table-cell table:style-name="ce4"/>
          <table:table-cell table:style-name="ce26" office:value-type="string" calcext:value-type="string">
            <text:p>Odchylenie standardowe populacji</text:p>
          </table:table-cell>
          <table:table-cell table:style-name="ce4" table:formula="of:=STDEVP([.$B$2:.$B$41])" office:value-type="float" office:value="18.4488482025302" calcext:value-type="float">
            <text:p>18,4488482025302</text:p>
          </table:table-cell>
          <table:table-cell table:number-columns-repeated="1019"/>
        </table:table-row>
        <table:table-row table:style-name="ro5">
          <table:table-cell table:style-name="ce20" office:value-type="float" office:value="4" calcext:value-type="float">
            <text:p>4</text:p>
          </table:table-cell>
          <table:table-cell table:style-name="ce6" office:value-type="float" office:value="49" calcext:value-type="float">
            <text:p>49</text:p>
          </table:table-cell>
          <table:table-cell table:style-name="ce4"/>
          <table:table-cell table:style-name="ce26" office:value-type="string" calcext:value-type="string">
            <text:p>Odchylenie standardowe</text:p>
          </table:table-cell>
          <table:table-cell table:style-name="ce4" table:formula="of:=STDEV([.$B$2:.$B$41])" office:value-type="float" office:value="18.683874852053" calcext:value-type="float">
            <text:p>18,683874852053</text:p>
          </table:table-cell>
          <table:table-cell table:number-columns-repeated="1019"/>
        </table:table-row>
        <table:table-row table:style-name="ro5">
          <table:table-cell table:style-name="ce20" office:value-type="float" office:value="5" calcext:value-type="float">
            <text:p>5</text:p>
          </table:table-cell>
          <table:table-cell table:style-name="ce6" office:value-type="float" office:value="52" calcext:value-type="float">
            <text:p>52</text:p>
          </table:table-cell>
          <table:table-cell table:style-name="ce4" table:number-columns-repeated="2"/>
          <table:table-cell table:style-name="ce28"/>
          <table:table-cell table:number-columns-repeated="1019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6" office:value-type="float" office:value="52" calcext:value-type="float">
            <text:p>52</text:p>
          </table:table-cell>
          <table:table-cell table:style-name="ce4"/>
          <table:table-cell table:style-name="ce27" office:value-type="string" calcext:value-type="string">
            <text:p>Miary pomocnicze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style-name="ce6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Minimum</text:p>
          </table:table-cell>
          <table:table-cell table:style-name="ce4" table:formula="of:=MIN([.$B$2:.$B$41])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table:style-name="ce20" office:value-type="float" office:value="8" calcext:value-type="float">
            <text:p>8</text:p>
          </table:table-cell>
          <table:table-cell table:style-name="ce23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Maksimum</text:p>
          </table:table-cell>
          <table:table-cell table:style-name="ce4" table:formula="of:=MAX([.$B$2:.$B$41])" office:value-type="float" office:value="98" calcext:value-type="float">
            <text:p>98</text:p>
          </table:table-cell>
          <table:table-cell table:number-columns-repeated="1019"/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style-name="ce23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Średnia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 table:number-columns-repeated="1019"/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Odchylenie standardowe populacji</text:p>
          </table:table-cell>
          <table:table-cell table:style-name="ce4" table:formula="of:=STDEV([.$B$2:.$B$41])" office:value-type="float" office:value="18.683874852053" calcext:value-type="float">
            <text:p>18,683874852053</text:p>
          </table:table-cell>
          <table:table-cell table:number-columns-repeated="1019"/>
        </table:table-row>
        <table:table-row table:style-name="ro3">
          <table:table-cell table:style-name="ce20" office:value-type="float" office:value="11" calcext:value-type="float">
            <text:p>11</text:p>
          </table:table-cell>
          <table:table-cell table:style-name="ce23" office:value-type="float" office:value="62" calcext:value-type="float">
            <text:p>62</text:p>
          </table:table-cell>
          <table:table-cell table:style-name="ce4"/>
          <table:table-cell table:style-name="ce27" office:value-type="string" calcext:value-type="string">
            <text:p>Miary obliczane formułą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table:style-name="ce23" office:value-type="float" office:value="62" calcext:value-type="float">
            <text:p>62</text:p>
          </table:table-cell>
          <table:table-cell table:style-name="ce4"/>
          <table:table-cell table:style-name="ce4" office:value-type="string" calcext:value-type="string">
            <text:p>Rozstęp: Max-Min</text:p>
          </table:table-cell>
          <table:table-cell table:style-name="ce4" table:formula="of:=MAX([.$B$2:.$B$41])-MIN([.$B$2:.$B$41])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table:style-name="ce23" office:value-type="float" office:value="65" calcext:value-type="float">
            <text:p>65</text:p>
          </table:table-cell>
          <table:table-cell table:style-name="ce4"/>
          <table:table-cell table:style-name="ce4" office:value-type="string" calcext:value-type="string">
            <text:p>Współczynnik zmienności: S/średnia</text:p>
          </table:table-cell>
          <table:table-cell table:style-name="ce4" table:formula="of:=SUM([.B2:.B41])/[.E1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table:style-name="ce20" office:value-type="float" office:value="14" calcext:value-type="float">
            <text:p>14</text:p>
          </table:table-cell>
          <table:table-cell table:style-name="ce23"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16" calcext:value-type="float">
            <text:p>16</text:p>
          </table:table-cell>
          <table:table-cell table:style-name="ce23"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18" calcext:value-type="float">
            <text:p>18</text:p>
          </table:table-cell>
          <table:table-cell table:style-name="ce23"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19" calcext:value-type="float">
            <text:p>19</text:p>
          </table:table-cell>
          <table:table-cell table:style-name="ce23"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1" calcext:value-type="float">
            <text:p>21</text:p>
          </table:table-cell>
          <table:table-cell table:style-name="ce23"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2" calcext:value-type="float">
            <text:p>22</text:p>
          </table:table-cell>
          <table:table-cell table:style-name="ce23"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3" calcext:value-type="float">
            <text:p>23</text:p>
          </table:table-cell>
          <table:table-cell table:style-name="ce23"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4" calcext:value-type="float">
            <text:p>24</text:p>
          </table:table-cell>
          <table:table-cell table:style-name="ce23"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5" calcext:value-type="float">
            <text:p>25</text:p>
          </table:table-cell>
          <table:table-cell table:style-name="ce23"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6" calcext:value-type="float">
            <text:p>26</text:p>
          </table:table-cell>
          <table:table-cell table:style-name="ce23"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7" calcext:value-type="float">
            <text:p>27</text:p>
          </table:table-cell>
          <table:table-cell table:style-name="ce23" office:value-type="float" office:value="80" calcext:value-type="float">
            <text:p>80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Column 1</text:span></text:p>
          </table:table-cell>
          <table:table-cell table:number-columns-repeated="1019"/>
        </table:table-row>
        <table:table-row table:style-name="ro3">
          <table:table-cell table:style-name="ce20" office:value-type="float" office:value="28" calcext:value-type="float">
            <text:p>28</text:p>
          </table:table-cell>
          <table:table-cell table:style-name="ce23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Mean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 table:number-columns-repeated="1019"/>
        </table:table-row>
        <table:table-row table:style-name="ro3">
          <table:table-cell table:style-name="ce20" office:value-type="float" office:value="29" calcext:value-type="float">
            <text:p>29</text:p>
          </table:table-cell>
          <table:table-cell table:style-name="ce23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Standard Error</text:p>
          </table:table-cell>
          <table:table-cell table:style-name="ce4" table:formula="of:=SQRT(VAR([.$B$2:.$B$41])/COUNT([.$B$2:.$B$41]))" office:value-type="float" office:value="2.95418000250145" calcext:value-type="float">
            <text:p>2,95418000250145</text:p>
          </table:table-cell>
          <table:table-cell table:number-columns-repeated="1019"/>
        </table:table-row>
        <table:table-row table:style-name="ro3">
          <table:table-cell table:style-name="ce20" office:value-type="float" office:value="30" calcext:value-type="float">
            <text:p>30</text:p>
          </table:table-cell>
          <table:table-cell table:style-name="ce23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Mode</text:p>
          </table:table-cell>
          <table:table-cell table:style-name="ce4" table:formula="of:=MODE([.$B$2:.$B$41])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table:style-name="ce20" office:value-type="float" office:value="31" calcext:value-type="float">
            <text:p>31</text:p>
          </table:table-cell>
          <table:table-cell table:style-name="ce23" office:value-type="float" office:value="82" calcext:value-type="float">
            <text:p>82</text:p>
          </table:table-cell>
          <table:table-cell table:style-name="ce4"/>
          <table:table-cell table:style-name="ce4" office:value-type="string" calcext:value-type="string">
            <text:p>Median</text:p>
          </table:table-cell>
          <table:table-cell table:style-name="ce4" table:formula="of:=MEDIAN([.$B$2:.$B$41])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table:style-name="ce20" office:value-type="float" office:value="32" calcext:value-type="float">
            <text:p>32</text:p>
          </table:table-cell>
          <table:table-cell table:style-name="ce23" office:value-type="float" office:value="83" calcext:value-type="float">
            <text:p>83</text:p>
          </table:table-cell>
          <table:table-cell table:style-name="ce4"/>
          <table:table-cell table:style-name="ce4" office:value-type="string" calcext:value-type="string">
            <text:p>First Quartile </text:p>
          </table:table-cell>
          <table:table-cell table:style-name="ce4" table:formula="of:=QUARTILE([.$B$2:.$B$41]; 1)" office:value-type="float" office:value="59.75" calcext:value-type="float">
            <text:p>59,75</text:p>
          </table:table-cell>
          <table:table-cell table:number-columns-repeated="2"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table:number-columns-repeated="1015"/>
        </table:table-row>
        <table:table-row table:style-name="ro3">
          <table:table-cell table:style-name="ce20" office:value-type="float" office:value="33" calcext:value-type="float">
            <text:p>33</text:p>
          </table:table-cell>
          <table:table-cell table:style-name="ce23" office:value-type="float" office:value="87" calcext:value-type="float">
            <text:p>87</text:p>
          </table:table-cell>
          <table:table-cell table:style-name="ce4"/>
          <table:table-cell table:style-name="ce4" office:value-type="string" calcext:value-type="string">
            <text:p>Third Quartile</text:p>
          </table:table-cell>
          <table:table-cell table:style-name="ce4" table:formula="of:=QUARTILE([.$B$2:.$B$41]; 3)" office:value-type="float" office:value="81.25" calcext:value-type="float">
            <text:p>81,25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table:formula="of:=COVAR([$M_Rozproszenia.$B$2:.$B$41]; [$M_Rozproszenia.$B$2:.$B$41])" office:value-type="float" office:value="340.36" calcext:value-type="float">
            <text:p>340,36</text:p>
          </table:table-cell>
          <table:table-cell table:number-columns-repeated="1015"/>
        </table:table-row>
        <table:table-row table:style-name="ro3">
          <table:table-cell table:style-name="ce20" office:value-type="float" office:value="34" calcext:value-type="float">
            <text:p>34</text:p>
          </table:table-cell>
          <table:table-cell table:style-name="ce23" office:value-type="float" office:value="88" calcext:value-type="float">
            <text:p>88</text:p>
          </table:table-cell>
          <table:table-cell table:style-name="ce4"/>
          <table:table-cell table:style-name="ce4" office:value-type="string" calcext:value-type="string">
            <text:p>Variance</text:p>
          </table:table-cell>
          <table:table-cell table:style-name="ce4" table:formula="of:=VAR([.$B$2:.$B$41])" office:value-type="float" office:value="349.087179487179" calcext:value-type="float">
            <text:p>349,087179487179</text:p>
          </table:table-cell>
          <table:table-cell table:number-columns-repeated="1019"/>
        </table:table-row>
        <table:table-row table:style-name="ro3">
          <table:table-cell table:style-name="ce20" office:value-type="float" office:value="35" calcext:value-type="float">
            <text:p>35</text:p>
          </table:table-cell>
          <table:table-cell table:style-name="ce23" office:value-type="float" office:value="88" calcext:value-type="float">
            <text:p>88</text:p>
          </table:table-cell>
          <table:table-cell table:style-name="ce4"/>
          <table:table-cell table:style-name="ce4" office:value-type="string" calcext:value-type="string">
            <text:p>Standard Deviation</text:p>
          </table:table-cell>
          <table:table-cell table:style-name="ce4" table:formula="of:=STDEV([.$B$2:.$B$41])" office:value-type="float" office:value="18.683874852053" calcext:value-type="float">
            <text:p>18,683874852053</text:p>
          </table:table-cell>
          <table:table-cell table:number-columns-repeated="1019"/>
        </table:table-row>
        <table:table-row table:style-name="ro3">
          <table:table-cell table:style-name="ce20" office:value-type="float" office:value="36" calcext:value-type="float">
            <text:p>36</text:p>
          </table:table-cell>
          <table:table-cell table:style-name="ce23" office:value-type="float" office:value="89" calcext:value-type="float">
            <text:p>89</text:p>
          </table:table-cell>
          <table:table-cell table:style-name="ce4"/>
          <table:table-cell table:style-name="ce4" office:value-type="string" calcext:value-type="string">
            <text:p>Kurtosis</text:p>
          </table:table-cell>
          <table:table-cell table:style-name="ce4" table:formula="of:=KURT([.$B$2:.$B$41])" office:value-type="float" office:value="-0.318189659609646" calcext:value-type="float">
            <text:p>-0,318189659609646</text:p>
          </table:table-cell>
          <table:table-cell table:number-columns-repeated="1019"/>
        </table:table-row>
        <table:table-row table:style-name="ro3">
          <table:table-cell table:style-name="ce20" office:value-type="float" office:value="37" calcext:value-type="float">
            <text:p>37</text:p>
          </table:table-cell>
          <table:table-cell table:style-name="ce23" office:value-type="float" office:value="91" calcext:value-type="float">
            <text:p>91</text:p>
          </table:table-cell>
          <table:table-cell table:style-name="ce4"/>
          <table:table-cell table:style-name="ce4" office:value-type="string" calcext:value-type="string">
            <text:p>Skewness</text:p>
          </table:table-cell>
          <table:table-cell table:style-name="ce4" table:formula="of:=SKEW([.$B$2:.$B$41])" office:value-type="float" office:value="-0.691968090877627" calcext:value-type="float">
            <text:p>-0,691968090877627</text:p>
          </table:table-cell>
          <table:table-cell table:number-columns-repeated="1019"/>
        </table:table-row>
        <table:table-row table:style-name="ro3">
          <table:table-cell table:style-name="ce20" office:value-type="float" office:value="38" calcext:value-type="float">
            <text:p>38</text:p>
          </table:table-cell>
          <table:table-cell table:style-name="ce23" office:value-type="float" office:value="93" calcext:value-type="float">
            <text:p>93</text:p>
          </table:table-cell>
          <table:table-cell table:style-name="ce4"/>
          <table:table-cell table:style-name="ce4" office:value-type="string" calcext:value-type="string">
            <text:p>Range</text:p>
          </table:table-cell>
          <table:table-cell table:style-name="ce4" table:formula="of:=MAX([.$B$2:.$B$41])-MIN([.$B$2:.$B$41])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table:style-name="ce20" office:value-type="float" office:value="39" calcext:value-type="float">
            <text:p>39</text:p>
          </table:table-cell>
          <table:table-cell table:style-name="ce23" office:value-type="float" office:value="96" calcext:value-type="float">
            <text:p>96</text:p>
          </table:table-cell>
          <table:table-cell table:style-name="ce4"/>
          <table:table-cell table:style-name="ce4" office:value-type="string" calcext:value-type="string">
            <text:p>Minimum</text:p>
          </table:table-cell>
          <table:table-cell table:style-name="ce4" table:formula="of:=MIN([.$B$2:.$B$41])" office:value-type="float" office:value="30" calcext:value-type="float">
            <text:p>30</text:p>
          </table:table-cell>
          <table:table-cell table:number-columns-repeated="1019"/>
        </table:table-row>
        <table:table-row table:style-name="ro6">
          <table:table-cell table:style-name="ce21" office:value-type="float" office:value="40" calcext:value-type="float">
            <text:p>40</text:p>
          </table:table-cell>
          <table:table-cell table:style-name="ce24" office:value-type="float" office:value="98" calcext:value-type="float">
            <text:p>98</text:p>
          </table:table-cell>
          <table:table-cell table:style-name="ce4"/>
          <table:table-cell table:style-name="ce4" office:value-type="string" calcext:value-type="string">
            <text:p>Maximum</text:p>
          </table:table-cell>
          <table:table-cell table:style-name="ce4" table:formula="of:=MAX([.$B$2:.$B$41])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formula="of:=SUM([.$B$2:.$B$41])" office:value-type="float" office:value="2768" calcext:value-type="float">
            <text:p>276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formula="of:=COUNT([.$B$2:.$B$41])" office:value-type="float" office:value="40" calcext:value-type="float">
            <text:p>40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sp_zmienności1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4" table:default-cell-style-name="Default"/>
        <table:table-row table:style-name="ro3">
          <table:table-cell table:style-name="ce29" office:value-type="string" calcext:value-type="string">
            <text:p>Nr</text:p>
          </table:table-cell>
          <table:table-cell table:style-name="ce10" office:value-type="string" calcext:value-type="string">
            <text:p>Nowak Jan</text:p>
          </table:table-cell>
          <table:table-cell table:style-name="ce29" office:value-type="string" calcext:value-type="string">
            <text:p>Morycki Adam</text:p>
          </table:table-cell>
          <table:table-cell table:style-name="ce37"/>
          <table:table-cell table:style-name="ce40"/>
          <table:table-cell table:style-name="ce1" office:value-type="string" calcext:value-type="string">
            <text:p>Nowak Jan</text:p>
          </table:table-cell>
          <table:table-cell table:style-name="ce10" office:value-type="string" calcext:value-type="string">
            <text:p>Morycki Adam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1" office:value-type="float" office:value="10552.222445549" calcext:value-type="float">
            <text:p><text:s/>10 552,2 zł </text:p>
          </table:table-cell>
          <table:table-cell table:style-name="ce35" office:value-type="float" office:value="10001.0631993064" calcext:value-type="float">
            <text:p><text:s/>10 001,06 zł </text:p>
          </table:table-cell>
          <table:table-cell table:style-name="ce38"/>
          <table:table-cell table:style-name="ce41" office:value-type="string" calcext:value-type="string">
            <text:p>Średnia</text:p>
          </table:table-cell>
          <table:table-cell table:style-name="ce198" table:formula="of:=AVERAGE([.$B$2:.$B$53])" office:value-type="float" office:value="9406.11395196846" calcext:value-type="float">
            <text:p>9406,11</text:p>
          </table:table-cell>
          <table:table-cell table:style-name="ce28" table:formula="of:=AVERAGE([.$C$2:.$C$53])" office:value-type="float" office:value="10008.5364094821" calcext:value-type="float">
            <text:p>10008,54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1" office:value-type="float" office:value="12713.8412406202" calcext:value-type="float">
            <text:p><text:s/>12 713,8 zł </text:p>
          </table:table-cell>
          <table:table-cell table:style-name="ce35" office:value-type="float" office:value="9900" calcext:value-type="float">
            <text:p><text:s/>9 900,00 zł </text:p>
          </table:table-cell>
          <table:table-cell table:style-name="ce38"/>
          <table:table-cell table:style-name="ce41" office:value-type="string" calcext:value-type="string">
            <text:p>Odchylenie</text:p>
          </table:table-cell>
          <table:table-cell table:style-name="ce199" table:formula="of:=STDEVP([.B2:.B53])" office:value-type="float" office:value="10119.1790238087" calcext:value-type="float">
            <text:p>10119,18</text:p>
          </table:table-cell>
          <table:table-cell table:style-name="ce199" table:formula="of:=STDEVP([.C2:.C53])" office:value-type="float" office:value="201.460641303451" calcext:value-type="float">
            <text:p>201,46</text:p>
          </table:table-cell>
          <table:table-cell table:style-name="ce45" table:number-columns-repeated="2"/>
          <table:table-cell table:style-name="ce8"/>
          <table:table-cell table:number-columns-repeated="1014"/>
        </table:table-row>
        <table:table-row table:style-name="ro7">
          <table:table-cell table:style-name="ce30" office:value-type="float" office:value="3" calcext:value-type="float">
            <text:p>3</text:p>
          </table:table-cell>
          <table:table-cell table:style-name="ce32" office:value-type="float" office:value="1125.35533640767" calcext:value-type="float">
            <text:p><text:s/>1 125,36 zł </text:p>
          </table:table-cell>
          <table:table-cell table:style-name="ce35" office:value-type="float" office:value="9908.71674526716" calcext:value-type="float">
            <text:p><text:s/>9 908,72 zł </text:p>
          </table:table-cell>
          <table:table-cell table:style-name="ce38"/>
          <table:table-cell table:style-name="ce5" office:value-type="string" calcext:value-type="string">
            <text:p>Wsp. zmienności</text:p>
          </table:table-cell>
          <table:table-cell table:style-name="ce199" table:formula="of:=[.F3]/[.F2]" office:value-type="float" office:value="1.07580867885308" calcext:value-type="float">
            <text:p>1,08</text:p>
          </table:table-cell>
          <table:table-cell table:style-name="ce199" table:formula="of:=[.G3]/[.G2]" office:value-type="float" office:value="0.0201288812930317" calcext:value-type="float">
            <text:p>0,02</text:p>
          </table:table-cell>
          <table:table-cell table:style-name="ce42" table:number-columns-repeated="2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32" office:value-type="float" office:value="-1214.56989494618" calcext:value-type="float">
            <text:p>-1 214,57 zł </text:p>
          </table:table-cell>
          <table:table-cell table:style-name="ce35" office:value-type="float" office:value="10137.8659817419" calcext:value-type="float">
            <text:p><text:s/>10 137,87 zł </text:p>
          </table:table-cell>
          <table:table-cell table:style-name="ce38"/>
          <table:table-cell table:style-name="ce42"/>
          <table:table-cell table:style-name="ce45" table:number-columns-repeated="2"/>
          <table:table-cell table:style-name="ce42" table:number-columns-repeated="2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32" office:value-type="float" office:value="552.73747217143" calcext:value-type="float">
            <text:p><text:s/>552,74 zł </text:p>
          </table:table-cell>
          <table:table-cell table:style-name="ce35" office:value-type="float" office:value="9822.34794515534" calcext:value-type="float">
            <text:p><text:s/>9 822,35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32" office:value-type="float" office:value="-373.560144216754" calcext:value-type="float">
            <text:p>-373,56 zł </text:p>
          </table:table-cell>
          <table:table-cell table:style-name="ce35" office:value-type="float" office:value="9994.54507815244" calcext:value-type="float">
            <text:p><text:s/>9 994,55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32" office:value-type="float" office:value="3519.03170463629" calcext:value-type="float">
            <text:p><text:s/>3 519,03 zł </text:p>
          </table:table-cell>
          <table:table-cell table:style-name="ce35" office:value-type="float" office:value="10365.2512532426" calcext:value-type="float">
            <text:p><text:s/>10 365,25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32" office:value-type="float" office:value="4005.99790533306" calcext:value-type="float">
            <text:p><text:s/>4 006,00 zł </text:p>
          </table:table-cell>
          <table:table-cell table:style-name="ce35" office:value-type="float" office:value="9919.52245181892" calcext:value-type="float">
            <text:p><text:s/>9 919,52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32" office:value-type="float" office:value="4964.55984626664" calcext:value-type="float">
            <text:p><text:s/>4 964,56 zł </text:p>
          </table:table-cell>
          <table:table-cell table:style-name="ce35" office:value-type="float" office:value="9957.46202330338" calcext:value-type="float">
            <text:p><text:s/>9 957,46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-560.097507550381" calcext:value-type="float">
            <text:p>-560,10 zł </text:p>
          </table:table-cell>
          <table:table-cell table:style-name="ce35" office:value-type="float" office:value="9827.08777679363" calcext:value-type="float">
            <text:p><text:s/>9 827,09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32" office:value-type="float" office:value="17833.4551290027" calcext:value-type="float">
            <text:p><text:s/>17 833,46 zł </text:p>
          </table:table-cell>
          <table:table-cell table:style-name="ce35" office:value-type="float" office:value="10025.6436578638" calcext:value-type="float">
            <text:p><text:s/>10 025,64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32" office:value-type="float" office:value="-9507.38806044683" calcext:value-type="float">
            <text:p>-9 507,39 zł </text:p>
          </table:table-cell>
          <table:table-cell table:style-name="ce35" office:value-type="float" office:value="10241.2143658148" calcext:value-type="float">
            <text:p><text:s/>10 241,21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32" office:value-type="float" office:value="9831.31147018867" calcext:value-type="float">
            <text:p><text:s/>9 831,31 zł </text:p>
          </table:table-cell>
          <table:table-cell table:style-name="ce35" office:value-type="float" office:value="10116.2377429864" calcext:value-type="float">
            <text:p><text:s/>10 116,24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32" office:value-type="float" office:value="-10228.1626116019" calcext:value-type="float">
            <text:p>-10 228,16 zł </text:p>
          </table:table-cell>
          <table:table-cell table:style-name="ce35" office:value-type="float" office:value="9602.95826895162" calcext:value-type="float">
            <text:p><text:s/>9 602,96 zł </text:p>
          </table:table-cell>
          <table:table-cell table:style-name="ce38"/>
          <table:table-cell table:style-name="ce42" table:number-columns-repeated="2"/>
          <table:table-cell table:style-name="ce201" office:value-type="string" calcext:value-type="string">
            <text:p>Nowak</text:p>
          </table:table-cell>
          <table:table-cell table:style-name="ce42" table:number-columns-repeated="2"/>
          <table:table-cell table:style-name="ce8" office:value-type="string" calcext:value-type="string">
            <text:p>morycki</text:p>
          </table:table-cell>
          <table:table-cell table:number-columns-repeated="1014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32" office:value-type="float" office:value="12456.7611944804" calcext:value-type="float">
            <text:p><text:s/>12 456,76 zł </text:p>
          </table:table-cell>
          <table:table-cell table:style-name="ce35" office:value-type="float" office:value="9858.14838510123" calcext:value-type="float">
            <text:p><text:s/>9 858,15 zł </text:p>
          </table:table-cell>
          <table:table-cell table:style-name="ce38"/>
          <table:table-cell table:style-name="ce42"/>
          <table:table-cell table:style-name="ce42" office:value-type="string" calcext:value-type="string">
            <text:p>Mean</text:p>
          </table:table-cell>
          <table:table-cell table:style-name="ce198" table:formula="of:=AVERAGE([.$B$2:.$B$53])" office:value-type="float" office:value="9406.11395196846" calcext:value-type="float">
            <text:p>9406,11</text:p>
          </table:table-cell>
          <table:table-cell table:style-name="ce198"/>
          <table:table-cell table:style-name="ce198" office:value-type="string" calcext:value-type="string">
            <text:p>Mean</text:p>
          </table:table-cell>
          <table:table-cell table:style-name="ce28" table:formula="of:=AVERAGE([.$C$2:.$C$53])" office:value-type="float" office:value="10008.5364094821" calcext:value-type="float">
            <text:p>10008,54</text:p>
          </table:table-cell>
          <table:table-cell table:number-columns-repeated="1014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32" office:value-type="float" office:value="-9456.36540767737" calcext:value-type="float">
            <text:p>-9 456,37 zł </text:p>
          </table:table-cell>
          <table:table-cell table:style-name="ce35" office:value-type="float" office:value="9728.19477989106" calcext:value-type="float">
            <text:p><text:s/>9 728,19 zł </text:p>
          </table:table-cell>
          <table:table-cell table:style-name="ce38"/>
          <table:table-cell table:style-name="ce42"/>
          <table:table-cell table:style-name="ce42" office:value-type="string" calcext:value-type="string">
            <text:p>Standard Error</text:p>
          </table:table-cell>
          <table:table-cell table:style-name="ce198" table:formula="of:=SQRT(VAR([.$B$2:.$B$53])/COUNT([.$B$2:.$B$53]))" office:value-type="float" office:value="1416.96848537533" calcext:value-type="float">
            <text:p>1416,97</text:p>
          </table:table-cell>
          <table:table-cell table:style-name="ce198"/>
          <table:table-cell table:style-name="ce198" office:value-type="string" calcext:value-type="string">
            <text:p>Standard Error</text:p>
          </table:table-cell>
          <table:table-cell table:style-name="ce28" table:formula="of:=SQRT(VAR([.$C$2:.$C$53])/COUNT([.$C$2:.$C$53]))" office:value-type="float" office:value="28.2101323732733" calcext:value-type="float">
            <text:p>28,21</text:p>
          </table:table-cell>
          <table:table-cell table:number-columns-repeated="1014"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32" office:value-type="float" office:value="21029.9879452214" calcext:value-type="float">
            <text:p><text:s/>21 029,99 zł </text:p>
          </table:table-cell>
          <table:table-cell table:style-name="ce35" office:value-type="float" office:value="10286.9837771868" calcext:value-type="float">
            <text:p><text:s/>10 286,98 zł </text:p>
          </table:table-cell>
          <table:table-cell table:style-name="ce38"/>
          <table:table-cell table:style-name="ce8"/>
          <table:table-cell table:style-name="ce42" office:value-type="string" calcext:value-type="string">
            <text:p>Mode</text:p>
          </table:table-cell>
          <table:table-cell table:style-name="ce198" table:formula="of:=MODE([.$B$2:.$B$53])" office:value-type="string" office:string-value="" calcext:value-type="error">
            <text:p>#VALUE!</text:p>
          </table:table-cell>
          <table:table-cell table:style-name="ce28"/>
          <table:table-cell table:style-name="ce28" office:value-type="string" calcext:value-type="string">
            <text:p>Mode</text:p>
          </table:table-cell>
          <table:table-cell table:style-name="ce28" table:formula="of:=MODE([.$C$2:.$C$53]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32" office:value-type="float" office:value="15159.1314331745" calcext:value-type="float">
            <text:p><text:s/>15 159,13 zł </text:p>
          </table:table-cell>
          <table:table-cell table:style-name="ce35" office:value-type="float" office:value="9812.76869220892" calcext:value-type="float">
            <text:p><text:s/>9 812,77 zł </text:p>
          </table:table-cell>
          <table:table-cell table:style-name="ce38"/>
          <table:table-cell table:style-name="ce4"/>
          <table:table-cell table:style-name="ce42" office:value-type="string" calcext:value-type="string">
            <text:p>Median</text:p>
          </table:table-cell>
          <table:table-cell table:style-name="ce198" table:formula="of:=MEDIAN([.$B$2:.$B$53])" office:value-type="float" office:value="9486.80624584086" calcext:value-type="float">
            <text:p>9486,81</text:p>
          </table:table-cell>
          <table:table-cell table:style-name="ce199"/>
          <table:table-cell table:style-name="ce199" office:value-type="string" calcext:value-type="string">
            <text:p>Median</text:p>
          </table:table-cell>
          <table:table-cell table:style-name="ce199" table:formula="of:=MEDIAN([.$C$2:.$C$53])" office:value-type="float" office:value="9965.1311100024" calcext:value-type="float">
            <text:p>9965,13</text:p>
          </table:table-cell>
          <table:table-cell table:number-columns-repeated="1014"/>
        </table:table-row>
        <table:table-row table:style-name="ro3">
          <table:table-cell table:style-name="ce11" office:value-type="float" office:value="19" calcext:value-type="float">
            <text:p>19</text:p>
          </table:table-cell>
          <table:table-cell table:style-name="ce32" office:value-type="float" office:value="9359.64751784923" calcext:value-type="float">
            <text:p><text:s/>9 359,65 zł </text:p>
          </table:table-cell>
          <table:table-cell table:style-name="ce35" office:value-type="float" office:value="10281.4813342411" calcext:value-type="float">
            <text:p><text:s/>10 281,48 zł </text:p>
          </table:table-cell>
          <table:table-cell table:style-name="ce38"/>
          <table:table-cell table:style-name="ce4"/>
          <table:table-cell table:style-name="ce8" office:value-type="string" calcext:value-type="string">
            <text:p>First Quartile </text:p>
          </table:table-cell>
          <table:table-cell table:style-name="ce28" table:formula="of:=QUARTILE([.$B$2:.$B$53]; 1)" office:value-type="float" office:value="2422.72394894826" calcext:value-type="float">
            <text:p>2422,72</text:p>
          </table:table-cell>
          <table:table-cell table:style-name="ce199"/>
          <table:table-cell table:style-name="ce199" office:value-type="string" calcext:value-type="string">
            <text:p>First Quartile </text:p>
          </table:table-cell>
          <table:table-cell table:style-name="ce199" table:formula="of:=QUARTILE([.$C$2:.$C$53]; 1)" office:value-type="float" office:value="9844.4718016799" calcext:value-type="float">
            <text:p>9844,47</text:p>
          </table:table-cell>
          <table:table-cell table:number-columns-repeated="1014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32" office:value-type="float" office:value="20621.7612483306" calcext:value-type="float">
            <text:p><text:s/>20 621,76 zł </text:p>
          </table:table-cell>
          <table:table-cell table:style-name="ce35" office:value-type="float" office:value="9920.48378771869" calcext:value-type="float">
            <text:p><text:s/>9 920,48 zł </text:p>
          </table:table-cell>
          <table:table-cell table:style-name="ce38"/>
          <table:table-cell table:style-name="ce4"/>
          <table:table-cell table:style-name="ce4" office:value-type="string" calcext:value-type="string">
            <text:p>Third Quartile</text:p>
          </table:table-cell>
          <table:table-cell table:style-name="ce199" table:formula="of:=QUARTILE([.$B$2:.$B$53]; 3)" office:value-type="float" office:value="16261.5669094157" calcext:value-type="float">
            <text:p>16261,57</text:p>
          </table:table-cell>
          <table:table-cell table:style-name="ce199"/>
          <table:table-cell table:style-name="ce199" office:value-type="string" calcext:value-type="string">
            <text:p>Third Quartile</text:p>
          </table:table-cell>
          <table:table-cell table:style-name="ce199" table:formula="of:=QUARTILE([.$C$2:.$C$53]; 3)" office:value-type="float" office:value="10167.8289436313" calcext:value-type="float">
            <text:p>10167,83</text:p>
          </table:table-cell>
          <table:table-cell table:number-columns-repeated="1014"/>
        </table:table-row>
        <table:table-row table:style-name="ro3">
          <table:table-cell table:style-name="ce11" office:value-type="float" office:value="21" calcext:value-type="float">
            <text:p>21</text:p>
          </table:table-cell>
          <table:table-cell table:style-name="ce32" office:value-type="float" office:value="9154.82931100996" calcext:value-type="float">
            <text:p><text:s/>9 154,83 zł </text:p>
          </table:table-cell>
          <table:table-cell table:style-name="ce35" office:value-type="float" office:value="9772.40668158629" calcext:value-type="float">
            <text:p><text:s/>9 772,41 zł </text:p>
          </table:table-cell>
          <table:table-cell table:style-name="ce38"/>
          <table:table-cell table:style-name="ce4"/>
          <table:table-cell table:style-name="ce4" office:value-type="string" calcext:value-type="string">
            <text:p>Variance</text:p>
          </table:table-cell>
          <table:table-cell table:style-name="ce199" table:formula="of:=VAR([.$B$2:.$B$53])" office:value-type="float" office:value="104405583.804437" calcext:value-type="float">
            <text:p>104405583,80</text:p>
          </table:table-cell>
          <table:table-cell table:style-name="ce199"/>
          <table:table-cell table:style-name="ce199" office:value-type="string" calcext:value-type="string">
            <text:p>Variance</text:p>
          </table:table-cell>
          <table:table-cell table:style-name="ce199" table:formula="of:=VAR([.$C$2:.$C$53])" office:value-type="float" office:value="41382.2015629154" calcext:value-type="float">
            <text:p>41382,20</text:p>
          </table:table-cell>
          <table:table-cell table:number-columns-repeated="1014"/>
        </table:table-row>
        <table:table-row table:style-name="ro3">
          <table:table-cell table:style-name="ce11" office:value-type="float" office:value="22" calcext:value-type="float">
            <text:p>22</text:p>
          </table:table-cell>
          <table:table-cell table:style-name="ce32" office:value-type="float" office:value="963.124218978919" calcext:value-type="float">
            <text:p><text:s/>963,12 zł </text:p>
          </table:table-cell>
          <table:table-cell table:style-name="ce35" office:value-type="float" office:value="10392.956280848" calcext:value-type="float">
            <text:p><text:s/>10 392,96 zł </text:p>
          </table:table-cell>
          <table:table-cell table:style-name="ce38"/>
          <table:table-cell table:style-name="ce4"/>
          <table:table-cell table:style-name="ce4" office:value-type="string" calcext:value-type="string">
            <text:p>Standard Deviation</text:p>
          </table:table-cell>
          <table:table-cell table:style-name="ce199" table:formula="of:=STDEV([.$B$2:.$B$53])" office:value-type="float" office:value="10217.9050594746" calcext:value-type="float">
            <text:p>10217,91</text:p>
          </table:table-cell>
          <table:table-cell table:style-name="ce199"/>
          <table:table-cell table:style-name="ce199" office:value-type="string" calcext:value-type="string">
            <text:p>Standard Deviation</text:p>
          </table:table-cell>
          <table:table-cell table:style-name="ce199" table:formula="of:=STDEV([.$C$2:.$C$53])" office:value-type="float" office:value="203.426157518927" calcext:value-type="float">
            <text:p>203,43</text:p>
          </table:table-cell>
          <table:table-cell table:number-columns-repeated="1014"/>
        </table:table-row>
        <table:table-row table:style-name="ro3">
          <table:table-cell table:style-name="ce11" office:value-type="float" office:value="23" calcext:value-type="float">
            <text:p>23</text:p>
          </table:table-cell>
          <table:table-cell table:style-name="ce32" office:value-type="float" office:value="8814.17807046091" calcext:value-type="float">
            <text:p><text:s/>8 814,18 zł </text:p>
          </table:table-cell>
          <table:table-cell table:style-name="ce35" office:value-type="float" office:value="9865.24130690668" calcext:value-type="float">
            <text:p><text:s/>9 865,24 zł </text:p>
          </table:table-cell>
          <table:table-cell table:style-name="ce38"/>
          <table:table-cell table:style-name="ce4"/>
          <table:table-cell table:style-name="ce4" office:value-type="string" calcext:value-type="string">
            <text:p>Kurtosis</text:p>
          </table:table-cell>
          <table:table-cell table:style-name="ce199" table:formula="of:=KURT([.$B$2:.$B$53])" office:value-type="float" office:value="-0.334697847957878" calcext:value-type="float">
            <text:p>-0,33</text:p>
          </table:table-cell>
          <table:table-cell table:style-name="ce199"/>
          <table:table-cell table:style-name="ce199" office:value-type="string" calcext:value-type="string">
            <text:p>Kurtosis</text:p>
          </table:table-cell>
          <table:table-cell table:style-name="ce199" table:formula="of:=KURT([.$C$2:.$C$53])" office:value-type="float" office:value="-0.93605351050899" calcext:value-type="float">
            <text:p>-0,94</text:p>
          </table:table-cell>
          <table:table-cell table:number-columns-repeated="1014"/>
        </table:table-row>
        <table:table-row table:style-name="ro3">
          <table:table-cell table:style-name="ce11" office:value-type="float" office:value="24" calcext:value-type="float">
            <text:p>24</text:p>
          </table:table-cell>
          <table:table-cell table:style-name="ce32" office:value-type="float" office:value="15006.8024393113" calcext:value-type="float">
            <text:p><text:s/>15 006,80 zł </text:p>
          </table:table-cell>
          <table:table-cell table:style-name="ce35" office:value-type="float" office:value="9878.28368830378" calcext:value-type="float">
            <text:p><text:s/>9 878,28 zł </text:p>
          </table:table-cell>
          <table:table-cell table:style-name="ce38"/>
          <table:table-cell table:style-name="ce4"/>
          <table:table-cell table:style-name="ce4" office:value-type="string" calcext:value-type="string">
            <text:p>Skewness</text:p>
          </table:table-cell>
          <table:table-cell table:style-name="ce199" table:formula="of:=SKEW([.$B$2:.$B$53])" office:value-type="float" office:value="-0.1118045098936" calcext:value-type="float">
            <text:p>-0,11</text:p>
          </table:table-cell>
          <table:table-cell table:style-name="ce199"/>
          <table:table-cell table:style-name="ce199" office:value-type="string" calcext:value-type="string">
            <text:p>Skewness</text:p>
          </table:table-cell>
          <table:table-cell table:style-name="ce199" table:formula="of:=SKEW([.$C$2:.$C$53])" office:value-type="float" office:value="0.259765071132157" calcext:value-type="float">
            <text:p>0,26</text:p>
          </table:table-cell>
          <table:table-cell table:number-columns-repeated="1014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32" office:value-type="float" office:value="7634.58617962897" calcext:value-type="float">
            <text:p><text:s/>7 634,59 zł </text:p>
          </table:table-cell>
          <table:table-cell table:style-name="ce35" office:value-type="float" office:value="9876.73345458461" calcext:value-type="float">
            <text:p><text:s/>9 876,73 zł </text:p>
          </table:table-cell>
          <table:table-cell table:style-name="ce38"/>
          <table:table-cell table:style-name="ce4"/>
          <table:table-cell table:style-name="ce4" office:value-type="string" calcext:value-type="string">
            <text:p>Range</text:p>
          </table:table-cell>
          <table:table-cell table:style-name="ce199" table:formula="of:=MAX([.$B$2:.$B$53])-MIN([.$B$2:.$B$53])" office:value-type="float" office:value="43261.5706813522" calcext:value-type="float">
            <text:p>43261,57</text:p>
          </table:table-cell>
          <table:table-cell table:style-name="ce199"/>
          <table:table-cell table:style-name="ce199" office:value-type="string" calcext:value-type="string">
            <text:p>Range</text:p>
          </table:table-cell>
          <table:table-cell table:style-name="ce199" table:formula="of:=MAX([.$C$2:.$C$53])-MIN([.$C$2:.$C$53])" office:value-type="float" office:value="789.998011896381" calcext:value-type="float">
            <text:p>790,00</text:p>
          </table:table-cell>
          <table:table-cell table:number-columns-repeated="1014"/>
        </table:table-row>
        <table:table-row table:style-name="ro3">
          <table:table-cell table:style-name="ce11" office:value-type="float" office:value="26" calcext:value-type="float">
            <text:p>26</text:p>
          </table:table-cell>
          <table:table-cell table:style-name="ce32" office:value-type="float" office:value="16447.9650063731" calcext:value-type="float">
            <text:p><text:s/>16 447,97 zł </text:p>
          </table:table-cell>
          <table:table-cell table:style-name="ce35" office:value-type="float" office:value="10165.6662789173" calcext:value-type="float">
            <text:p><text:s/>10 165,67 zł </text:p>
          </table:table-cell>
          <table:table-cell table:style-name="ce38"/>
          <table:table-cell table:style-name="ce4"/>
          <table:table-cell table:style-name="ce4" office:value-type="string" calcext:value-type="string">
            <text:p>Minimum</text:p>
          </table:table-cell>
          <table:table-cell table:style-name="ce199" table:formula="of:=MIN([.$B$2:.$B$53])" office:value-type="float" office:value="-11107.7349376865" calcext:value-type="float">
            <text:p>-11107,73</text:p>
          </table:table-cell>
          <table:table-cell table:style-name="ce199"/>
          <table:table-cell table:style-name="ce199" office:value-type="string" calcext:value-type="string">
            <text:p>Minimum</text:p>
          </table:table-cell>
          <table:table-cell table:style-name="ce199" table:formula="of:=MIN([.$C$2:.$C$53])" office:value-type="float" office:value="9602.95826895162" calcext:value-type="float">
            <text:p>9602,96</text:p>
          </table:table-cell>
          <table:table-cell table:number-columns-repeated="1014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32" office:value-type="float" office:value="9613.96497383248" calcext:value-type="float">
            <text:p><text:s/>9 613,96 zł </text:p>
          </table:table-cell>
          <table:table-cell table:style-name="ce35" office:value-type="float" office:value="9664.93942338275" calcext:value-type="float">
            <text:p><text:s/>9 664,94 zł </text:p>
          </table:table-cell>
          <table:table-cell table:style-name="ce38"/>
          <table:table-cell table:style-name="ce4"/>
          <table:table-cell table:style-name="ce4" office:value-type="string" calcext:value-type="string">
            <text:p>Maximum</text:p>
          </table:table-cell>
          <table:table-cell table:style-name="ce199" table:formula="of:=MAX([.$B$2:.$B$53])" office:value-type="float" office:value="32153.8357436657" calcext:value-type="float">
            <text:p>32153,84</text:p>
          </table:table-cell>
          <table:table-cell table:style-name="ce199"/>
          <table:table-cell table:style-name="ce199" office:value-type="string" calcext:value-type="string">
            <text:p>Maximum</text:p>
          </table:table-cell>
          <table:table-cell table:style-name="ce199" table:formula="of:=MAX([.$C$2:.$C$53])" office:value-type="float" office:value="10392.956280848" calcext:value-type="float">
            <text:p>10392,96</text:p>
          </table:table-cell>
          <table:table-cell table:number-columns-repeated="1014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32" office:value-type="float" office:value="28930.4955711123" calcext:value-type="float">
            <text:p><text:s/>28 930,50 zł </text:p>
          </table:table-cell>
          <table:table-cell table:style-name="ce35" office:value-type="float" office:value="9764.90971675958" calcext:value-type="float">
            <text:p><text:s/>9 764,91 zł </text:p>
          </table:table-cell>
          <table:table-cell table:style-name="ce38"/>
          <table:table-cell table:style-name="ce4"/>
          <table:table-cell table:style-name="ce4" office:value-type="string" calcext:value-type="string">
            <text:p>Sum</text:p>
          </table:table-cell>
          <table:table-cell table:style-name="ce199" table:formula="of:=SUM([.$B$2:.$B$53])" office:value-type="float" office:value="489117.92550236" calcext:value-type="float">
            <text:p>489117,93</text:p>
          </table:table-cell>
          <table:table-cell table:style-name="ce199"/>
          <table:table-cell table:style-name="ce199" office:value-type="string" calcext:value-type="string">
            <text:p>Sum</text:p>
          </table:table-cell>
          <table:table-cell table:style-name="ce199" table:formula="of:=SUM([.$C$2:.$C$53])" office:value-type="float" office:value="520443.89329307" calcext:value-type="float">
            <text:p>520443,89</text:p>
          </table:table-cell>
          <table:table-cell table:number-columns-repeated="1014"/>
        </table:table-row>
        <table:table-row table:style-name="ro3">
          <table:table-cell table:style-name="ce11" office:value-type="float" office:value="29" calcext:value-type="float">
            <text:p>29</text:p>
          </table:table-cell>
          <table:table-cell table:style-name="ce32" office:value-type="float" office:value="32153.8357436657" calcext:value-type="float">
            <text:p><text:s/>32 153,84 zł </text:p>
          </table:table-cell>
          <table:table-cell table:style-name="ce35" office:value-type="float" office:value="10338.1501301192" calcext:value-type="float">
            <text:p><text:s/>10 338,15 zł </text:p>
          </table:table-cell>
          <table:table-cell table:style-name="ce38"/>
          <table:table-cell table:style-name="ce4"/>
          <table:table-cell table:style-name="ce4" office:value-type="string" calcext:value-type="string">
            <text:p>Count</text:p>
          </table:table-cell>
          <table:table-cell table:style-name="ce199" table:formula="of:=COUNT([.$B$2:.$B$53])" office:value-type="float" office:value="52" calcext:value-type="float">
            <text:p>52,00</text:p>
          </table:table-cell>
          <table:table-cell table:style-name="ce199"/>
          <table:table-cell table:style-name="ce199" office:value-type="string" calcext:value-type="string">
            <text:p>Count</text:p>
          </table:table-cell>
          <table:table-cell table:style-name="ce199" table:formula="of:=COUNT([.$C$2:.$C$53])" office:value-type="float" office:value="52" calcext:value-type="float">
            <text:p>52,00</text:p>
          </table:table-cell>
          <table:table-cell table:number-columns-repeated="1014"/>
        </table:table-row>
        <table:table-row table:style-name="ro3">
          <table:table-cell table:style-name="ce11" office:value-type="float" office:value="30" calcext:value-type="float">
            <text:p>30</text:p>
          </table:table-cell>
          <table:table-cell table:style-name="ce32" office:value-type="float" office:value="-1518.15922639798" calcext:value-type="float">
            <text:p>-1 518,16 zł </text:p>
          </table:table-cell>
          <table:table-cell table:style-name="ce35" office:value-type="float" office:value="9834.3555489555" calcext:value-type="float">
            <text:p><text:s/>9 834,3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1" calcext:value-type="float">
            <text:p>31</text:p>
          </table:table-cell>
          <table:table-cell table:style-name="ce32" office:value-type="float" office:value="19431.7556431633" calcext:value-type="float">
            <text:p><text:s/>19 431,76 zł </text:p>
          </table:table-cell>
          <table:table-cell table:style-name="ce35" office:value-type="float" office:value="10341.0605131648" calcext:value-type="float">
            <text:p><text:s/>10 341,0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table:style-name="ce32" office:value-type="float" office:value="20344.7746369056" calcext:value-type="float">
            <text:p><text:s/>20 344,77 zł </text:p>
          </table:table-cell>
          <table:table-cell table:style-name="ce35" office:value-type="float" office:value="9960.6802703056" calcext:value-type="float">
            <text:p><text:s/>9 960,68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3" calcext:value-type="float">
            <text:p>33</text:p>
          </table:table-cell>
          <table:table-cell table:style-name="ce32" office:value-type="float" office:value="8821.11296756193" calcext:value-type="float">
            <text:p><text:s/>8 821,11 zł </text:p>
          </table:table-cell>
          <table:table-cell table:style-name="ce35" office:value-type="float" office:value="10098.9239197224" calcext:value-type="float">
            <text:p><text:s/>10 098,92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4" calcext:value-type="float">
            <text:p>34</text:p>
          </table:table-cell>
          <table:table-cell table:style-name="ce32" office:value-type="float" office:value="26503.0542120803" calcext:value-type="float">
            <text:p><text:s/>26 503,05 zł </text:p>
          </table:table-cell>
          <table:table-cell table:style-name="ce35" office:value-type="float" office:value="10243.8632691337" calcext:value-type="float">
            <text:p><text:s/>10 243,8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5" calcext:value-type="float">
            <text:p>35</text:p>
          </table:table-cell>
          <table:table-cell table:style-name="ce32" office:value-type="float" office:value="-4435.36348233465" calcext:value-type="float">
            <text:p>-4 435,36 zł </text:p>
          </table:table-cell>
          <table:table-cell table:style-name="ce35" office:value-type="float" office:value="10160.0815267011" calcext:value-type="float">
            <text:p><text:s/>10 160,08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6" calcext:value-type="float">
            <text:p>36</text:p>
          </table:table-cell>
          <table:table-cell table:style-name="ce32" office:value-type="float" office:value="16199.4342104299" calcext:value-type="float">
            <text:p><text:s/>16 199,43 zł </text:p>
          </table:table-cell>
          <table:table-cell table:style-name="ce35" office:value-type="float" office:value="10047.7959929412" calcext:value-type="float">
            <text:p><text:s/>10 047,80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7" calcext:value-type="float">
            <text:p>37</text:p>
          </table:table-cell>
          <table:table-cell table:style-name="ce32" office:value-type="float" office:value="10864.3610271974" calcext:value-type="float">
            <text:p><text:s/>10 864,36 zł </text:p>
          </table:table-cell>
          <table:table-cell table:style-name="ce35" office:value-type="float" office:value="9812.31758283684" calcext:value-type="float">
            <text:p><text:s/>9 812,32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8" calcext:value-type="float">
            <text:p>38</text:p>
          </table:table-cell>
          <table:table-cell table:style-name="ce32" office:value-type="float" office:value="15434.640115709" calcext:value-type="float">
            <text:p><text:s/>15 434,64 zł </text:p>
          </table:table-cell>
          <table:table-cell table:style-name="ce35" office:value-type="float" office:value="9950.04418451572" calcext:value-type="float">
            <text:p><text:s/>9 950,04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9" calcext:value-type="float">
            <text:p>39</text:p>
          </table:table-cell>
          <table:table-cell table:style-name="ce32" office:value-type="float" office:value="2855.18015312846" calcext:value-type="float">
            <text:p><text:s/>2 855,18 zł </text:p>
          </table:table-cell>
          <table:table-cell table:style-name="ce35" office:value-type="float" office:value="9969.5819496992" calcext:value-type="float">
            <text:p><text:s/>9 969,58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0" calcext:value-type="float">
            <text:p>40</text:p>
          </table:table-cell>
          <table:table-cell table:style-name="ce32" office:value-type="float" office:value="13981.6086427891" calcext:value-type="float">
            <text:p><text:s/>13 981,61 zł </text:p>
          </table:table-cell>
          <table:table-cell table:style-name="ce35" office:value-type="float" office:value="10174.3169377733" calcext:value-type="float">
            <text:p><text:s/>10 174,32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1" calcext:value-type="float">
            <text:p>41</text:p>
          </table:table-cell>
          <table:table-cell table:style-name="ce32" office:value-type="float" office:value="7919.23528391635" calcext:value-type="float">
            <text:p><text:s/>7 919,24 zł </text:p>
          </table:table-cell>
          <table:table-cell table:style-name="ce35" office:value-type="float" office:value="10183.3536771301" calcext:value-type="float">
            <text:p><text:s/>10 183,35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2" calcext:value-type="float">
            <text:p>42</text:p>
          </table:table-cell>
          <table:table-cell table:style-name="ce32" office:value-type="float" office:value="8790.2924658556" calcext:value-type="float">
            <text:p><text:s/>8 790,29 zł </text:p>
          </table:table-cell>
          <table:table-cell table:style-name="ce35" office:value-type="float" office:value="9849.51523401833" calcext:value-type="float">
            <text:p><text:s/>9 849,52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3" calcext:value-type="float">
            <text:p>43</text:p>
          </table:table-cell>
          <table:table-cell table:style-name="ce32" office:value-type="float" office:value="17736.0937211779" calcext:value-type="float">
            <text:p><text:s/>17 736,09 zł </text:p>
          </table:table-cell>
          <table:table-cell table:style-name="ce35" office:value-type="float" office:value="10164.5262273087" calcext:value-type="float">
            <text:p><text:s/>10 164,53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4" calcext:value-type="float">
            <text:p>44</text:p>
          </table:table-cell>
          <table:table-cell table:style-name="ce32" office:value-type="float" office:value="18453.7759903469" calcext:value-type="float">
            <text:p><text:s/>18 453,78 zł </text:p>
          </table:table-cell>
          <table:table-cell table:style-name="ce35" office:value-type="float" office:value="10256.1610017437" calcext:value-type="float">
            <text:p><text:s/>10 256,1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5" calcext:value-type="float">
            <text:p>45</text:p>
          </table:table-cell>
          <table:table-cell table:style-name="ce32" office:value-type="float" office:value="5311.53207499301" calcext:value-type="float">
            <text:p><text:s/>5 311,53 zł </text:p>
          </table:table-cell>
          <table:table-cell table:style-name="ce35" office:value-type="float" office:value="9790.55337462341" calcext:value-type="float">
            <text:p><text:s/>9 790,55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6" calcext:value-type="float">
            <text:p>46</text:p>
          </table:table-cell>
          <table:table-cell table:style-name="ce32" office:value-type="float" office:value="15978.4497352666" calcext:value-type="float">
            <text:p><text:s/>15 978,45 zł </text:p>
          </table:table-cell>
          <table:table-cell table:style-name="ce35" office:value-type="float" office:value="9846.78015607642" calcext:value-type="float">
            <text:p><text:s/>9 846,78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7" calcext:value-type="float">
            <text:p>47</text:p>
          </table:table-cell>
          <table:table-cell table:style-name="ce32" office:value-type="float" office:value="-11107.7349376865" calcext:value-type="float">
            <text:p>-11 107,73 zł </text:p>
          </table:table-cell>
          <table:table-cell table:style-name="ce35" office:value-type="float" office:value="10012.5462520373" calcext:value-type="float">
            <text:p><text:s/>10 012,55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8" calcext:value-type="float">
            <text:p>48</text:p>
          </table:table-cell>
          <table:table-cell table:style-name="ce32" office:value-type="float" office:value="25385.8763951575" calcext:value-type="float">
            <text:p><text:s/>25 385,88 zł </text:p>
          </table:table-cell>
          <table:table-cell table:style-name="ce35" office:value-type="float" office:value="10052.2477421328" calcext:value-type="float">
            <text:p><text:s/>10 052,25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9" calcext:value-type="float">
            <text:p>49</text:p>
          </table:table-cell>
          <table:table-cell table:style-name="ce32" office:value-type="float" office:value="5088.35344386171" calcext:value-type="float">
            <text:p><text:s/>5 088,35 zł </text:p>
          </table:table-cell>
          <table:table-cell table:style-name="ce35" office:value-type="float" office:value="9837.54673849035" calcext:value-type="float">
            <text:p><text:s/>9 837,55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50" calcext:value-type="float">
            <text:p>50</text:p>
          </table:table-cell>
          <table:table-cell table:style-name="ce32" office:value-type="float" office:value="15181.8688007188" calcext:value-type="float">
            <text:p><text:s/>15 181,87 zł </text:p>
          </table:table-cell>
          <table:table-cell table:style-name="ce35" office:value-type="float" office:value="10368.9619916258" calcext:value-type="float">
            <text:p><text:s/>10 368,9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51" calcext:value-type="float">
            <text:p>51</text:p>
          </table:table-cell>
          <table:table-cell table:style-name="ce32" office:value-type="float" office:value="17639.4599091145" calcext:value-type="float">
            <text:p><text:s/>17 639,46 zł </text:p>
          </table:table-cell>
          <table:table-cell table:style-name="ce35" office:value-type="float" office:value="9820.95914674574" calcext:value-type="float">
            <text:p><text:s/>9 820,9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52" calcext:value-type="float">
            <text:p>52</text:p>
          </table:table-cell>
          <table:table-cell table:style-name="ce33" office:value-type="float" office:value="-6847.11605776101" calcext:value-type="float">
            <text:p>-6 847,12 zł </text:p>
          </table:table-cell>
          <table:table-cell table:style-name="ce36" office:value-type="float" office:value="10240.4558472335" calcext:value-type="float">
            <text:p><text:s/>10 240,4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/>
          <table:table-cell table:style-name="ce34"/>
          <table:table-cell table:style-name="ce4"/>
          <table:table-cell table:style-name="ce39"/>
          <table:table-cell table:style-name="ce4" table:number-columns-repeated="6"/>
          <table:table-cell table:number-columns-repeated="1014"/>
        </table:table-row>
        <table:table-row table:style-name="ro3" table:number-rows-repeated="46">
          <table:table-cell table:style-name="ce11"/>
          <table:table-cell table:style-name="ce34"/>
          <table:table-cell table:style-name="ce4" table:number-columns-repeated="8"/>
          <table:table-cell table:number-columns-repeated="1014"/>
        </table:table-row>
        <table:table-row table:style-name="ro3" table:number-rows-repeated="289">
          <table:table-cell table:style-name="ce11"/>
          <table:table-cell table:style-name="ce4" table:number-columns-repeated="9"/>
          <table:table-cell table:number-columns-repeated="1014"/>
        </table:table-row>
        <table:table-row table:style-name="ro3" table:number-rows-repeated="2269">
          <table:table-cell table:style-name="ce4" table:number-columns-repeated="10"/>
          <table:table-cell table:number-columns-repeated="1014"/>
        </table:table-row>
        <table:table-row table:style-name="ro3" table:number-rows-repeated="10459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Asymetrii" table:style-name="ta4">
        <office:forms form:automatic-focus="false" form:apply-design-mode="false"/>
        <table:shapes>
          <draw:frame draw:z-index="0" draw:style-name="gr1" draw:text-style-name="P1" svg:width="89.23mm" svg:height="50.16mm" svg:x="174.34mm" svg:y="60.92mm">
            <draw:object draw:notify-on-update-of-ranges="M_Asymetrii.N3:M_Asymetrii.N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4.57mm" svg:height="53.16mm" svg:x="273.51mm" svg:y="60.85mm">
            <draw:object draw:notify-on-update-of-ranges="M_Asymetrii.H2:M_Asymetrii.H2 M_Asymetrii.O3:M_Asymetrii.O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95.38mm" svg:height="53.61mm" svg:x="376.09mm" svg:y="60.13mm">
            <draw:object draw:notify-on-update-of-ranges="M_Asymetrii.P3:M_Asymetrii.P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91.85mm" svg:height="102.16mm" svg:x="159.41mm" svg:y="119.08mm">
            <draw:object draw:notify-on-update-of-ranges="M_Asymetrii.G14:M_Asymetrii.G18 M_Asymetrii.G2:M_Asymetrii.G2 M_Asymetrii.J14:M_Asymetrii.J18 M_Asymetrii.H14:M_Asymetrii.H18 M_Asymetrii.H2:M_Asymetrii.H2 M_Asymetrii.K14:M_Asymetrii.K18 M_Asymetrii.I14:M_Asymetrii.I18 M_Asymetrii.I2:M_Asymetrii.I2 M_Asymetrii.L14:M_Asymetrii.L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6" table:default-cell-style-name="Default"/>
        <table:table-column table:style-name="co27" table:number-columns-repeated="3" table:default-cell-style-name="ce55"/>
        <table:table-column table:style-name="co28" table:default-cell-style-name="ce55"/>
        <table:table-column table:style-name="co23" table:default-cell-style-name="ce55"/>
        <table:table-column table:style-name="co29" table:number-columns-repeated="2" table:default-cell-style-name="ce55"/>
        <table:table-column table:style-name="co30" table:default-cell-style-name="ce55"/>
        <table:table-column table:style-name="co31" table:default-cell-style-name="ce55"/>
        <table:table-column table:style-name="co32" table:number-columns-repeated="2" table:default-cell-style-name="ce55"/>
        <table:table-column table:style-name="co13" table:default-cell-style-name="ce55"/>
        <table:table-column table:style-name="co33" table:default-cell-style-name="ce55"/>
        <table:table-column table:style-name="co34" table:default-cell-style-name="ce55"/>
        <table:table-column table:style-name="co35" table:default-cell-style-name="ce55"/>
        <table:table-column table:style-name="co8" table:number-columns-repeated="1008" table:default-cell-style-name="Default"/>
        <table:table-row table:style-name="ro3">
          <table:table-cell table:style-name="ce46"/>
          <table:table-cell table:style-name="ce50" office:value-type="string" calcext:value-type="string" table:number-columns-spanned="3" table:number-rows-spanned="1">
            <text:p>Waga cukru</text:p>
          </table:table-cell>
          <table:covered-table-cell table:style-name="ce56"/>
          <table:covered-table-cell table:style-name="ce57"/>
          <table:table-cell table:style-name="ce62"/>
          <table:table-cell table:style-name="ce65"/>
          <table:table-cell table:style-name="ce76" table:number-columns-spanned="3" table:number-rows-spanned="1"/>
          <table:covered-table-cell table:number-columns-repeated="2" table:style-name="ce237"/>
          <table:table-cell table:style-name="ce87" table:number-columns-repeated="7"/>
          <table:table-cell table:style-name="ce113" table:number-columns-repeated="3"/>
          <table:table-cell table:number-columns-repeated="3"/>
          <table:table-cell table:style-name="ce115" table:number-columns-repeated="14"/>
          <table:table-cell table:number-columns-repeated="988"/>
        </table:table-row>
        <table:table-row table:style-name="ro4">
          <table:table-cell table:style-name="ce47" office:value-type="string" calcext:value-type="string">
            <text:p>Nr</text:p>
          </table:table-cell>
          <table:table-cell table:style-name="ce51" office:value-type="string" calcext:value-type="string">
            <text:p>Pako warka1</text:p>
          </table:table-cell>
          <table:table-cell table:style-name="ce51" office:value-type="string" calcext:value-type="string">
            <text:p>Pako warka2</text:p>
          </table:table-cell>
          <table:table-cell table:style-name="ce51" office:value-type="string" calcext:value-type="string">
            <text:p>Pako warka3</text:p>
          </table:table-cell>
          <table:table-cell table:style-name="ce63"/>
          <table:table-cell table:style-name="ce66"/>
          <table:table-cell table:style-name="ce77" office:value-type="string" calcext:value-type="string">
            <text:p>Pakow1</text:p>
          </table:table-cell>
          <table:table-cell table:style-name="ce77" office:value-type="string" calcext:value-type="string">
            <text:p>Pakow2</text:p>
          </table:table-cell>
          <table:table-cell table:style-name="ce77" office:value-type="string" calcext:value-type="string">
            <text:p>Pakow3</text:p>
          </table:table-cell>
          <table:table-cell table:style-name="ce88"/>
          <table:table-cell table:style-name="ce90" office:value-type="string" calcext:value-type="string" table:number-columns-spanned="3" table:number-rows-spanned="1">
            <text:p>Prawe końce dla kolejnych szeregów</text:p>
          </table:table-cell>
          <table:covered-table-cell table:style-name="ce96"/>
          <table:covered-table-cell table:style-name="ce243"/>
          <table:table-cell table:style-name="ce243" office:value-type="string" calcext:value-type="string" table:number-columns-spanned="3" table:number-rows-spanned="1">
            <text:p>Liczebności szeregów klasowych</text:p>
          </table:table-cell>
          <table:covered-table-cell table:style-name="ce96" office:value-type="string" calcext:value-type="string">
            <text:p>P2</text:p>
          </table:covered-table-cell>
          <table:covered-table-cell table:style-name="ce243" office:value-type="string" calcext:value-type="string">
            <text:p>P3</text:p>
          </table:covered-table-cell>
          <table:table-cell table:style-name="ce113" table:number-columns-repeated="2"/>
          <table:table-cell table:number-columns-repeated="4"/>
          <table:table-cell table:style-name="ce115" table:number-columns-repeated="14"/>
          <table:table-cell table:number-columns-repeated="988"/>
        </table:table-row>
        <table:table-row table:style-name="ro8">
          <table:table-cell table:style-name="ce48" office:value-type="float" office:value="1" calcext:value-type="float">
            <text:p>1</text:p>
          </table:table-cell>
          <table:table-cell table:style-name="ce52" office:value-type="float" office:value="1000.42112" calcext:value-type="float">
            <text:p>1000,4</text:p>
          </table:table-cell>
          <table:table-cell table:style-name="ce52" office:value-type="float" office:value="1004.536" calcext:value-type="float">
            <text:p>1004,5</text:p>
          </table:table-cell>
          <table:table-cell table:style-name="ce58" office:value-type="float" office:value="1028.273" calcext:value-type="float">
            <text:p>1028,3</text:p>
          </table:table-cell>
          <table:table-cell table:style-name="ce64"/>
          <table:table-cell table:style-name="ce67" office:value-type="string" calcext:value-type="string">
            <text:p>Min</text:p>
          </table:table-cell>
          <table:table-cell table:formula="of:=MIN([.B3:.B102])" office:value-type="float" office:value="966.107120000001" calcext:value-type="float">
            <text:p>966,107120000001</text:p>
          </table:table-cell>
          <table:table-cell table:formula="of:=MIN([.C3:.C102])" office:value-type="float" office:value="978.436" calcext:value-type="float">
            <text:p>978,436</text:p>
          </table:table-cell>
          <table:table-cell table:formula="of:=MIN([.D3:.D102])" office:value-type="float" office:value="928.573" calcext:value-type="float">
            <text:p>928,573</text:p>
          </table:table-cell>
          <table:table-cell table:style-name="ce89"/>
          <table:table-cell table:style-name="ce91" table:formula="of:=[.G3]" office:value-type="float" office:value="966.107120000001" calcext:value-type="float">
            <text:p>966,1</text:p>
          </table:table-cell>
          <table:table-cell table:style-name="ce91" table:formula="of:=[.H3]" office:value-type="float" office:value="978.436" calcext:value-type="float">
            <text:p>978,4</text:p>
          </table:table-cell>
          <table:table-cell table:style-name="ce91" table:formula="of:=[.I3]" office:value-type="float" office:value="928.573" calcext:value-type="float">
            <text:p>928,6</text:p>
          </table:table-cell>
          <table:table-cell table:style-name="ce105" table:number-matrix-columns-spanned="1" table:number-matrix-rows-spanned="7" table:formula="of:=FREQUENCY([.B3:.B102];[.K3:.K9])" office:value-type="float" office:value="1" calcext:value-type="float">
            <text:p>1</text:p>
          </table:table-cell>
          <table:table-cell table:style-name="ce108" table:number-matrix-columns-spanned="1" table:number-matrix-rows-spanned="7" table:formula="of:=FREQUENCY([.C3:.C102];[.L3:.L9])" office:value-type="float" office:value="3" calcext:value-type="float">
            <text:p>3</text:p>
          </table:table-cell>
          <table:table-cell table:style-name="ce108" table:number-matrix-columns-spanned="1" table:number-matrix-rows-spanned="7" table:formula="of:=FREQUENCY([.D3:.D102];[.M3:.M9])" office:value-type="float" office:value="1" calcext:value-type="float">
            <text:p>1</text:p>
          </table:table-cell>
          <table:table-cell table:style-name="ce48"/>
          <table:table-cell table:style-name="ce113"/>
          <table:table-cell table:number-columns-repeated="4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2" office:value-type="float" office:value="974.421120000001" calcext:value-type="float">
            <text:p>974,4</text:p>
          </table:table-cell>
          <table:table-cell table:style-name="ce52" office:value-type="float" office:value="983.536" calcext:value-type="float">
            <text:p>983,5</text:p>
          </table:table-cell>
          <table:table-cell table:style-name="ce59" office:value-type="float" office:value="928.573" calcext:value-type="float">
            <text:p>928,6</text:p>
          </table:table-cell>
          <table:table-cell table:style-name="ce64"/>
          <table:table-cell table:style-name="ce67" office:value-type="string" calcext:value-type="string">
            <text:p>Max</text:p>
          </table:table-cell>
          <table:table-cell table:formula="of:=MAX([.B3:.B103])" office:value-type="float" office:value="1041.62112" calcext:value-type="float">
            <text:p>1041,62112</text:p>
          </table:table-cell>
          <table:table-cell table:formula="of:=MAX([.C3:.C103])" office:value-type="float" office:value="1075.236" calcext:value-type="float">
            <text:p>1075,236</text:p>
          </table:table-cell>
          <table:table-cell table:formula="of:=MAX([.D3:.D103])" office:value-type="float" office:value="1028.273" calcext:value-type="float">
            <text:p>1028,273</text:p>
          </table:table-cell>
          <table:table-cell table:style-name="ce89"/>
          <table:table-cell table:style-name="ce91" table:formula="of:=[.K3]+[.G$7]" office:value-type="float" office:value="978.692786666668" calcext:value-type="float">
            <text:p>978,7</text:p>
          </table:table-cell>
          <table:table-cell table:style-name="ce91" table:formula="of:=[.L3]+[.H$7]" office:value-type="float" office:value="994.569333333333" calcext:value-type="float">
            <text:p>994,6</text:p>
          </table:table-cell>
          <table:table-cell table:style-name="ce91" table:formula="of:=[.M3]+[.I$7]" office:value-type="float" office:value="945.189666666667" calcext:value-type="float">
            <text:p>945,2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float" office:value="51" calcext:value-type="float">
            <text:p>51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2" office:value-type="float" office:value="982.42112" calcext:value-type="float">
            <text:p>982,4</text:p>
          </table:table-cell>
          <table:table-cell table:style-name="ce52" office:value-type="float" office:value="986.536" calcext:value-type="float">
            <text:p>986,5</text:p>
          </table:table-cell>
          <table:table-cell table:style-name="ce59" office:value-type="float" office:value="959.173" calcext:value-type="float">
            <text:p>959,2</text:p>
          </table:table-cell>
          <table:table-cell table:style-name="ce64"/>
          <table:table-cell table:style-name="ce67" office:value-type="string" calcext:value-type="string">
            <text:p>Rozstęp</text:p>
          </table:table-cell>
          <table:table-cell table:style-name="ce78" table:formula="of:=[.G4]-[.G3]" office:value-type="float" office:value="75.513999999999" calcext:value-type="float">
            <text:p>75,5</text:p>
          </table:table-cell>
          <table:table-cell table:style-name="ce78" table:formula="of:=[.H4]-[.H3]" office:value-type="float" office:value="96.8000000000001" calcext:value-type="float">
            <text:p>96,8</text:p>
          </table:table-cell>
          <table:table-cell table:style-name="ce78" table:formula="of:=[.I4]-[.I3]" office:value-type="float" office:value="99.6999999999999" calcext:value-type="float">
            <text:p>99,7</text:p>
          </table:table-cell>
          <table:table-cell table:style-name="ce89"/>
          <table:table-cell table:style-name="ce91" table:formula="of:=[.K4]+[.G$7]" office:value-type="float" office:value="991.278453333334" calcext:value-type="float">
            <text:p>991,3</text:p>
          </table:table-cell>
          <table:table-cell table:style-name="ce91" table:formula="of:=[.L4]+[.H$7]" office:value-type="float" office:value="1010.70266666667" calcext:value-type="float">
            <text:p>1010,7</text:p>
          </table:table-cell>
          <table:table-cell table:style-name="ce91" table:formula="of:=[.M4]+[.I$7]" office:value-type="float" office:value="961.806333333333" calcext:value-type="float">
            <text:p>961,8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float" office:value="18" calcext:value-type="float">
            <text:p>18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4" calcext:value-type="float">
            <text:p>4</text:p>
          </table:table-cell>
          <table:table-cell table:style-name="ce52" office:value-type="float" office:value="1015.10712" calcext:value-type="float">
            <text:p>1015,1</text:p>
          </table:table-cell>
          <table:table-cell table:style-name="ce52" office:value-type="float" office:value="981.136" calcext:value-type="float">
            <text:p>981,1</text:p>
          </table:table-cell>
          <table:table-cell table:style-name="ce59" office:value-type="float" office:value="960.673" calcext:value-type="float">
            <text:p>960,7</text:p>
          </table:table-cell>
          <table:table-cell table:style-name="ce64"/>
          <table:table-cell table:style-name="ce67" office:value-type="string" calcext:value-type="string">
            <text:p>Liczba przedziałów</text:p>
          </table:table-cell>
          <table:table-cell table:number-columns-repeated="3" table:style-name="ce78" office:value-type="float" office:value="6" calcext:value-type="float">
            <text:p>6,0</text:p>
          </table:table-cell>
          <table:table-cell table:style-name="ce89"/>
          <table:table-cell table:style-name="ce91" table:formula="of:=[.K5]+[.G$7]" office:value-type="float" office:value="1003.86412" calcext:value-type="float">
            <text:p>1003,9</text:p>
          </table:table-cell>
          <table:table-cell table:style-name="ce91" table:formula="of:=[.L5]+[.H$7]" office:value-type="float" office:value="1026.836" calcext:value-type="float">
            <text:p>1026,8</text:p>
          </table:table-cell>
          <table:table-cell table:style-name="ce91" table:formula="of:=[.M5]+[.I$7]" office:value-type="float" office:value="978.423" calcext:value-type="float">
            <text:p>978,4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float" office:value="11" calcext:value-type="float">
            <text:p>11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5" calcext:value-type="float">
            <text:p>5</text:p>
          </table:table-cell>
          <table:table-cell table:style-name="ce52" office:value-type="float" office:value="1022.02112" calcext:value-type="float">
            <text:p>1022,0</text:p>
          </table:table-cell>
          <table:table-cell table:style-name="ce52" office:value-type="float" office:value="986.136" calcext:value-type="float">
            <text:p>986,1</text:p>
          </table:table-cell>
          <table:table-cell table:style-name="ce59" office:value-type="float" office:value="967.773" calcext:value-type="float">
            <text:p>967,8</text:p>
          </table:table-cell>
          <table:table-cell table:style-name="ce64"/>
          <table:table-cell table:style-name="ce67" office:value-type="string" calcext:value-type="string">
            <text:p>Rozpiętość</text:p>
          </table:table-cell>
          <table:table-cell table:style-name="ce78" table:formula="of:=[.G5]/[.G6]" office:value-type="float" office:value="12.5856666666665" calcext:value-type="float">
            <text:p>12,6</text:p>
          </table:table-cell>
          <table:table-cell table:style-name="ce78" table:formula="of:=[.H5]/[.H6]" office:value-type="float" office:value="16.1333333333333" calcext:value-type="float">
            <text:p>16,1</text:p>
          </table:table-cell>
          <table:table-cell table:style-name="ce78" table:formula="of:=[.I5]/[.I6]" office:value-type="float" office:value="16.6166666666667" calcext:value-type="float">
            <text:p>16,6</text:p>
          </table:table-cell>
          <table:table-cell table:style-name="ce89"/>
          <table:table-cell table:style-name="ce91" table:formula="of:=[.K6]+[.G$7]" office:value-type="float" office:value="1016.44978666667" calcext:value-type="float">
            <text:p>1016,4</text:p>
          </table:table-cell>
          <table:table-cell table:style-name="ce91" table:formula="of:=[.L6]+[.H$7]" office:value-type="float" office:value="1042.96933333333" calcext:value-type="float">
            <text:p>1043,0</text:p>
          </table:table-cell>
          <table:table-cell table:style-name="ce91" table:formula="of:=[.M6]+[.I$7]" office:value-type="float" office:value="995.039666666667" calcext:value-type="float">
            <text:p>995,0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6" calcext:value-type="float">
            <text:p>6</text:p>
          </table:table-cell>
          <table:table-cell table:style-name="ce52" office:value-type="float" office:value="1003.02112" calcext:value-type="float">
            <text:p>1003,0</text:p>
          </table:table-cell>
          <table:table-cell table:style-name="ce52" office:value-type="float" office:value="997.136" calcext:value-type="float">
            <text:p>997,1</text:p>
          </table:table-cell>
          <table:table-cell table:style-name="ce59" office:value-type="float" office:value="972.273" calcext:value-type="float">
            <text:p>972,3</text:p>
          </table:table-cell>
          <table:table-cell table:style-name="ce64"/>
          <table:table-cell table:style-name="ce67"/>
          <table:table-cell table:style-name="ce78"/>
          <table:table-cell table:style-name="ce67" table:number-columns-repeated="2"/>
          <table:table-cell table:style-name="ce89"/>
          <table:table-cell table:style-name="ce91" table:formula="of:=[.K7]+[.G$7]" office:value-type="float" office:value="1029.03545333333" calcext:value-type="float">
            <text:p>1029,0</text:p>
          </table:table-cell>
          <table:table-cell table:style-name="ce91" table:formula="of:=[.L7]+[.H$7]" office:value-type="float" office:value="1059.10266666667" calcext:value-type="float">
            <text:p>1059,1</text:p>
          </table:table-cell>
          <table:table-cell table:style-name="ce91" table:formula="of:=[.M7]+[.I$7]" office:value-type="float" office:value="1011.65633333333" calcext:value-type="float">
            <text:p>1011,7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float" office:value="4" calcext:value-type="float">
            <text:p>4</text:p>
          </table:table-cell>
          <table:table-cell table:style-name="ce111" office:value-type="float" office:value="48" calcext:value-type="float">
            <text:p>48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7" calcext:value-type="float">
            <text:p>7</text:p>
          </table:table-cell>
          <table:table-cell table:style-name="ce52" office:value-type="float" office:value="976.92112" calcext:value-type="float">
            <text:p>976,9</text:p>
          </table:table-cell>
          <table:table-cell table:style-name="ce52" office:value-type="float" office:value="981.036" calcext:value-type="float">
            <text:p>981,0</text:p>
          </table:table-cell>
          <table:table-cell table:style-name="ce59" office:value-type="float" office:value="971.573" calcext:value-type="float">
            <text:p>971,6</text:p>
          </table:table-cell>
          <table:table-cell table:style-name="ce64"/>
          <table:table-cell table:style-name="ce68" office:value-type="string" calcext:value-type="string">
            <text:p>Skośność</text:p>
          </table:table-cell>
          <table:table-cell table:formula="of:=SKEW([.B3:.B102])" office:value-type="float" office:value="0.0271728765966178" calcext:value-type="float">
            <text:p>0,027172876596618</text:p>
          </table:table-cell>
          <table:table-cell table:formula="of:=SKEW([.C3:.C102])" office:value-type="float" office:value="1.31896285938899" calcext:value-type="float">
            <text:p>1,31896285938899</text:p>
          </table:table-cell>
          <table:table-cell table:formula="of:=SKEW([.D3:.D102])" office:value-type="float" office:value="-1.75359923084366" calcext:value-type="float">
            <text:p>-1,75359923084366</text:p>
          </table:table-cell>
          <table:table-cell table:style-name="ce89"/>
          <table:table-cell table:style-name="ce91" table:formula="of:=[.K8]+[.G$7]" office:value-type="float" office:value="1041.62112" calcext:value-type="float">
            <text:p>1041,6</text:p>
          </table:table-cell>
          <table:table-cell table:style-name="ce91" table:formula="of:=[.L8]+[.H$7]" office:value-type="float" office:value="1075.236" calcext:value-type="float">
            <text:p>1075,2</text:p>
          </table:table-cell>
          <table:table-cell table:style-name="ce91" table:formula="of:=[.M8]+[.I$7]" office:value-type="float" office:value="1028.273" calcext:value-type="float">
            <text:p>1028,3</text:p>
          </table:table-cell>
          <table:table-cell table:style-name="ce107" office:value-type="float" office:value="6" calcext:value-type="float">
            <text:p>6</text:p>
          </table:table-cell>
          <table:table-cell table:style-name="ce110" office:value-type="float" office:value="3" calcext:value-type="float">
            <text:p>3</text:p>
          </table:table-cell>
          <table:table-cell table:style-name="ce112" office:value-type="float" office:value="31" calcext:value-type="float">
            <text:p>31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8" calcext:value-type="float">
            <text:p>8</text:p>
          </table:table-cell>
          <table:table-cell table:style-name="ce52" office:value-type="float" office:value="1005.32112" calcext:value-type="float">
            <text:p>1005,3</text:p>
          </table:table-cell>
          <table:table-cell table:style-name="ce52" office:value-type="float" office:value="979.436" calcext:value-type="float">
            <text:p>979,4</text:p>
          </table:table-cell>
          <table:table-cell table:style-name="ce59" office:value-type="float" office:value="971.773" calcext:value-type="float">
            <text:p>971,8</text:p>
          </table:table-cell>
          <table:table-cell table:style-name="ce64"/>
          <table:table-cell table:number-columns-repeated="4"/>
          <table:table-cell table:style-name="ce89"/>
          <table:table-cell table:style-name="ce93" table:number-columns-repeated="3"/>
          <table:table-cell table:formula="of:=SUM([.N3:.N9])" office:value-type="float" office:value="100" calcext:value-type="float">
            <text:p>100</text:p>
          </table:table-cell>
          <table:table-cell table:formula="of:=SUM([.O3:.O9])" office:value-type="float" office:value="100" calcext:value-type="float">
            <text:p>100</text:p>
          </table:table-cell>
          <table:table-cell table:formula="of:=SUM([.P3:.P9])" office:value-type="float" office:value="100" calcext:value-type="float">
            <text:p>100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9">
          <table:table-cell table:style-name="ce48" office:value-type="float" office:value="9" calcext:value-type="float">
            <text:p>9</text:p>
          </table:table-cell>
          <table:table-cell table:style-name="ce52" office:value-type="float" office:value="1003.02112" calcext:value-type="float">
            <text:p>1003,0</text:p>
          </table:table-cell>
          <table:table-cell table:style-name="ce52" office:value-type="float" office:value="1007.136" calcext:value-type="float">
            <text:p>1007,1</text:p>
          </table:table-cell>
          <table:table-cell table:style-name="ce59" office:value-type="float" office:value="976.073" calcext:value-type="float">
            <text:p>976,1</text:p>
          </table:table-cell>
          <table:table-cell table:style-name="ce64"/>
          <table:table-cell table:number-columns-repeated="4"/>
          <table:table-cell table:style-name="ce89" table:number-columns-repeated="7"/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3">
          <table:table-cell table:style-name="ce48" office:value-type="float" office:value="10" calcext:value-type="float">
            <text:p>10</text:p>
          </table:table-cell>
          <table:table-cell table:style-name="ce52" office:value-type="float" office:value="995.52112" calcext:value-type="float">
            <text:p>995,5</text:p>
          </table:table-cell>
          <table:table-cell table:style-name="ce52" office:value-type="float" office:value="999.636" calcext:value-type="float">
            <text:p>999,6</text:p>
          </table:table-cell>
          <table:table-cell table:style-name="ce59" office:value-type="float" office:value="976.673" calcext:value-type="float">
            <text:p>976,7</text:p>
          </table:table-cell>
          <table:table-cell table:style-name="ce64"/>
          <table:table-cell table:style-name="ce69" office:value-type="string" calcext:value-type="string" table:number-columns-spanned="6" table:number-rows-spanned="1">
            <text:p>Wykres pudełkowy</text:p>
          </table:table-cell>
          <table:covered-table-cell table:number-columns-repeated="5" table:style-name="ce80"/>
          <table:table-cell table:style-name="ce99"/>
          <table:table-cell table:style-name="ce104"/>
          <table:table-cell table:style-name="ce87" table:number-columns-repeated="3"/>
          <table:table-cell table:style-name="ce114" table:number-columns-repeated="12"/>
          <table:table-cell table:style-name="ce115" table:number-columns-repeated="8"/>
          <table:table-cell table:number-columns-repeated="988"/>
        </table:table-row>
        <table:table-row table:style-name="ro3">
          <table:table-cell table:style-name="ce48" office:value-type="float" office:value="11" calcext:value-type="float">
            <text:p>11</text:p>
          </table:table-cell>
          <table:table-cell table:style-name="ce52" office:value-type="float" office:value="968.107120000001" calcext:value-type="float">
            <text:p>968,1</text:p>
          </table:table-cell>
          <table:table-cell table:style-name="ce52" office:value-type="float" office:value="986.236" calcext:value-type="float">
            <text:p>986,2</text:p>
          </table:table-cell>
          <table:table-cell table:style-name="ce59" office:value-type="float" office:value="977.873" calcext:value-type="float">
            <text:p>977,9</text:p>
          </table:table-cell>
          <table:table-cell table:style-name="ce64"/>
          <table:table-cell table:style-name="ce219" office:value-type="string" calcext:value-type="string" table:number-columns-spanned="4" table:number-rows-spanned="1">
            <text:p>Wartości miar kolejnych szeregów</text:p>
          </table:table-cell>
          <table:covered-table-cell table:number-columns-repeated="2" table:style-name="ce81"/>
          <table:covered-table-cell table:style-name="ce85"/>
          <table:table-cell table:style-name="ce219" office:value-type="string" calcext:value-type="string" table:number-columns-spanned="3" table:number-rows-spanned="1">
            <text:p>wartości Y</text:p>
          </table:table-cell>
          <table:covered-table-cell table:number-columns-repeated="2" table:style-name="ce219"/>
          <table:table-cell table:style-name="ce83" table:number-columns-repeated="2"/>
          <table:table-cell table:style-name="ce87" table:number-columns-repeated="2"/>
          <table:table-cell table:style-name="ce114" table:number-columns-repeated="12"/>
          <table:table-cell table:style-name="ce115" table:number-columns-repeated="8"/>
          <table:table-cell table:number-columns-repeated="988"/>
        </table:table-row>
        <table:table-row table:style-name="ro2">
          <table:table-cell table:style-name="ce48" office:value-type="float" office:value="12" calcext:value-type="float">
            <text:p>12</text:p>
          </table:table-cell>
          <table:table-cell table:style-name="ce52" office:value-type="float" office:value="1001.02112" calcext:value-type="float">
            <text:p>1001,0</text:p>
          </table:table-cell>
          <table:table-cell table:style-name="ce52" office:value-type="float" office:value="1005.136" calcext:value-type="float">
            <text:p>1005,1</text:p>
          </table:table-cell>
          <table:table-cell table:style-name="ce59" office:value-type="float" office:value="976.273" calcext:value-type="float">
            <text:p>976,3</text:p>
          </table:table-cell>
          <table:table-cell table:style-name="ce64"/>
          <table:table-cell table:style-name="ce71" office:value-type="string" calcext:value-type="string">
            <text:p>Minimum</text:p>
          </table:table-cell>
          <table:table-cell table:formula="of:=MAX([.B3:.B102])" office:value-type="float" office:value="1041.62112" calcext:value-type="float">
            <text:p>1041,62112</text:p>
          </table:table-cell>
          <table:table-cell table:formula="of:=MAX([.C3:.C102])" office:value-type="float" office:value="1075.236" calcext:value-type="float">
            <text:p>1075,236</text:p>
          </table:table-cell>
          <table:table-cell table:formula="of:=MAX([.D3:.D102])" office:value-type="float" office:value="1028.273" calcext:value-type="float">
            <text:p>1028,273</text:p>
          </table:table-cell>
          <table:table-cell table:style-name="ce71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100" office:value-type="float" office:value="0.33" calcext:value-type="float">
            <text:p>0,33</text:p>
          </table:table-cell>
          <table:table-cell table:number-columns-repeated="2"/>
          <table:table-cell table:style-name="ce87" table:number-columns-repeated="2"/>
          <table:table-cell table:style-name="ce114" table:number-columns-repeated="12"/>
          <table:table-cell table:style-name="ce115" table:number-columns-repeated="8"/>
          <table:table-cell table:number-columns-repeated="988"/>
        </table:table-row>
        <table:table-row table:style-name="ro2">
          <table:table-cell table:style-name="ce48" office:value-type="float" office:value="13" calcext:value-type="float">
            <text:p>13</text:p>
          </table:table-cell>
          <table:table-cell table:style-name="ce52" office:value-type="float" office:value="996.22112" calcext:value-type="float">
            <text:p>996,2</text:p>
          </table:table-cell>
          <table:table-cell table:style-name="ce52" office:value-type="float" office:value="1000.336" calcext:value-type="float">
            <text:p>1000,3</text:p>
          </table:table-cell>
          <table:table-cell table:style-name="ce59" office:value-type="float" office:value="976.273" calcext:value-type="float">
            <text:p>976,3</text:p>
          </table:table-cell>
          <table:table-cell table:style-name="ce64"/>
          <table:table-cell table:style-name="ce72" office:value-type="string" calcext:value-type="string">
            <text:p>Kwartyl1</text:p>
          </table:table-cell>
          <table:table-cell table:formula="of:=QUARTILE([.B3:.B102]; 1)" office:value-type="float" office:value="982.34612" calcext:value-type="float">
            <text:p>982,34612</text:p>
          </table:table-cell>
          <table:table-cell table:formula="of:=QUARTILE([.C3:.C102]; 1)" office:value-type="float" office:value="982.686" calcext:value-type="float">
            <text:p>982,686</text:p>
          </table:table-cell>
          <table:table-cell table:formula="of:=QUARTILE([.D3:.D102]; 1)" office:value-type="float" office:value="997.273" calcext:value-type="float">
            <text:p>997,273</text:p>
          </table:table-cell>
          <table:table-cell table:style-name="ce71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100" office:value-type="float" office:value="0.33" calcext:value-type="float">
            <text:p>0,33</text:p>
          </table:table-cell>
          <table:table-cell table:number-columns-repeated="2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2">
          <table:table-cell table:style-name="ce48" office:value-type="float" office:value="14" calcext:value-type="float">
            <text:p>14</text:p>
          </table:table-cell>
          <table:table-cell table:style-name="ce52" office:value-type="float" office:value="966.307120000001" calcext:value-type="float">
            <text:p>966,3</text:p>
          </table:table-cell>
          <table:table-cell table:style-name="ce52" office:value-type="float" office:value="1043.236" calcext:value-type="float">
            <text:p>1043,2</text:p>
          </table:table-cell>
          <table:table-cell table:style-name="ce59" office:value-type="float" office:value="982.273" calcext:value-type="float">
            <text:p>982,3</text:p>
          </table:table-cell>
          <table:table-cell table:style-name="ce64"/>
          <table:table-cell table:style-name="ce72" office:value-type="string" calcext:value-type="string">
            <text:p>Mediana</text:p>
          </table:table-cell>
          <table:table-cell table:formula="of:=MEDIAN([.B3:.B102])" office:value-type="float" office:value="1000.97112" calcext:value-type="float">
            <text:p>1000,97112</text:p>
          </table:table-cell>
          <table:table-cell table:formula="of:=MEDIAN([.C3:.C102])" office:value-type="float" office:value="988.536" calcext:value-type="float">
            <text:p>988,536</text:p>
          </table:table-cell>
          <table:table-cell table:formula="of:=MEDIAN([.D3:.D102])" office:value-type="float" office:value="1008.473" calcext:value-type="float">
            <text:p>1008,473</text:p>
          </table:table-cell>
          <table:table-cell table:style-name="ce71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100" office:value-type="float" office:value="0.33" calcext:value-type="float">
            <text:p>0,33</text:p>
          </table:table-cell>
          <table:table-cell table:number-columns-repeated="2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2">
          <table:table-cell table:style-name="ce48" office:value-type="float" office:value="15" calcext:value-type="float">
            <text:p>15</text:p>
          </table:table-cell>
          <table:table-cell table:style-name="ce52" office:value-type="float" office:value="989.62112" calcext:value-type="float">
            <text:p>989,6</text:p>
          </table:table-cell>
          <table:table-cell table:style-name="ce52" office:value-type="float" office:value="983.736" calcext:value-type="float">
            <text:p>983,7</text:p>
          </table:table-cell>
          <table:table-cell table:style-name="ce59" office:value-type="float" office:value="941.973" calcext:value-type="float">
            <text:p>942,0</text:p>
          </table:table-cell>
          <table:table-cell table:style-name="ce64"/>
          <table:table-cell table:style-name="ce72" office:value-type="string" calcext:value-type="string">
            <text:p>Kwartyl3</text:p>
          </table:table-cell>
          <table:table-cell table:formula="of:=QUARTILE([.B3:.B102]; 3)" office:value-type="float" office:value="1016.69612" calcext:value-type="float">
            <text:p>1016,69612</text:p>
          </table:table-cell>
          <table:table-cell table:formula="of:=QUARTILE([.C3:.C102]; 3)" office:value-type="float" office:value="1013.336" calcext:value-type="float">
            <text:p>1013,336</text:p>
          </table:table-cell>
          <table:table-cell table:formula="of:=QUARTILE([.D3:.D102]; 3)" office:value-type="float" office:value="1012.323" calcext:value-type="float">
            <text:p>1012,323</text:p>
          </table:table-cell>
          <table:table-cell table:style-name="ce71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100" office:value-type="float" office:value="0.33" calcext:value-type="float">
            <text:p>0,33</text:p>
          </table:table-cell>
          <table:table-cell table:number-columns-repeated="2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2">
          <table:table-cell table:style-name="ce48" office:value-type="float" office:value="16" calcext:value-type="float">
            <text:p>16</text:p>
          </table:table-cell>
          <table:table-cell table:style-name="ce52" office:value-type="float" office:value="984.52112" calcext:value-type="float">
            <text:p>984,5</text:p>
          </table:table-cell>
          <table:table-cell table:style-name="ce52" office:value-type="float" office:value="988.636" calcext:value-type="float">
            <text:p>988,6</text:p>
          </table:table-cell>
          <table:table-cell table:style-name="ce59" office:value-type="float" office:value="942.273" calcext:value-type="float">
            <text:p>942,3</text:p>
          </table:table-cell>
          <table:table-cell table:style-name="ce64"/>
          <table:table-cell table:style-name="ce73" office:value-type="string" calcext:value-type="string">
            <text:p>Maksimum</text:p>
          </table:table-cell>
          <table:table-cell table:formula="of:=MAX([.B3:.B102])" office:value-type="float" office:value="1041.62112" calcext:value-type="float">
            <text:p>1041,62112</text:p>
          </table:table-cell>
          <table:table-cell table:formula="of:=MAX([.C3:.C102])" office:value-type="float" office:value="1075.236" calcext:value-type="float">
            <text:p>1075,236</text:p>
          </table:table-cell>
          <table:table-cell table:formula="of:=MAX([.D3:.D102])" office:value-type="float" office:value="1028.273" calcext:value-type="float">
            <text:p>1028,273</text:p>
          </table:table-cell>
          <table:table-cell table:style-name="ce71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100" office:value-type="float" office:value="0.33" calcext:value-type="float">
            <text:p>0,33</text:p>
          </table:table-cell>
          <table:table-cell table:number-columns-repeated="2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17" calcext:value-type="float">
            <text:p>17</text:p>
          </table:table-cell>
          <table:table-cell table:style-name="ce52" office:value-type="float" office:value="1030.72112" calcext:value-type="float">
            <text:p>1030,7</text:p>
          </table:table-cell>
          <table:table-cell table:style-name="ce52" office:value-type="float" office:value="984.836" calcext:value-type="float">
            <text:p>984,8</text:p>
          </table:table-cell>
          <table:table-cell table:style-name="ce59" office:value-type="float" office:value="943.273" calcext:value-type="float">
            <text:p>943,3</text:p>
          </table:table-cell>
          <table:table-cell table:style-name="ce64"/>
          <table:table-cell table:number-columns-repeated="9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18" calcext:value-type="float">
            <text:p>18</text:p>
          </table:table-cell>
          <table:table-cell table:style-name="ce52" office:value-type="float" office:value="1041.62112" calcext:value-type="float">
            <text:p>1041,6</text:p>
          </table:table-cell>
          <table:table-cell table:style-name="ce52" office:value-type="float" office:value="985.736" calcext:value-type="float">
            <text:p>985,7</text:p>
          </table:table-cell>
          <table:table-cell table:style-name="ce59" office:value-type="float" office:value="946.673" calcext:value-type="float">
            <text:p>946,7</text:p>
          </table:table-cell>
          <table:table-cell table:style-name="ce64"/>
          <table:table-cell table:number-columns-repeated="9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19" calcext:value-type="float">
            <text:p>19</text:p>
          </table:table-cell>
          <table:table-cell table:style-name="ce52" office:value-type="float" office:value="986.62112" calcext:value-type="float">
            <text:p>986,6</text:p>
          </table:table-cell>
          <table:table-cell table:style-name="ce52" office:value-type="float" office:value="980.736" calcext:value-type="float">
            <text:p>980,7</text:p>
          </table:table-cell>
          <table:table-cell table:style-name="ce58" office:value-type="float" office:value="982.273" calcext:value-type="float">
            <text:p>982,3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0" calcext:value-type="float">
            <text:p>20</text:p>
          </table:table-cell>
          <table:table-cell table:style-name="ce52" office:value-type="float" office:value="968.107120000001" calcext:value-type="float">
            <text:p>968,1</text:p>
          </table:table-cell>
          <table:table-cell table:style-name="ce52" office:value-type="float" office:value="1045.236" calcext:value-type="float">
            <text:p>1045,2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/>
          <table:table-cell office:value-type="string" calcext:value-type="string">
            <text:p><text:span text:style-name="T1">Column 1</text:span></text:p>
          </table:table-cell>
          <table:table-cell table:style-name="ce64" table:number-columns-repeated="2"/>
          <table:table-cell table:style-name="ce64" office:value-type="float" office:value="1003.02112" calcext:value-type="float">
            <text:p>1003,0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1" calcext:value-type="float">
            <text:p>21</text:p>
          </table:table-cell>
          <table:table-cell table:style-name="ce52" office:value-type="float" office:value="984.32112" calcext:value-type="float">
            <text:p>984,3</text:p>
          </table:table-cell>
          <table:table-cell table:style-name="ce52" office:value-type="float" office:value="988.436" calcext:value-type="float">
            <text:p>988,4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 office:value-type="string" calcext:value-type="string">
            <text:p>Mean</text:p>
          </table:table-cell>
          <table:table-cell table:formula="of:=AVERAGE([.$B$3:.$B$102])" office:value-type="float" office:value="1000" calcext:value-type="float">
            <text:p>1000</text:p>
          </table:table-cell>
          <table:table-cell table:style-name="ce64" table:number-columns-repeated="2"/>
          <table:table-cell table:style-name="ce64" office:value-type="float" office:value="1001.02112" calcext:value-type="float">
            <text:p>1001,0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2" calcext:value-type="float">
            <text:p>22</text:p>
          </table:table-cell>
          <table:table-cell table:style-name="ce52" office:value-type="float" office:value="1009.32112" calcext:value-type="float">
            <text:p>1009,3</text:p>
          </table:table-cell>
          <table:table-cell table:style-name="ce52" office:value-type="float" office:value="983.436" calcext:value-type="float">
            <text:p>983,4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 office:value-type="string" calcext:value-type="string">
            <text:p>Standard Error</text:p>
          </table:table-cell>
          <table:table-cell table:formula="of:=SQRT(VAR([.$B$3:.$B$102])/COUNT([.$B$3:.$B$102]))" office:value-type="float" office:value="1.97207118119323" calcext:value-type="float">
            <text:p>1,97207118119323</text:p>
          </table:table-cell>
          <table:table-cell table:style-name="ce64" table:number-columns-repeated="2"/>
          <table:table-cell table:style-name="ce64" office:value-type="float" office:value="1041.62112" calcext:value-type="float">
            <text:p>1041,6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3" calcext:value-type="float">
            <text:p>23</text:p>
          </table:table-cell>
          <table:table-cell table:style-name="ce52" office:value-type="float" office:value="1011.82112" calcext:value-type="float">
            <text:p>1011,8</text:p>
          </table:table-cell>
          <table:table-cell table:style-name="ce52" office:value-type="float" office:value="985.936" calcext:value-type="float">
            <text:p>985,9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 office:value-type="string" calcext:value-type="string">
            <text:p>Mode</text:p>
          </table:table-cell>
          <table:table-cell table:formula="of:=MODE([.$B$3:.$B$102])" office:value-type="float" office:value="968.107120000001" calcext:value-type="float">
            <text:p>968,107120000001</text:p>
          </table:table-cell>
          <table:table-cell table:style-name="ce64" table:number-columns-repeated="2"/>
          <table:table-cell table:style-name="ce64" office:value-type="float" office:value="968.107120000001" calcext:value-type="float">
            <text:p>968,107120000001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4" calcext:value-type="float">
            <text:p>24</text:p>
          </table:table-cell>
          <table:table-cell table:style-name="ce52" office:value-type="float" office:value="968.107120000001" calcext:value-type="float">
            <text:p>968,1</text:p>
          </table:table-cell>
          <table:table-cell table:style-name="ce52" office:value-type="float" office:value="987.136" calcext:value-type="float">
            <text:p>987,1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 office:value-type="string" calcext:value-type="string">
            <text:p>Median</text:p>
          </table:table-cell>
          <table:table-cell table:formula="of:=MEDIAN([.$B$3:.$B$102])" office:value-type="float" office:value="1000.97112" calcext:value-type="float">
            <text:p>1000,97112</text:p>
          </table:table-cell>
          <table:table-cell table:style-name="ce64" table:number-columns-repeated="2"/>
          <table:table-cell table:style-name="ce64" office:value-type="float" office:value="992.62112" calcext:value-type="float">
            <text:p>992,6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5" calcext:value-type="float">
            <text:p>25</text:p>
          </table:table-cell>
          <table:table-cell table:style-name="ce52" office:value-type="float" office:value="976.32112" calcext:value-type="float">
            <text:p>976,3</text:p>
          </table:table-cell>
          <table:table-cell table:style-name="ce52" office:value-type="float" office:value="980.436" calcext:value-type="float">
            <text:p>980,4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 office:value-type="string" calcext:value-type="string">
            <text:p>First Quartile </text:p>
          </table:table-cell>
          <table:table-cell table:formula="of:=QUARTILE([.$B$3:.$B$102]; 1)" office:value-type="float" office:value="982.34612" calcext:value-type="float">
            <text:p>982,34612</text:p>
          </table:table-cell>
          <table:table-cell table:style-name="ce64" table:number-columns-repeated="2"/>
          <table:table-cell table:style-name="ce64" office:value-type="float" office:value="1033.52112" calcext:value-type="float">
            <text:p>1033,5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6" calcext:value-type="float">
            <text:p>26</text:p>
          </table:table-cell>
          <table:table-cell table:style-name="ce52" office:value-type="float" office:value="1018.92112" calcext:value-type="float">
            <text:p>1018,9</text:p>
          </table:table-cell>
          <table:table-cell table:style-name="ce52" office:value-type="float" office:value="1015.036" calcext:value-type="float">
            <text:p>1015,0</text:p>
          </table:table-cell>
          <table:table-cell table:style-name="ce58" office:value-type="float" office:value="997.373" calcext:value-type="float">
            <text:p>997,4</text:p>
          </table:table-cell>
          <table:table-cell table:style-name="ce64"/>
          <table:table-cell office:value-type="string" calcext:value-type="string">
            <text:p>Third Quartile</text:p>
          </table:table-cell>
          <table:table-cell table:formula="of:=QUARTILE([.$B$3:.$B$102]; 3)" office:value-type="float" office:value="1016.69612" calcext:value-type="float">
            <text:p>1016,69612</text:p>
          </table:table-cell>
          <table:table-cell table:style-name="ce64" table:number-columns-repeated="2"/>
          <table:table-cell table:style-name="ce64" office:value-type="float" office:value="1000.92112" calcext:value-type="float">
            <text:p>1000,9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7" calcext:value-type="float">
            <text:p>27</text:p>
          </table:table-cell>
          <table:table-cell table:style-name="ce52" office:value-type="float" office:value="968.107120000001" calcext:value-type="float">
            <text:p>968,1</text:p>
          </table:table-cell>
          <table:table-cell table:style-name="ce52" office:value-type="float" office:value="979.036" calcext:value-type="float">
            <text:p>979,0</text:p>
          </table:table-cell>
          <table:table-cell table:style-name="ce58" office:value-type="float" office:value="997.473" calcext:value-type="float">
            <text:p>997,5</text:p>
          </table:table-cell>
          <table:table-cell table:style-name="ce64"/>
          <table:table-cell office:value-type="string" calcext:value-type="string">
            <text:p>Variance</text:p>
          </table:table-cell>
          <table:table-cell table:formula="of:=VAR([.$B$3:.$B$102])" office:value-type="float" office:value="388.906474369288" calcext:value-type="float">
            <text:p>388,906474369288</text:p>
          </table:table-cell>
          <table:table-cell table:style-name="ce64" table:number-columns-repeated="2"/>
          <table:table-cell table:style-name="ce64" office:value-type="float" office:value="999.92112" calcext:value-type="float">
            <text:p>999,9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8" calcext:value-type="float">
            <text:p>28</text:p>
          </table:table-cell>
          <table:table-cell table:style-name="ce52" office:value-type="float" office:value="1028.62112" calcext:value-type="float">
            <text:p>1028,6</text:p>
          </table:table-cell>
          <table:table-cell table:style-name="ce52" office:value-type="float" office:value="1012.736" calcext:value-type="float">
            <text:p>1012,7</text:p>
          </table:table-cell>
          <table:table-cell table:style-name="ce58" office:value-type="float" office:value="997.473" calcext:value-type="float">
            <text:p>997,5</text:p>
          </table:table-cell>
          <table:table-cell table:style-name="ce64"/>
          <table:table-cell office:value-type="string" calcext:value-type="string">
            <text:p>Standard Deviation</text:p>
          </table:table-cell>
          <table:table-cell table:formula="of:=STDEV([.$B$3:.$B$102])" office:value-type="float" office:value="19.7207118119323" calcext:value-type="float">
            <text:p>19,7207118119323</text:p>
          </table:table-cell>
          <table:table-cell table:style-name="ce64" table:number-columns-repeated="2"/>
          <table:table-cell table:style-name="ce64" office:value-type="float" office:value="994.92112" calcext:value-type="float">
            <text:p>994,9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9" calcext:value-type="float">
            <text:p>29</text:p>
          </table:table-cell>
          <table:table-cell table:style-name="ce52" office:value-type="float" office:value="974.52112" calcext:value-type="float">
            <text:p>974,5</text:p>
          </table:table-cell>
          <table:table-cell table:style-name="ce52" office:value-type="float" office:value="978.636" calcext:value-type="float">
            <text:p>978,6</text:p>
          </table:table-cell>
          <table:table-cell table:style-name="ce58" office:value-type="float" office:value="997.673" calcext:value-type="float">
            <text:p>997,7</text:p>
          </table:table-cell>
          <table:table-cell table:style-name="ce64"/>
          <table:table-cell office:value-type="string" calcext:value-type="string">
            <text:p>Kurtosis</text:p>
          </table:table-cell>
          <table:table-cell table:formula="of:=KURT([.$B$3:.$B$102])" office:value-type="float" office:value="-1.03970040994548" calcext:value-type="float">
            <text:p>-1,03970040994548</text:p>
          </table:table-cell>
          <table:table-cell table:style-name="ce64" table:number-columns-repeated="2"/>
          <table:table-cell table:style-name="ce64" office:value-type="float" office:value="1010.12112" calcext:value-type="float">
            <text:p>1010,1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0" calcext:value-type="float">
            <text:p>30</text:p>
          </table:table-cell>
          <table:table-cell table:style-name="ce52" office:value-type="float" office:value="992.62112" calcext:value-type="float">
            <text:p>992,6</text:p>
          </table:table-cell>
          <table:table-cell table:style-name="ce52" office:value-type="float" office:value="996.736" calcext:value-type="float">
            <text:p>996,7</text:p>
          </table:table-cell>
          <table:table-cell table:style-name="ce58" office:value-type="float" office:value="998.473" calcext:value-type="float">
            <text:p>998,5</text:p>
          </table:table-cell>
          <table:table-cell table:style-name="ce64"/>
          <table:table-cell office:value-type="string" calcext:value-type="string">
            <text:p>Skewness</text:p>
          </table:table-cell>
          <table:table-cell table:formula="of:=SKEW([.$B$3:.$B$102])" office:value-type="float" office:value="0.0271728765966178" calcext:value-type="float">
            <text:p>0,027172876596618</text:p>
          </table:table-cell>
          <table:table-cell table:style-name="ce64" table:number-columns-repeated="2"/>
          <table:table-cell table:style-name="ce64" office:value-type="float" office:value="976.52112" calcext:value-type="float">
            <text:p>976,5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1" calcext:value-type="float">
            <text:p>31</text:p>
          </table:table-cell>
          <table:table-cell table:style-name="ce52" office:value-type="float" office:value="980.42112" calcext:value-type="float">
            <text:p>980,4</text:p>
          </table:table-cell>
          <table:table-cell table:style-name="ce52" office:value-type="float" office:value="984.536" calcext:value-type="float">
            <text:p>984,5</text:p>
          </table:table-cell>
          <table:table-cell table:style-name="ce58" office:value-type="float" office:value="998.673" calcext:value-type="float">
            <text:p>998,7</text:p>
          </table:table-cell>
          <table:table-cell table:style-name="ce64"/>
          <table:table-cell office:value-type="string" calcext:value-type="string">
            <text:p>Range</text:p>
          </table:table-cell>
          <table:table-cell table:formula="of:=MAX([.$B$3:.$B$102])-MIN([.$B$3:.$B$102])" office:value-type="float" office:value="75.513999999999" calcext:value-type="float">
            <text:p>75,513999999999</text:p>
          </table:table-cell>
          <table:table-cell table:style-name="ce64" table:number-columns-repeated="2"/>
          <table:table-cell table:style-name="ce64" office:value-type="float" office:value="1018.52112" calcext:value-type="float">
            <text:p>1018,5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2" calcext:value-type="float">
            <text:p>32</text:p>
          </table:table-cell>
          <table:table-cell table:style-name="ce52" office:value-type="float" office:value="968.42112" calcext:value-type="float">
            <text:p>968,4</text:p>
          </table:table-cell>
          <table:table-cell table:style-name="ce52" office:value-type="float" office:value="982.536" calcext:value-type="float">
            <text:p>982,5</text:p>
          </table:table-cell>
          <table:table-cell table:style-name="ce58" office:value-type="float" office:value="999.373" calcext:value-type="float">
            <text:p>999,4</text:p>
          </table:table-cell>
          <table:table-cell table:style-name="ce64"/>
          <table:table-cell office:value-type="string" calcext:value-type="string">
            <text:p>Minimum</text:p>
          </table:table-cell>
          <table:table-cell table:formula="of:=MIN([.$B$3:.$B$102])" office:value-type="float" office:value="966.107120000001" calcext:value-type="float">
            <text:p>966,107120000001</text:p>
          </table:table-cell>
          <table:table-cell table:style-name="ce64" table:number-columns-repeated="2"/>
          <table:table-cell table:style-name="ce64" office:value-type="float" office:value="1041.62112" calcext:value-type="float">
            <text:p>1041,6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3" calcext:value-type="float">
            <text:p>33</text:p>
          </table:table-cell>
          <table:table-cell table:style-name="ce52" office:value-type="float" office:value="1006.42112" calcext:value-type="float">
            <text:p>1006,4</text:p>
          </table:table-cell>
          <table:table-cell table:style-name="ce52" office:value-type="float" office:value="980.536" calcext:value-type="float">
            <text:p>980,5</text:p>
          </table:table-cell>
          <table:table-cell table:style-name="ce58" office:value-type="float" office:value="999.773" calcext:value-type="float">
            <text:p>999,8</text:p>
          </table:table-cell>
          <table:table-cell table:style-name="ce64"/>
          <table:table-cell office:value-type="string" calcext:value-type="string">
            <text:p>Maximum</text:p>
          </table:table-cell>
          <table:table-cell table:formula="of:=MAX([.$B$3:.$B$102])" office:value-type="float" office:value="1041.62112" calcext:value-type="float">
            <text:p>1041,62112</text:p>
          </table:table-cell>
          <table:table-cell table:style-name="ce64" table:number-columns-repeated="2"/>
          <table:table-cell table:style-name="ce64" office:value-type="float" office:value="991.32112" calcext:value-type="float">
            <text:p>991,3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4" calcext:value-type="float">
            <text:p>34</text:p>
          </table:table-cell>
          <table:table-cell table:style-name="ce52" office:value-type="float" office:value="977.92112" calcext:value-type="float">
            <text:p>977,9</text:p>
          </table:table-cell>
          <table:table-cell table:style-name="ce52" office:value-type="float" office:value="982.036" calcext:value-type="float">
            <text:p>982,0</text:p>
          </table:table-cell>
          <table:table-cell table:style-name="ce58" office:value-type="float" office:value="1003.573" calcext:value-type="float">
            <text:p>1003,6</text:p>
          </table:table-cell>
          <table:table-cell table:style-name="ce64"/>
          <table:table-cell office:value-type="string" calcext:value-type="string">
            <text:p>Sum</text:p>
          </table:table-cell>
          <table:table-cell table:formula="of:=SUM([.$B$3:.$B$102])" office:value-type="float" office:value="100000" calcext:value-type="float">
            <text:p>100000</text:p>
          </table:table-cell>
          <table:table-cell table:style-name="ce64" table:number-columns-repeated="2"/>
          <table:table-cell table:style-name="ce64" office:value-type="float" office:value="1030.12112" calcext:value-type="float">
            <text:p>1030,1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5" calcext:value-type="float">
            <text:p>35</text:p>
          </table:table-cell>
          <table:table-cell table:style-name="ce52" office:value-type="float" office:value="1005.72112" calcext:value-type="float">
            <text:p>1005,7</text:p>
          </table:table-cell>
          <table:table-cell table:style-name="ce52" office:value-type="float" office:value="979.836" calcext:value-type="float">
            <text:p>979,8</text:p>
          </table:table-cell>
          <table:table-cell table:style-name="ce58" office:value-type="float" office:value="1006.173" calcext:value-type="float">
            <text:p>1006,2</text:p>
          </table:table-cell>
          <table:table-cell table:style-name="ce64"/>
          <table:table-cell office:value-type="string" calcext:value-type="string">
            <text:p>Count</text:p>
          </table:table-cell>
          <table:table-cell table:formula="of:=COUNT([.$B$3:.$B$102])" office:value-type="float" office:value="100" calcext:value-type="float">
            <text:p>100</text:p>
          </table:table-cell>
          <table:table-cell table:style-name="ce64" table:number-columns-repeated="2"/>
          <table:table-cell table:style-name="ce64" office:value-type="float" office:value="1020.32112" calcext:value-type="float">
            <text:p>1020,3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6" calcext:value-type="float">
            <text:p>36</text:p>
          </table:table-cell>
          <table:table-cell table:style-name="ce52" office:value-type="float" office:value="1033.52112" calcext:value-type="float">
            <text:p>1033,5</text:p>
          </table:table-cell>
          <table:table-cell table:style-name="ce52" office:value-type="float" office:value="1037.936" calcext:value-type="float">
            <text:p>1037,9</text:p>
          </table:table-cell>
          <table:table-cell table:style-name="ce58" office:value-type="float" office:value="1007.273" calcext:value-type="float">
            <text:p>1007,3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7" calcext:value-type="float">
            <text:p>37</text:p>
          </table:table-cell>
          <table:table-cell table:style-name="ce52" office:value-type="float" office:value="974.421120000001" calcext:value-type="float">
            <text:p>974,4</text:p>
          </table:table-cell>
          <table:table-cell table:style-name="ce52" office:value-type="float" office:value="983.536" calcext:value-type="float">
            <text:p>983,5</text:p>
          </table:table-cell>
          <table:table-cell table:style-name="ce58" office:value-type="float" office:value="1007.473" calcext:value-type="float">
            <text:p>1007,5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8" calcext:value-type="float">
            <text:p>38</text:p>
          </table:table-cell>
          <table:table-cell table:style-name="ce52" office:value-type="float" office:value="1007.10712" calcext:value-type="float">
            <text:p>1007,1</text:p>
          </table:table-cell>
          <table:table-cell table:style-name="ce52" office:value-type="float" office:value="1044.236" calcext:value-type="float">
            <text:p>1044,2</text:p>
          </table:table-cell>
          <table:table-cell table:style-name="ce58" office:value-type="float" office:value="1007.473" calcext:value-type="float">
            <text:p>1007,5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9" calcext:value-type="float">
            <text:p>39</text:p>
          </table:table-cell>
          <table:table-cell table:style-name="ce52" office:value-type="float" office:value="1004.32112" calcext:value-type="float">
            <text:p>1004,3</text:p>
          </table:table-cell>
          <table:table-cell table:style-name="ce52" office:value-type="float" office:value="978.436" calcext:value-type="float">
            <text:p>978,4</text:p>
          </table:table-cell>
          <table:table-cell table:style-name="ce58" office:value-type="float" office:value="1007.573" calcext:value-type="float">
            <text:p>1007,6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0" calcext:value-type="float">
            <text:p>40</text:p>
          </table:table-cell>
          <table:table-cell table:style-name="ce52" office:value-type="float" office:value="989.12112" calcext:value-type="float">
            <text:p>989,1</text:p>
          </table:table-cell>
          <table:table-cell table:style-name="ce52" office:value-type="float" office:value="993.236" calcext:value-type="float">
            <text:p>993,2</text:p>
          </table:table-cell>
          <table:table-cell table:style-name="ce58" office:value-type="float" office:value="1007.673" calcext:value-type="float">
            <text:p>1007,7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1" calcext:value-type="float">
            <text:p>41</text:p>
          </table:table-cell>
          <table:table-cell table:style-name="ce52" office:value-type="float" office:value="1029.12112" calcext:value-type="float">
            <text:p>1029,1</text:p>
          </table:table-cell>
          <table:table-cell table:style-name="ce52" office:value-type="float" office:value="1033.236" calcext:value-type="float">
            <text:p>1033,2</text:p>
          </table:table-cell>
          <table:table-cell table:style-name="ce58" office:value-type="float" office:value="1007.673" calcext:value-type="float">
            <text:p>1007,7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2" calcext:value-type="float">
            <text:p>42</text:p>
          </table:table-cell>
          <table:table-cell table:style-name="ce52" office:value-type="float" office:value="1000.92112" calcext:value-type="float">
            <text:p>1000,9</text:p>
          </table:table-cell>
          <table:table-cell table:style-name="ce52" office:value-type="float" office:value="1005.036" calcext:value-type="float">
            <text:p>1005,0</text:p>
          </table:table-cell>
          <table:table-cell table:style-name="ce58" office:value-type="float" office:value="1007.773" calcext:value-type="float">
            <text:p>1007,8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3" calcext:value-type="float">
            <text:p>43</text:p>
          </table:table-cell>
          <table:table-cell table:style-name="ce52" office:value-type="float" office:value="1006.52112" calcext:value-type="float">
            <text:p>1006,5</text:p>
          </table:table-cell>
          <table:table-cell table:style-name="ce52" office:value-type="float" office:value="980.636" calcext:value-type="float">
            <text:p>980,6</text:p>
          </table:table-cell>
          <table:table-cell table:style-name="ce58" office:value-type="float" office:value="1007.873" calcext:value-type="float">
            <text:p>1007,9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4" calcext:value-type="float">
            <text:p>44</text:p>
          </table:table-cell>
          <table:table-cell table:style-name="ce52" office:value-type="float" office:value="1024.92112" calcext:value-type="float">
            <text:p>1024,9</text:p>
          </table:table-cell>
          <table:table-cell table:style-name="ce52" office:value-type="float" office:value="1029.036" calcext:value-type="float">
            <text:p>1029,0</text:p>
          </table:table-cell>
          <table:table-cell table:style-name="ce58" office:value-type="float" office:value="1007.973" calcext:value-type="float">
            <text:p>1008,0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5" calcext:value-type="float">
            <text:p>45</text:p>
          </table:table-cell>
          <table:table-cell table:style-name="ce52" office:value-type="float" office:value="984.82112" calcext:value-type="float">
            <text:p>984,8</text:p>
          </table:table-cell>
          <table:table-cell table:style-name="ce52" office:value-type="float" office:value="988.936" calcext:value-type="float">
            <text:p>988,9</text:p>
          </table:table-cell>
          <table:table-cell table:style-name="ce58" office:value-type="float" office:value="1007.973" calcext:value-type="float">
            <text:p>1008,0</text:p>
          </table:table-cell>
          <table:table-cell table:style-name="ce64"/>
          <table:table-cell table:number-columns-repeated="9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6" calcext:value-type="float">
            <text:p>46</text:p>
          </table:table-cell>
          <table:table-cell table:style-name="ce52" office:value-type="float" office:value="1016.62112" calcext:value-type="float">
            <text:p>1016,6</text:p>
          </table:table-cell>
          <table:table-cell table:style-name="ce52" office:value-type="float" office:value="1013.236" calcext:value-type="float">
            <text:p>1013,2</text:p>
          </table:table-cell>
          <table:table-cell table:style-name="ce58" office:value-type="float" office:value="1008.073" calcext:value-type="float">
            <text:p>1008,1</text:p>
          </table:table-cell>
          <table:table-cell table:style-name="ce64"/>
          <table:table-cell table:number-columns-repeated="9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7" calcext:value-type="float">
            <text:p>47</text:p>
          </table:table-cell>
          <table:table-cell table:style-name="ce52" office:value-type="float" office:value="977.92112" calcext:value-type="float">
            <text:p>977,9</text:p>
          </table:table-cell>
          <table:table-cell table:style-name="ce52" office:value-type="float" office:value="982.036" calcext:value-type="float">
            <text:p>982,0</text:p>
          </table:table-cell>
          <table:table-cell table:style-name="ce58" office:value-type="float" office:value="1008.073" calcext:value-type="float">
            <text:p>1008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48" calcext:value-type="float">
            <text:p>48</text:p>
          </table:table-cell>
          <table:table-cell table:style-name="ce52" office:value-type="float" office:value="999.92112" calcext:value-type="float">
            <text:p>999,9</text:p>
          </table:table-cell>
          <table:table-cell table:style-name="ce52" office:value-type="float" office:value="1004.036" calcext:value-type="float">
            <text:p>1004,0</text:p>
          </table:table-cell>
          <table:table-cell table:style-name="ce58" office:value-type="float" office:value="1008.273" calcext:value-type="float">
            <text:p>1008,3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49" calcext:value-type="float">
            <text:p>49</text:p>
          </table:table-cell>
          <table:table-cell table:style-name="ce52" office:value-type="float" office:value="1021.12112" calcext:value-type="float">
            <text:p>1021,1</text:p>
          </table:table-cell>
          <table:table-cell table:style-name="ce52" office:value-type="float" office:value="1075.236" calcext:value-type="float">
            <text:p>1075,2</text:p>
          </table:table-cell>
          <table:table-cell table:style-name="ce58" office:value-type="float" office:value="1008.673" calcext:value-type="float">
            <text:p>1008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0" calcext:value-type="float">
            <text:p>50</text:p>
          </table:table-cell>
          <table:table-cell table:style-name="ce52" office:value-type="float" office:value="1007.52112" calcext:value-type="float">
            <text:p>1007,5</text:p>
          </table:table-cell>
          <table:table-cell table:style-name="ce52" office:value-type="float" office:value="978.636" calcext:value-type="float">
            <text:p>978,6</text:p>
          </table:table-cell>
          <table:table-cell table:style-name="ce58" office:value-type="float" office:value="1008.873" calcext:value-type="float">
            <text:p>1008,9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1" calcext:value-type="float">
            <text:p>51</text:p>
          </table:table-cell>
          <table:table-cell table:style-name="ce52" office:value-type="float" office:value="981.321120000001" calcext:value-type="float">
            <text:p>981,3</text:p>
          </table:table-cell>
          <table:table-cell table:style-name="ce52" office:value-type="float" office:value="985.436" calcext:value-type="float">
            <text:p>985,4</text:p>
          </table:table-cell>
          <table:table-cell table:style-name="ce58" office:value-type="float" office:value="1008.873" calcext:value-type="float">
            <text:p>1008,9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2" calcext:value-type="float">
            <text:p>52</text:p>
          </table:table-cell>
          <table:table-cell table:style-name="ce52" office:value-type="float" office:value="1014.12112" calcext:value-type="float">
            <text:p>1014,1</text:p>
          </table:table-cell>
          <table:table-cell table:style-name="ce52" office:value-type="float" office:value="1068.236" calcext:value-type="float">
            <text:p>1068,2</text:p>
          </table:table-cell>
          <table:table-cell table:style-name="ce58" office:value-type="float" office:value="1009.373" calcext:value-type="float">
            <text:p>1009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3" calcext:value-type="float">
            <text:p>53</text:p>
          </table:table-cell>
          <table:table-cell table:style-name="ce52" office:value-type="float" office:value="1027.82112" calcext:value-type="float">
            <text:p>1027,8</text:p>
          </table:table-cell>
          <table:table-cell table:style-name="ce52" office:value-type="float" office:value="1031.936" calcext:value-type="float">
            <text:p>1031,9</text:p>
          </table:table-cell>
          <table:table-cell table:style-name="ce58" office:value-type="float" office:value="1009.373" calcext:value-type="float">
            <text:p>1009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4" calcext:value-type="float">
            <text:p>54</text:p>
          </table:table-cell>
          <table:table-cell table:style-name="ce52" office:value-type="float" office:value="994.92112" calcext:value-type="float">
            <text:p>994,9</text:p>
          </table:table-cell>
          <table:table-cell table:style-name="ce52" office:value-type="float" office:value="999.036" calcext:value-type="float">
            <text:p>999,0</text:p>
          </table:table-cell>
          <table:table-cell table:style-name="ce58" office:value-type="float" office:value="1009.373" calcext:value-type="float">
            <text:p>1009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5" calcext:value-type="float">
            <text:p>55</text:p>
          </table:table-cell>
          <table:table-cell table:style-name="ce52" office:value-type="float" office:value="985.52112" calcext:value-type="float">
            <text:p>985,5</text:p>
          </table:table-cell>
          <table:table-cell table:style-name="ce52" office:value-type="float" office:value="979.636" calcext:value-type="float">
            <text:p>979,6</text:p>
          </table:table-cell>
          <table:table-cell table:style-name="ce58" office:value-type="float" office:value="1009.473" calcext:value-type="float">
            <text:p>1009,5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6" calcext:value-type="float">
            <text:p>56</text:p>
          </table:table-cell>
          <table:table-cell table:style-name="ce52" office:value-type="float" office:value="992.52112" calcext:value-type="float">
            <text:p>992,5</text:p>
          </table:table-cell>
          <table:table-cell table:style-name="ce52" office:value-type="float" office:value="996.636" calcext:value-type="float">
            <text:p>996,6</text:p>
          </table:table-cell>
          <table:table-cell table:style-name="ce58" office:value-type="float" office:value="1009.573" calcext:value-type="float">
            <text:p>1009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7" calcext:value-type="float">
            <text:p>57</text:p>
          </table:table-cell>
          <table:table-cell table:style-name="ce52" office:value-type="float" office:value="1018.92112" calcext:value-type="float">
            <text:p>1018,9</text:p>
          </table:table-cell>
          <table:table-cell table:style-name="ce52" office:value-type="float" office:value="1025.036" calcext:value-type="float">
            <text:p>1025,0</text:p>
          </table:table-cell>
          <table:table-cell table:style-name="ce58" office:value-type="float" office:value="1009.673" calcext:value-type="float">
            <text:p>1009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8" calcext:value-type="float">
            <text:p>58</text:p>
          </table:table-cell>
          <table:table-cell table:style-name="ce52" office:value-type="float" office:value="1019.32112" calcext:value-type="float">
            <text:p>1019,3</text:p>
          </table:table-cell>
          <table:table-cell table:style-name="ce52" office:value-type="float" office:value="1024.436" calcext:value-type="float">
            <text:p>1024,4</text:p>
          </table:table-cell>
          <table:table-cell table:style-name="ce58" office:value-type="float" office:value="1009.673" calcext:value-type="float">
            <text:p>1009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9" calcext:value-type="float">
            <text:p>59</text:p>
          </table:table-cell>
          <table:table-cell table:style-name="ce52" office:value-type="float" office:value="975.72112" calcext:value-type="float">
            <text:p>975,7</text:p>
          </table:table-cell>
          <table:table-cell table:style-name="ce52" office:value-type="float" office:value="979.836" calcext:value-type="float">
            <text:p>979,8</text:p>
          </table:table-cell>
          <table:table-cell table:style-name="ce58" office:value-type="float" office:value="1009.773" calcext:value-type="float">
            <text:p>1009,8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0" calcext:value-type="float">
            <text:p>60</text:p>
          </table:table-cell>
          <table:table-cell table:style-name="ce52" office:value-type="float" office:value="1010.12112" calcext:value-type="float">
            <text:p>1010,1</text:p>
          </table:table-cell>
          <table:table-cell table:style-name="ce52" office:value-type="float" office:value="984.236" calcext:value-type="float">
            <text:p>984,2</text:p>
          </table:table-cell>
          <table:table-cell table:style-name="ce58" office:value-type="float" office:value="1009.773" calcext:value-type="float">
            <text:p>1009,8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1" calcext:value-type="float">
            <text:p>61</text:p>
          </table:table-cell>
          <table:table-cell table:style-name="ce52" office:value-type="float" office:value="1028.82112" calcext:value-type="float">
            <text:p>1028,8</text:p>
          </table:table-cell>
          <table:table-cell table:style-name="ce52" office:value-type="float" office:value="1032.936" calcext:value-type="float">
            <text:p>1032,9</text:p>
          </table:table-cell>
          <table:table-cell table:style-name="ce58" office:value-type="float" office:value="1010.073" calcext:value-type="float">
            <text:p>1010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2" calcext:value-type="float">
            <text:p>62</text:p>
          </table:table-cell>
          <table:table-cell table:style-name="ce52" office:value-type="float" office:value="1024.62112" calcext:value-type="float">
            <text:p>1024,6</text:p>
          </table:table-cell>
          <table:table-cell table:style-name="ce52" office:value-type="float" office:value="1028.736" calcext:value-type="float">
            <text:p>1028,7</text:p>
          </table:table-cell>
          <table:table-cell table:style-name="ce58" office:value-type="float" office:value="1010.073" calcext:value-type="float">
            <text:p>1010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3" calcext:value-type="float">
            <text:p>63</text:p>
          </table:table-cell>
          <table:table-cell table:style-name="ce52" office:value-type="float" office:value="1011.22112" calcext:value-type="float">
            <text:p>1011,2</text:p>
          </table:table-cell>
          <table:table-cell table:style-name="ce52" office:value-type="float" office:value="985.336" calcext:value-type="float">
            <text:p>985,3</text:p>
          </table:table-cell>
          <table:table-cell table:style-name="ce58" office:value-type="float" office:value="1010.073" calcext:value-type="float">
            <text:p>1010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4" calcext:value-type="float">
            <text:p>64</text:p>
          </table:table-cell>
          <table:table-cell table:style-name="ce52" office:value-type="float" office:value="1006.62112" calcext:value-type="float">
            <text:p>1006,6</text:p>
          </table:table-cell>
          <table:table-cell table:style-name="ce52" office:value-type="float" office:value="980.736" calcext:value-type="float">
            <text:p>980,7</text:p>
          </table:table-cell>
          <table:table-cell table:style-name="ce58" office:value-type="float" office:value="1011.073" calcext:value-type="float">
            <text:p>1011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5" calcext:value-type="float">
            <text:p>65</text:p>
          </table:table-cell>
          <table:table-cell table:style-name="ce52" office:value-type="float" office:value="1025.52112" calcext:value-type="float">
            <text:p>1025,5</text:p>
          </table:table-cell>
          <table:table-cell table:style-name="ce52" office:value-type="float" office:value="1029.636" calcext:value-type="float">
            <text:p>1029,6</text:p>
          </table:table-cell>
          <table:table-cell table:style-name="ce58" office:value-type="float" office:value="1011.073" calcext:value-type="float">
            <text:p>1011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6" calcext:value-type="float">
            <text:p>66</text:p>
          </table:table-cell>
          <table:table-cell table:style-name="ce52" office:value-type="float" office:value="976.52112" calcext:value-type="float">
            <text:p>976,5</text:p>
          </table:table-cell>
          <table:table-cell table:style-name="ce52" office:value-type="float" office:value="980.636" calcext:value-type="float">
            <text:p>980,6</text:p>
          </table:table-cell>
          <table:table-cell table:style-name="ce58" office:value-type="float" office:value="1011.373" calcext:value-type="float">
            <text:p>1011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7" calcext:value-type="float">
            <text:p>67</text:p>
          </table:table-cell>
          <table:table-cell table:style-name="ce52" office:value-type="float" office:value="1004.52112" calcext:value-type="float">
            <text:p>1004,5</text:p>
          </table:table-cell>
          <table:table-cell table:style-name="ce52" office:value-type="float" office:value="978.636" calcext:value-type="float">
            <text:p>978,6</text:p>
          </table:table-cell>
          <table:table-cell table:style-name="ce58" office:value-type="float" office:value="1011.573" calcext:value-type="float">
            <text:p>1011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8" calcext:value-type="float">
            <text:p>68</text:p>
          </table:table-cell>
          <table:table-cell table:style-name="ce52" office:value-type="float" office:value="1006.22112" calcext:value-type="float">
            <text:p>1006,2</text:p>
          </table:table-cell>
          <table:table-cell table:style-name="ce52" office:value-type="float" office:value="980.336" calcext:value-type="float">
            <text:p>980,3</text:p>
          </table:table-cell>
          <table:table-cell table:style-name="ce58" office:value-type="float" office:value="1011.673" calcext:value-type="float">
            <text:p>1011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9" calcext:value-type="float">
            <text:p>69</text:p>
          </table:table-cell>
          <table:table-cell table:style-name="ce52" office:value-type="float" office:value="966.107120000001" calcext:value-type="float">
            <text:p>966,1</text:p>
          </table:table-cell>
          <table:table-cell table:style-name="ce52" office:value-type="float" office:value="978.436" calcext:value-type="float">
            <text:p>978,4</text:p>
          </table:table-cell>
          <table:table-cell table:style-name="ce58" office:value-type="float" office:value="1011.773" calcext:value-type="float">
            <text:p>1011,8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0" calcext:value-type="float">
            <text:p>70</text:p>
          </table:table-cell>
          <table:table-cell table:style-name="ce52" office:value-type="float" office:value="973.22112" calcext:value-type="float">
            <text:p>973,2</text:p>
          </table:table-cell>
          <table:table-cell table:style-name="ce52" office:value-type="float" office:value="987.336" calcext:value-type="float">
            <text:p>987,3</text:p>
          </table:table-cell>
          <table:table-cell table:style-name="ce58" office:value-type="float" office:value="1011.873" calcext:value-type="float">
            <text:p>1011,9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1" calcext:value-type="float">
            <text:p>71</text:p>
          </table:table-cell>
          <table:table-cell table:style-name="ce52" office:value-type="float" office:value="1018.72112" calcext:value-type="float">
            <text:p>1018,7</text:p>
          </table:table-cell>
          <table:table-cell table:style-name="ce52" office:value-type="float" office:value="1072.836" calcext:value-type="float">
            <text:p>1072,8</text:p>
          </table:table-cell>
          <table:table-cell table:style-name="ce58" office:value-type="float" office:value="1012.073" calcext:value-type="float">
            <text:p>1012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2" calcext:value-type="float">
            <text:p>72</text:p>
          </table:table-cell>
          <table:table-cell table:style-name="ce52" office:value-type="float" office:value="1018.52112" calcext:value-type="float">
            <text:p>1018,5</text:p>
          </table:table-cell>
          <table:table-cell table:style-name="ce52" office:value-type="float" office:value="1012.636" calcext:value-type="float">
            <text:p>1012,6</text:p>
          </table:table-cell>
          <table:table-cell table:style-name="ce58" office:value-type="float" office:value="1012.073" calcext:value-type="float">
            <text:p>1012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3" calcext:value-type="float">
            <text:p>73</text:p>
          </table:table-cell>
          <table:table-cell table:style-name="ce52" office:value-type="float" office:value="1015.42112" calcext:value-type="float">
            <text:p>1015,4</text:p>
          </table:table-cell>
          <table:table-cell table:style-name="ce52" office:value-type="float" office:value="1015.536" calcext:value-type="float">
            <text:p>1015,5</text:p>
          </table:table-cell>
          <table:table-cell table:style-name="ce58" office:value-type="float" office:value="1012.273" calcext:value-type="float">
            <text:p>1012,3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4" calcext:value-type="float">
            <text:p>74</text:p>
          </table:table-cell>
          <table:table-cell table:style-name="ce52" office:value-type="float" office:value="1019.52112" calcext:value-type="float">
            <text:p>1019,5</text:p>
          </table:table-cell>
          <table:table-cell table:style-name="ce52" office:value-type="float" office:value="1013.636" calcext:value-type="float">
            <text:p>1013,6</text:p>
          </table:table-cell>
          <table:table-cell table:style-name="ce58" office:value-type="float" office:value="1012.473" calcext:value-type="float">
            <text:p>1012,5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5" calcext:value-type="float">
            <text:p>75</text:p>
          </table:table-cell>
          <table:table-cell table:style-name="ce52" office:value-type="float" office:value="1000.92112" calcext:value-type="float">
            <text:p>1000,9</text:p>
          </table:table-cell>
          <table:table-cell table:style-name="ce52" office:value-type="float" office:value="1005.036" calcext:value-type="float">
            <text:p>1005,0</text:p>
          </table:table-cell>
          <table:table-cell table:style-name="ce58" office:value-type="float" office:value="1012.473" calcext:value-type="float">
            <text:p>1012,5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6" calcext:value-type="float">
            <text:p>76</text:p>
          </table:table-cell>
          <table:table-cell table:style-name="ce52" office:value-type="float" office:value="1018.22112" calcext:value-type="float">
            <text:p>1018,2</text:p>
          </table:table-cell>
          <table:table-cell table:style-name="ce52" office:value-type="float" office:value="1014.336" calcext:value-type="float">
            <text:p>1014,3</text:p>
          </table:table-cell>
          <table:table-cell table:style-name="ce58" office:value-type="float" office:value="1012.573" calcext:value-type="float">
            <text:p>1012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7" calcext:value-type="float">
            <text:p>77</text:p>
          </table:table-cell>
          <table:table-cell table:style-name="ce52" office:value-type="float" office:value="994.92112" calcext:value-type="float">
            <text:p>994,9</text:p>
          </table:table-cell>
          <table:table-cell table:style-name="ce52" office:value-type="float" office:value="999.036" calcext:value-type="float">
            <text:p>999,0</text:p>
          </table:table-cell>
          <table:table-cell table:style-name="ce58" office:value-type="float" office:value="1012.573" calcext:value-type="float">
            <text:p>1012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8" calcext:value-type="float">
            <text:p>78</text:p>
          </table:table-cell>
          <table:table-cell table:style-name="ce52" office:value-type="float" office:value="1041.62112" calcext:value-type="float">
            <text:p>1041,6</text:p>
          </table:table-cell>
          <table:table-cell table:style-name="ce52" office:value-type="float" office:value="985.736" calcext:value-type="float">
            <text:p>985,7</text:p>
          </table:table-cell>
          <table:table-cell table:style-name="ce58" office:value-type="float" office:value="1012.673" calcext:value-type="float">
            <text:p>1012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9" calcext:value-type="float">
            <text:p>79</text:p>
          </table:table-cell>
          <table:table-cell table:style-name="ce52" office:value-type="float" office:value="974.32112" calcext:value-type="float">
            <text:p>974,3</text:p>
          </table:table-cell>
          <table:table-cell table:style-name="ce52" office:value-type="float" office:value="978.436" calcext:value-type="float">
            <text:p>978,4</text:p>
          </table:table-cell>
          <table:table-cell table:style-name="ce58" office:value-type="float" office:value="1012.673" calcext:value-type="float">
            <text:p>1012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0" calcext:value-type="float">
            <text:p>80</text:p>
          </table:table-cell>
          <table:table-cell table:style-name="ce52" office:value-type="float" office:value="982.12112" calcext:value-type="float">
            <text:p>982,1</text:p>
          </table:table-cell>
          <table:table-cell table:style-name="ce52" office:value-type="float" office:value="986.236" calcext:value-type="float">
            <text:p>986,2</text:p>
          </table:table-cell>
          <table:table-cell table:style-name="ce58" office:value-type="float" office:value="1012.673" calcext:value-type="float">
            <text:p>1012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1" calcext:value-type="float">
            <text:p>81</text:p>
          </table:table-cell>
          <table:table-cell table:style-name="ce52" office:value-type="float" office:value="1009.52112" calcext:value-type="float">
            <text:p>1009,5</text:p>
          </table:table-cell>
          <table:table-cell table:style-name="ce52" office:value-type="float" office:value="983.636" calcext:value-type="float">
            <text:p>983,6</text:p>
          </table:table-cell>
          <table:table-cell table:style-name="ce58" office:value-type="float" office:value="1012.773" calcext:value-type="float">
            <text:p>1012,8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2" calcext:value-type="float">
            <text:p>82</text:p>
          </table:table-cell>
          <table:table-cell table:style-name="ce52" office:value-type="float" office:value="1025.72112" calcext:value-type="float">
            <text:p>1025,7</text:p>
          </table:table-cell>
          <table:table-cell table:style-name="ce52" office:value-type="float" office:value="1029.836" calcext:value-type="float">
            <text:p>1029,8</text:p>
          </table:table-cell>
          <table:table-cell table:style-name="ce58" office:value-type="float" office:value="1013.073" calcext:value-type="float">
            <text:p>1013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3" calcext:value-type="float">
            <text:p>83</text:p>
          </table:table-cell>
          <table:table-cell table:style-name="ce52" office:value-type="float" office:value="1021.02112" calcext:value-type="float">
            <text:p>1021,0</text:p>
          </table:table-cell>
          <table:table-cell table:style-name="ce52" office:value-type="float" office:value="1015.136" calcext:value-type="float">
            <text:p>1015,1</text:p>
          </table:table-cell>
          <table:table-cell table:style-name="ce58" office:value-type="float" office:value="1013.273" calcext:value-type="float">
            <text:p>1013,3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4" calcext:value-type="float">
            <text:p>84</text:p>
          </table:table-cell>
          <table:table-cell table:style-name="ce52" office:value-type="float" office:value="991.32112" calcext:value-type="float">
            <text:p>991,3</text:p>
          </table:table-cell>
          <table:table-cell table:style-name="ce52" office:value-type="float" office:value="995.436" calcext:value-type="float">
            <text:p>995,4</text:p>
          </table:table-cell>
          <table:table-cell table:style-name="ce58" office:value-type="float" office:value="1013.573" calcext:value-type="float">
            <text:p>1013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5" calcext:value-type="float">
            <text:p>85</text:p>
          </table:table-cell>
          <table:table-cell table:style-name="ce52" office:value-type="float" office:value="996.22112" calcext:value-type="float">
            <text:p>996,2</text:p>
          </table:table-cell>
          <table:table-cell table:style-name="ce52" office:value-type="float" office:value="1000.336" calcext:value-type="float">
            <text:p>1000,3</text:p>
          </table:table-cell>
          <table:table-cell table:style-name="ce58" office:value-type="float" office:value="1013.873" calcext:value-type="float">
            <text:p>1013,9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6" calcext:value-type="float">
            <text:p>86</text:p>
          </table:table-cell>
          <table:table-cell table:style-name="ce52" office:value-type="float" office:value="974.42112" calcext:value-type="float">
            <text:p>974,4</text:p>
          </table:table-cell>
          <table:table-cell table:style-name="ce52" office:value-type="float" office:value="978.536" calcext:value-type="float">
            <text:p>978,5</text:p>
          </table:table-cell>
          <table:table-cell table:style-name="ce58" office:value-type="float" office:value="1014.073" calcext:value-type="float">
            <text:p>1014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7" calcext:value-type="float">
            <text:p>87</text:p>
          </table:table-cell>
          <table:table-cell table:style-name="ce52" office:value-type="float" office:value="1014.52112" calcext:value-type="float">
            <text:p>1014,5</text:p>
          </table:table-cell>
          <table:table-cell table:style-name="ce52" office:value-type="float" office:value="985.636" calcext:value-type="float">
            <text:p>985,6</text:p>
          </table:table-cell>
          <table:table-cell table:style-name="ce58" office:value-type="float" office:value="1014.073" calcext:value-type="float">
            <text:p>1014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8" calcext:value-type="float">
            <text:p>88</text:p>
          </table:table-cell>
          <table:table-cell table:style-name="ce52" office:value-type="float" office:value="979.52112" calcext:value-type="float">
            <text:p>979,5</text:p>
          </table:table-cell>
          <table:table-cell table:style-name="ce52" office:value-type="float" office:value="983.636" calcext:value-type="float">
            <text:p>983,6</text:p>
          </table:table-cell>
          <table:table-cell table:style-name="ce58" office:value-type="float" office:value="1014.273" calcext:value-type="float">
            <text:p>1014,3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9" calcext:value-type="float">
            <text:p>89</text:p>
          </table:table-cell>
          <table:table-cell table:style-name="ce52" office:value-type="float" office:value="1016.92112" calcext:value-type="float">
            <text:p>1016,9</text:p>
          </table:table-cell>
          <table:table-cell table:style-name="ce52" office:value-type="float" office:value="1046.236" calcext:value-type="float">
            <text:p>1046,2</text:p>
          </table:table-cell>
          <table:table-cell table:style-name="ce58" office:value-type="float" office:value="1014.373" calcext:value-type="float">
            <text:p>1014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0" calcext:value-type="float">
            <text:p>90</text:p>
          </table:table-cell>
          <table:table-cell table:style-name="ce52" office:value-type="float" office:value="1030.12112" calcext:value-type="float">
            <text:p>1030,1</text:p>
          </table:table-cell>
          <table:table-cell table:style-name="ce52" office:value-type="float" office:value="1034.236" calcext:value-type="float">
            <text:p>1034,2</text:p>
          </table:table-cell>
          <table:table-cell table:style-name="ce58" office:value-type="float" office:value="1014.373" calcext:value-type="float">
            <text:p>1014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1" calcext:value-type="float">
            <text:p>91</text:p>
          </table:table-cell>
          <table:table-cell table:style-name="ce52" office:value-type="float" office:value="994.72112" calcext:value-type="float">
            <text:p>994,7</text:p>
          </table:table-cell>
          <table:table-cell table:style-name="ce52" office:value-type="float" office:value="998.836" calcext:value-type="float">
            <text:p>998,8</text:p>
          </table:table-cell>
          <table:table-cell table:style-name="ce58" office:value-type="float" office:value="1014.473" calcext:value-type="float">
            <text:p>1014,5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2" calcext:value-type="float">
            <text:p>92</text:p>
          </table:table-cell>
          <table:table-cell table:style-name="ce52" office:value-type="float" office:value="983.22112" calcext:value-type="float">
            <text:p>983,2</text:p>
          </table:table-cell>
          <table:table-cell table:style-name="ce52" office:value-type="float" office:value="987.336" calcext:value-type="float">
            <text:p>987,3</text:p>
          </table:table-cell>
          <table:table-cell table:style-name="ce58" office:value-type="float" office:value="1014.473" calcext:value-type="float">
            <text:p>1014,5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3" calcext:value-type="float">
            <text:p>93</text:p>
          </table:table-cell>
          <table:table-cell table:style-name="ce52" office:value-type="float" office:value="986.92112" calcext:value-type="float">
            <text:p>986,9</text:p>
          </table:table-cell>
          <table:table-cell table:style-name="ce52" office:value-type="float" office:value="991.036" calcext:value-type="float">
            <text:p>991,0</text:p>
          </table:table-cell>
          <table:table-cell table:style-name="ce58" office:value-type="float" office:value="1014.673" calcext:value-type="float">
            <text:p>1014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4" calcext:value-type="float">
            <text:p>94</text:p>
          </table:table-cell>
          <table:table-cell table:style-name="ce52" office:value-type="float" office:value="1014.62112" calcext:value-type="float">
            <text:p>1014,6</text:p>
          </table:table-cell>
          <table:table-cell table:style-name="ce52" office:value-type="float" office:value="1023.736" calcext:value-type="float">
            <text:p>1023,7</text:p>
          </table:table-cell>
          <table:table-cell table:style-name="ce58" office:value-type="float" office:value="1015.273" calcext:value-type="float">
            <text:p>1015,3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5" calcext:value-type="float">
            <text:p>95</text:p>
          </table:table-cell>
          <table:table-cell table:style-name="ce52" office:value-type="float" office:value="978.62112" calcext:value-type="float">
            <text:p>978,6</text:p>
          </table:table-cell>
          <table:table-cell table:style-name="ce52" office:value-type="float" office:value="982.736" calcext:value-type="float">
            <text:p>982,7</text:p>
          </table:table-cell>
          <table:table-cell table:style-name="ce58" office:value-type="float" office:value="1015.573" calcext:value-type="float">
            <text:p>1015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6" calcext:value-type="float">
            <text:p>96</text:p>
          </table:table-cell>
          <table:table-cell table:style-name="ce52" office:value-type="float" office:value="1020.32112" calcext:value-type="float">
            <text:p>1020,3</text:p>
          </table:table-cell>
          <table:table-cell table:style-name="ce52" office:value-type="float" office:value="1028.236" calcext:value-type="float">
            <text:p>1028,2</text:p>
          </table:table-cell>
          <table:table-cell table:style-name="ce58" office:value-type="float" office:value="983.673" calcext:value-type="float">
            <text:p>983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7" calcext:value-type="float">
            <text:p>97</text:p>
          </table:table-cell>
          <table:table-cell table:style-name="ce52" office:value-type="float" office:value="991.12112" calcext:value-type="float">
            <text:p>991,1</text:p>
          </table:table-cell>
          <table:table-cell table:style-name="ce52" office:value-type="float" office:value="995.236" calcext:value-type="float">
            <text:p>995,2</text:p>
          </table:table-cell>
          <table:table-cell table:style-name="ce58" office:value-type="float" office:value="982.773" calcext:value-type="float">
            <text:p>982,8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8" calcext:value-type="float">
            <text:p>98</text:p>
          </table:table-cell>
          <table:table-cell table:style-name="ce52" office:value-type="float" office:value="995.12112" calcext:value-type="float">
            <text:p>995,1</text:p>
          </table:table-cell>
          <table:table-cell table:style-name="ce52" office:value-type="float" office:value="999.236" calcext:value-type="float">
            <text:p>999,2</text:p>
          </table:table-cell>
          <table:table-cell table:style-name="ce58" office:value-type="float" office:value="976.173" calcext:value-type="float">
            <text:p>976,2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9" calcext:value-type="float">
            <text:p>99</text:p>
          </table:table-cell>
          <table:table-cell table:style-name="ce52" office:value-type="float" office:value="1006.22112" calcext:value-type="float">
            <text:p>1006,2</text:p>
          </table:table-cell>
          <table:table-cell table:style-name="ce52" office:value-type="float" office:value="980.336" calcext:value-type="float">
            <text:p>980,3</text:p>
          </table:table-cell>
          <table:table-cell table:style-name="ce58" office:value-type="float" office:value="1014.373" calcext:value-type="float">
            <text:p>1014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9" office:value-type="float" office:value="100" calcext:value-type="float">
            <text:p>100</text:p>
          </table:table-cell>
          <table:table-cell table:style-name="ce53" office:value-type="float" office:value="981.22112" calcext:value-type="float">
            <text:p>981,2</text:p>
          </table:table-cell>
          <table:table-cell table:style-name="ce53" office:value-type="float" office:value="985.336" calcext:value-type="float">
            <text:p>985,3</text:p>
          </table:table-cell>
          <table:table-cell table:style-name="ce60" office:value-type="float" office:value="1020.373" calcext:value-type="float">
            <text:p>1020,4</text:p>
          </table:table-cell>
          <table:table-cell table:style-name="ce64"/>
          <table:table-cell table:number-columns-repeated="1019"/>
        </table:table-row>
        <table:table-row table:style-name="ro3" table:number-rows-repeated="2">
          <table:table-cell/>
          <table:table-cell table:style-name="ce54" table:number-columns-repeated="3"/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6.3" calcext:value-type="float">
            <text:p>1006,3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5.3" calcext:value-type="float">
            <text:p>1015,3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8.3" calcext:value-type="float">
            <text:p>1018,3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942.9" calcext:value-type="float">
            <text:p>942,9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" calcext:value-type="float">
            <text:p>1000,0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8.9" calcext:value-type="float">
            <text:p>1008,9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2.8" calcext:value-type="float">
            <text:p>1012,8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1.2" calcext:value-type="float">
            <text:p>1001,2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8.9" calcext:value-type="float">
            <text:p>1018,9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1.4" calcext:value-type="float">
            <text:p>1001,4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" calcext:value-type="float">
            <text:p>1000,0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.1" calcext:value-type="float">
            <text:p>1000,1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2.1" calcext:value-type="float">
            <text:p>1002,1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931.9" calcext:value-type="float">
            <text:p>931,9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5.5" calcext:value-type="float">
            <text:p>1015,5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.4" calcext:value-type="float">
            <text:p>1000,4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6.6" calcext:value-type="float">
            <text:p>1016,6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937.5" calcext:value-type="float">
            <text:p>937,5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2.5" calcext:value-type="float">
            <text:p>1002,5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940.3" calcext:value-type="float">
            <text:p>940,3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.2" calcext:value-type="float">
            <text:p>1000,2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5.2" calcext:value-type="float">
            <text:p>1015,2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" calcext:value-type="float">
            <text:p>1000,0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" calcext:value-type="float">
            <text:p>1000,0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2.2" calcext:value-type="float">
            <text:p>1012,2</text:p>
          </table:table-cell>
          <table:table-cell table:style-name="ce64"/>
          <table:table-cell table:number-columns-repeated="1019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8" calcext:value-type="float">
            <text:p>1014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30.8" calcext:value-type="float">
            <text:p>930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4.5" calcext:value-type="float">
            <text:p>944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4" calcext:value-type="float">
            <text:p>10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8.5" calcext:value-type="float">
            <text:p>1018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6.3" calcext:value-type="float">
            <text:p>1016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3" calcext:value-type="float">
            <text:p>1014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3" calcext:value-type="float">
            <text:p>1012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3.8" calcext:value-type="float">
            <text:p>1013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1.6" calcext:value-type="float">
            <text:p>1011,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9.4" calcext:value-type="float">
            <text:p>949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3" calcext:value-type="float">
            <text:p>1015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7" calcext:value-type="float">
            <text:p>1010,7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2" calcext:value-type="float">
            <text:p>1010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" calcext:value-type="float">
            <text:p>101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5" calcext:value-type="float">
            <text:p>94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6.8" calcext:value-type="float">
            <text:p>1016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4" calcext:value-type="float">
            <text:p>1012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0.8" calcext:value-type="float">
            <text:p>940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7" calcext:value-type="float">
            <text:p>1010,7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5" calcext:value-type="float">
            <text:p>1012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3.8" calcext:value-type="float">
            <text:p>1013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8" calcext:value-type="float">
            <text:p>1015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00" calcext:value-type="float">
            <text:p>10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36.4" calcext:value-type="float">
            <text:p>936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7.2" calcext:value-type="float">
            <text:p>1017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" calcext:value-type="float">
            <text:p>101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3.7" calcext:value-type="float">
            <text:p>943,7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8" calcext:value-type="float">
            <text:p>1010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1.4" calcext:value-type="float">
            <text:p>1011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8.4" calcext:value-type="float">
            <text:p>1018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8" calcext:value-type="float">
            <text:p>1014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2" calcext:value-type="float">
            <text:p>1015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1.6" calcext:value-type="float">
            <text:p>1011,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6" calcext:value-type="float">
            <text:p>101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4.7" calcext:value-type="float">
            <text:p>944,7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0.5" calcext:value-type="float">
            <text:p>940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7.1" calcext:value-type="float">
            <text:p>1017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5" calcext:value-type="float">
            <text:p>1012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1.4" calcext:value-type="float">
            <text:p>941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4" calcext:value-type="float">
            <text:p>1012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4" calcext:value-type="float">
            <text:p>10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1" calcext:value-type="float">
            <text:p>1012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31.3" calcext:value-type="float">
            <text:p>931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9.1" calcext:value-type="float">
            <text:p>1019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6" calcext:value-type="float">
            <text:p>1014,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4" calcext:value-type="float">
            <text:p>1014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00.2" calcext:value-type="float">
            <text:p>1000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4" calcext:value-type="float">
            <text:p>1015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6.8" calcext:value-type="float">
            <text:p>1016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1" calcext:value-type="float">
            <text:p>1014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8" calcext:value-type="float">
            <text:p>1010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37.5" calcext:value-type="float">
            <text:p>937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2" calcext:value-type="float">
            <text:p>1010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8" calcext:value-type="float">
            <text:p>101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4" calcext:value-type="float">
            <text:p>1015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1.6" calcext:value-type="float">
            <text:p>941,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00" calcext:value-type="float">
            <text:p>10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7.2" calcext:value-type="float">
            <text:p>1017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1" calcext:value-type="float">
            <text:p>1012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3" calcext:value-type="float">
            <text:p>1010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7.4" calcext:value-type="float">
            <text:p>1017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4" calcext:value-type="float">
            <text:p>1015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8" calcext:value-type="float">
            <text:p>1012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6" calcext:value-type="float">
            <text:p>94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6" calcext:value-type="float">
            <text:p>1010,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9.1" calcext:value-type="float">
            <text:p>1019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8" calcext:value-type="float">
            <text:p>1012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5" calcext:value-type="float">
            <text:p>1010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5" calcext:value-type="float">
            <text:p>1014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00" calcext:value-type="float">
            <text:p>10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7" calcext:value-type="float">
            <text:p>1017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1" calcext:value-type="float">
            <text:p>101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1" calcext:value-type="float">
            <text:p>1012,1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64"/>
          <table:table-cell table:style-name="ce75" office:value-type="float" office:value="1017.1" calcext:value-type="float">
            <text:p>1017,1</text:p>
          </table:table-cell>
          <table:table-cell table:number-columns-repeated="1018"/>
        </table:table-row>
        <table:table-row table:style-name="ro3" table:number-rows-repeated="1086">
          <table:table-cell table:number-columns-repeated="4"/>
          <table:table-cell table:style-name="ce64"/>
          <table:table-cell table:number-columns-repeated="1019"/>
        </table:table-row>
        <table:table-row table:style-name="ro3" table:number-rows-repeated="1047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koncentracji" table:style-name="ta5">
        <office:forms form:automatic-focus="false" form:apply-design-mode="false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visibility="collapse" table:default-cell-style-name="Default"/>
        <table:table-column table:style-name="co13" table:visibility="collapse" table:default-cell-style-name="Default"/>
        <table:table-column table:style-name="co40" table:visibility="collapse" table:default-cell-style-name="Default"/>
        <table:table-column table:style-name="co41" table:visibility="collapse" table:default-cell-style-name="Default"/>
        <table:table-column table:style-name="co4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3">
          <table:table-cell table:style-name="ce257" office:value-type="string" calcext:value-type="string" table:number-columns-spanned="3" table:number-rows-spanned="1">
            <text:p>Punktacja z testu</text:p>
          </table:table-cell>
          <table:covered-table-cell table:style-name="ce122"/>
          <table:covered-table-cell table:style-name="ce124"/>
          <table:table-cell table:style-name="ce237" table:number-columns-repeated="4"/>
          <table:table-cell table:style-name="ce55"/>
          <table:table-cell table:number-columns-repeated="3"/>
          <table:table-cell table:style-name="ce237"/>
          <table:table-cell table:style-name="ce55"/>
          <table:table-cell table:number-columns-repeated="1011"/>
        </table:table-row>
        <table:table-row table:style-name="ro3">
          <table:table-cell table:style-name="ce117" office:value-type="string" calcext:value-type="string">
            <text:p>Nr</text:p>
          </table:table-cell>
          <table:table-cell table:style-name="ce123" office:value-type="string" calcext:value-type="string">
            <text:p>Grupa1</text:p>
          </table:table-cell>
          <table:table-cell table:style-name="ce123" office:value-type="string" calcext:value-type="string">
            <text:p>Grupa2</text:p>
          </table:table-cell>
          <table:table-cell table:style-name="ce87"/>
          <table:table-cell table:style-name="ce123"/>
          <table:table-cell table:style-name="ce123" office:value-type="string" calcext:value-type="string">
            <text:p>Gr. 1</text:p>
          </table:table-cell>
          <table:table-cell table:style-name="ce123" office:value-type="string" calcext:value-type="string">
            <text:p>Gr.2</text:p>
          </table:table-cell>
          <table:table-cell table:style-name="ce55"/>
          <table:table-cell table:style-name="ce123" office:value-type="string" calcext:value-type="string">
            <text:p><text:s/></text:p>
          </table:table-cell>
          <table:table-cell table:style-name="ce257" office:value-type="string" calcext:value-type="string" table:number-columns-spanned="2" table:number-rows-spanned="1">
            <text:p>Liczebność</text:p>
          </table:table-cell>
          <table:covered-table-cell table:style-name="ce124"/>
          <table:table-cell table:style-name="ce135"/>
          <table:table-cell table:style-name="ce87"/>
          <table:table-cell table:style-name="ce137"/>
          <table:table-cell table:number-columns-repeated="1010"/>
        </table:table-row>
        <table:table-row table:style-name="ro3">
          <table:table-cell table:style-name="ce118" office:value-type="float" office:value="1" calcext:value-type="float">
            <text:p>1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100" calcext:value-type="float">
            <text:p>100</text:p>
          </table:table-cell>
          <table:table-cell table:style-name="ce55"/>
          <table:table-cell table:style-name="ce118" office:value-type="string" calcext:value-type="string">
            <text:p>Średnia</text:p>
          </table:table-cell>
          <table:table-cell table:style-name="ce125" table:formula="of:=AVERAGE([.B3:.B32])" office:value-type="float" office:value="58.2" calcext:value-type="float">
            <text:p>58,20</text:p>
          </table:table-cell>
          <table:table-cell table:style-name="ce128" table:formula="of:=AVERAGE([.C3:.C32])" office:value-type="float" office:value="58" calcext:value-type="float">
            <text:p>58,00</text:p>
          </table:table-cell>
          <table:table-cell table:style-name="ce55"/>
          <table:table-cell table:style-name="ce131" office:value-type="string" calcext:value-type="string">
            <text:p>Punktacja</text:p>
          </table:table-cell>
          <table:table-cell table:style-name="ce118" office:value-type="string" calcext:value-type="string">
            <text:p>Gr. 1</text:p>
          </table:table-cell>
          <table:table-cell table:style-name="ce134" office:value-type="string" calcext:value-type="string">
            <text:p>Gr. 2</text:p>
          </table:table-cell>
          <table:table-cell table:style-name="ce63"/>
          <table:table-cell table:style-name="ce55">
            <draw:frame table:end-cell-address="M_koncentracji.S15" table:end-x="4.22mm" table:end-y="2.63mm" draw:z-index="0" draw:name="Chart 1" draw:style-name="gr2" draw:text-style-name="P2" svg:width="100.68mm" svg:height="56.08mm" svg:x="5.57mm" svg:y="0.53mm">
              <draw:object draw:notify-on-update-of-ranges="M_koncentracji.K3:M_koncentracji.K3 M_koncentracji.K4:M_koncentracji.K9 M_koncentracji.J3:M_koncentracji.J3 M_koncentracji.J4:M_koncentracji.J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37"/>
          <table:table-cell table:number-columns-repeated="1010"/>
        </table:table-row>
        <table:table-row table:style-name="ro3">
          <table:table-cell table:style-name="ce119" office:value-type="float" office:value="2" calcext:value-type="float">
            <text:p>2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/>
          <table:table-cell table:style-name="ce119" office:value-type="string" calcext:value-type="string">
            <text:p>Odchylenie</text:p>
          </table:table-cell>
          <table:table-cell table:style-name="ce126" table:formula="of:=STDEVP([.B3:.B32])" office:value-type="float" office:value="15.816447135814" calcext:value-type="float">
            <text:p>15,82</text:p>
          </table:table-cell>
          <table:table-cell table:style-name="ce129" table:formula="of:=STDEVP([.C3:.C32])" office:value-type="float" office:value="26.5392790658174" calcext:value-type="float">
            <text:p>26,54</text:p>
          </table:table-cell>
          <table:table-cell table:style-name="ce55"/>
          <table:table-cell table:style-name="ce131" office:value-type="float" office:value="0" calcext:value-type="float">
            <text:p>0</text:p>
          </table:table-cell>
          <table:table-cell table:style-name="ce132" table:number-matrix-columns-spanned="1" table:number-matrix-rows-spanned="7" table:formula="of:=FREQUENCY([.B3:.B32];[.I4:.I9])" office:value-type="float" office:value="0" calcext:value-type="float">
            <text:p>0</text:p>
          </table:table-cell>
          <table:table-cell table:style-name="ce100" table:number-matrix-columns-spanned="1" table:number-matrix-rows-spanned="7" table:formula="of:=FREQUENCY([.C3:.C32];[.I4:.I9])" office:value-type="float" office:value="0" calcext:value-type="float">
            <text:p>0</text:p>
          </table:table-cell>
          <table:table-cell table:style-name="ce63"/>
          <table:table-cell table:style-name="ce55"/>
          <table:table-cell table:number-columns-repeated="1011"/>
        </table:table-row>
        <table:table-row table:style-name="ro3">
          <table:table-cell table:style-name="ce119" office:value-type="float" office:value="3" calcext:value-type="float">
            <text:p>3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66" calcext:value-type="float">
            <text:p>66</text:p>
          </table:table-cell>
          <table:table-cell table:style-name="ce55"/>
          <table:table-cell table:style-name="ce119" office:value-type="string" calcext:value-type="string">
            <text:p>Skośność</text:p>
          </table:table-cell>
          <table:table-cell table:style-name="ce126" table:formula="of:=SKEW([.B3:.B32])" office:value-type="float" office:value="0.014775305663895" calcext:value-type="float">
            <text:p>0,01</text:p>
          </table:table-cell>
          <table:table-cell table:style-name="ce129" table:formula="of:=SKEW([.C3:.C32])" office:value-type="float" office:value="-6.97307564727623E-017" calcext:value-type="float">
            <text:p>0,00</text:p>
          </table:table-cell>
          <table:table-cell table:style-name="ce55"/>
          <table:table-cell table:style-name="ce72" office:value-type="float" office:value="20" calcext:value-type="float">
            <text:p>20</text:p>
          </table:table-cell>
          <table:table-cell table:style-name="ce67" office:value-type="float" office:value="1" calcext:value-type="float">
            <text:p>1</text:p>
          </table:table-cell>
          <table:table-cell table:style-name="ce101" office:value-type="float" office:value="4" calcext:value-type="float">
            <text:p>4</text:p>
          </table:table-cell>
          <table:table-cell table:style-name="ce63"/>
          <table:table-cell table:style-name="ce55"/>
          <table:table-cell table:number-columns-repeated="1011"/>
        </table:table-row>
        <table:table-row table:style-name="ro3">
          <table:table-cell table:style-name="ce119" office:value-type="float" office:value="4" calcext:value-type="float">
            <text:p>4</text:p>
          </table:table-cell>
          <table:table-cell table:number-columns-repeated="2" table:style-name="ce55" office:value-type="float" office:value="66" calcext:value-type="float">
            <text:p>66</text:p>
          </table:table-cell>
          <table:table-cell table:style-name="ce55"/>
          <table:table-cell table:style-name="ce117" office:value-type="string" calcext:value-type="string">
            <text:p>Kurtoza</text:p>
          </table:table-cell>
          <table:table-cell table:style-name="ce127" table:formula="of:=KURT([.B3:.B32])" office:value-type="float" office:value="1.47701137554539" calcext:value-type="float">
            <text:p>1,48</text:p>
          </table:table-cell>
          <table:table-cell table:style-name="ce130" table:formula="of:=KURT([.C3:.C32])" office:value-type="float" office:value="-1.03219788149725" calcext:value-type="float">
            <text:p>-1,03</text:p>
          </table:table-cell>
          <table:table-cell table:style-name="ce55"/>
          <table:table-cell table:style-name="ce72" office:value-type="float" office:value="40" calcext:value-type="float">
            <text:p>40</text:p>
          </table:table-cell>
          <table:table-cell table:style-name="ce67" office:value-type="float" office:value="2" calcext:value-type="float">
            <text:p>2</text:p>
          </table:table-cell>
          <table:table-cell table:style-name="ce101" office:value-type="float" office:value="5" calcext:value-type="float">
            <text:p>5</text:p>
          </table:table-cell>
          <table:table-cell table:style-name="ce63"/>
          <table:table-cell table:style-name="ce55"/>
          <table:table-cell table:number-columns-repeated="1011"/>
        </table:table-row>
        <table:table-row table:style-name="ro3">
          <table:table-cell table:style-name="ce119" office:value-type="float" office:value="5" calcext:value-type="float">
            <text:p>5</text:p>
          </table:table-cell>
          <table:table-cell table:style-name="ce55" office:value-type="float" office:value="83" calcext:value-type="float">
            <text:p>83</text:p>
          </table:table-cell>
          <table:table-cell table:style-name="ce55" office:value-type="float" office:value="66" calcext:value-type="float">
            <text:p>66</text:p>
          </table:table-cell>
          <table:table-cell table:style-name="ce55" table:number-columns-repeated="5"/>
          <table:table-cell table:style-name="ce72" office:value-type="float" office:value="60" calcext:value-type="float">
            <text:p>60</text:p>
          </table:table-cell>
          <table:table-cell table:style-name="ce67" office:value-type="float" office:value="12" calcext:value-type="float">
            <text:p>12</text:p>
          </table:table-cell>
          <table:table-cell table:style-name="ce101" office:value-type="float" office:value="6" calcext:value-type="float">
            <text:p>6</text:p>
          </table:table-cell>
          <table:table-cell table:style-name="ce63"/>
          <table:table-cell table:style-name="ce55"/>
          <table:table-cell table:number-columns-repeated="1011"/>
        </table:table-row>
        <table:table-row table:style-name="ro3">
          <table:table-cell table:style-name="ce119" office:value-type="float" office:value="6" calcext:value-type="float">
            <text:p>6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3" calcext:value-type="float">
            <text:p>33</text:p>
          </table:table-cell>
          <table:table-cell table:style-name="ce55" table:number-columns-repeated="5"/>
          <table:table-cell table:style-name="ce72" office:value-type="float" office:value="80" calcext:value-type="float">
            <text:p>80</text:p>
          </table:table-cell>
          <table:table-cell table:style-name="ce67" office:value-type="float" office:value="12" calcext:value-type="float">
            <text:p>12</text:p>
          </table:table-cell>
          <table:table-cell table:style-name="ce101" office:value-type="float" office:value="6" calcext:value-type="float">
            <text:p>6</text:p>
          </table:table-cell>
          <table:table-cell table:style-name="ce63"/>
          <table:table-cell table:style-name="ce55"/>
          <table:table-cell table:number-columns-repeated="1011"/>
        </table:table-row>
        <table:table-row table:style-name="ro3">
          <table:table-cell table:style-name="ce119" office:value-type="float" office:value="7" calcext:value-type="float">
            <text:p>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6" calcext:value-type="float">
            <text:p>66</text:p>
          </table:table-cell>
          <table:table-cell table:style-name="ce55" table:number-columns-repeated="5"/>
          <table:table-cell table:style-name="ce72" office:value-type="float" office:value="100" calcext:value-type="float">
            <text:p>100</text:p>
          </table:table-cell>
          <table:table-cell table:style-name="ce67" office:value-type="float" office:value="3" calcext:value-type="float">
            <text:p>3</text:p>
          </table:table-cell>
          <table:table-cell table:style-name="ce101" office:value-type="float" office:value="9" calcext:value-type="float">
            <text:p>9</text:p>
          </table:table-cell>
          <table:table-cell table:style-name="ce55" table:number-columns-repeated="2"/>
          <table:table-cell table:number-columns-repeated="1011"/>
        </table:table-row>
        <table:table-row table:style-name="ro3">
          <table:table-cell table:style-name="ce119" office:value-type="float" office:value="8" calcext:value-type="float">
            <text:p>8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66" calcext:value-type="float">
            <text:p>66</text:p>
          </table:table-cell>
          <table:table-cell table:style-name="ce55" table:number-columns-repeated="5"/>
          <table:table-cell table:style-name="ce73" office:value-type="string" calcext:value-type="string">
            <text:p>&gt;100</text:p>
          </table:table-cell>
          <table:table-cell table:style-name="ce13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1011"/>
        </table:table-row>
        <table:table-row table:style-name="ro3">
          <table:table-cell table:style-name="ce119" office:value-type="float" office:value="9" calcext:value-type="float">
            <text:p>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3" calcext:value-type="float">
            <text:p>8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0" calcext:value-type="float">
            <text:p>10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33" calcext:value-type="float">
            <text:p>3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1" calcext:value-type="float">
            <text:p>11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3" calcext:value-type="float">
            <text:p>3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2" calcext:value-type="float">
            <text:p>12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3" calcext:value-type="float">
            <text:p>1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3" calcext:value-type="float">
            <text:p>33</text:p>
          </table:table-cell>
          <table:table-cell table:style-name="ce55" table:number-columns-repeated="9"/>
          <table:table-cell table:style-name="ce136"/>
          <table:table-cell table:style-name="ce138"/>
          <table:table-cell table:number-columns-repeated="1010"/>
        </table:table-row>
        <table:table-row table:style-name="ro3">
          <table:table-cell table:style-name="ce119" office:value-type="float" office:value="14" calcext:value-type="float">
            <text:p>14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3" calcext:value-type="float">
            <text:p>8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5" calcext:value-type="float">
            <text:p>15</text:p>
          </table:table-cell>
          <table:table-cell table:style-name="ce55" office:value-type="float" office:value="83" calcext:value-type="float">
            <text:p>83</text:p>
          </table:table-cell>
          <table:table-cell table:style-name="ce55" office:value-type="float" office:value="50" calcext:value-type="float">
            <text:p>5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6" calcext:value-type="float">
            <text:p>16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16" calcext:value-type="float">
            <text:p>16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7" calcext:value-type="float">
            <text:p>17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16" calcext:value-type="float">
            <text:p>16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8" calcext:value-type="float">
            <text:p>1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3" calcext:value-type="float">
            <text:p>8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9" calcext:value-type="float">
            <text:p>1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6" calcext:value-type="float">
            <text:p>16</text:p>
          </table:table-cell>
          <table:table-cell table:style-name="ce55" table:number-columns-repeated="9"/>
          <table:table-cell table:style-name="ce55" office:value-type="string" calcext:value-type="string">
            <text:p><text:s/></text:p>
          </table:table-cell>
          <table:table-cell table:number-columns-repeated="1011"/>
        </table:table-row>
        <table:table-row table:style-name="ro3">
          <table:table-cell table:style-name="ce119" office:value-type="float" office:value="20" calcext:value-type="float">
            <text:p>2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33" calcext:value-type="float">
            <text:p>3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1" calcext:value-type="float">
            <text:p>21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16" calcext:value-type="float">
            <text:p>16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2" calcext:value-type="float">
            <text:p>22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3" calcext:value-type="float">
            <text:p>2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3" calcext:value-type="float">
            <text:p>8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4" calcext:value-type="float">
            <text:p>24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50" calcext:value-type="float">
            <text:p>5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5" calcext:value-type="float">
            <text:p>2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50" calcext:value-type="float">
            <text:p>5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6" calcext:value-type="float">
            <text:p>26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50" calcext:value-type="float">
            <text:p>5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7" calcext:value-type="float">
            <text:p>27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66" calcext:value-type="float">
            <text:p>66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8" calcext:value-type="float">
            <text:p>28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20" office:value-type="float" office:value="29" calcext:value-type="float">
            <text:p>2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"/>
          <table:table-cell table:style-name="ce55" table:number-columns-repeated="3"/>
          <table:table-cell table:number-columns-repeated="1013"/>
        </table:table-row>
        <table:table-row table:style-name="ro3">
          <table:table-cell table:style-name="ce121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_opisowa" table:style-name="ta6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2" table:default-cell-style-name="Default"/>
        <table:table-column table:style-name="co8" table:number-columns-repeated="1016" table:default-cell-style-name="Default"/>
        <table:table-row table:style-name="ro3">
          <table:table-cell/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39" office:value-type="string" calcext:value-type="string">
            <text:p>Nr</text:p>
          </table:table-cell>
          <table:table-cell table:style-name="ce123" office:value-type="string" calcext:value-type="string">
            <text:p>Janowski Kazimierz</text:p>
          </table:table-cell>
          <table:table-cell table:style-name="ce123" office:value-type="string" calcext:value-type="string">
            <text:p>Drogosz Jacek</text:p>
          </table:table-cell>
          <table:table-cell table:style-name="ce55"/>
          <table:table-cell table:style-name="ce63" table:number-columns-repeated="4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40" office:value-type="float" office:value="1" calcext:value-type="float">
            <text:p>1</text:p>
          </table:table-cell>
          <table:table-cell table:style-name="ce141" office:value-type="float" office:value="1055.22" calcext:value-type="float">
            <text:p>1 055,22 </text:p>
          </table:table-cell>
          <table:table-cell table:style-name="ce142" office:value-type="float" office:value="50005.32" calcext:value-type="float">
            <text:p><text:s/>50 005,32 zł </text:p>
          </table:table-cell>
          <table:table-cell table:style-name="ce142"/>
          <table:table-cell table:style-name="ce144"/>
          <table:table-cell table:style-name="ce296" table:formula="of:=[.B2]" office:value-type="string" office:string-value="Janowski Kazimierz" calcext:value-type="string">
            <text:p>Janowski Kazimierz</text:p>
          </table:table-cell>
          <table:table-cell table:style-name="ce296" table:formula="of:=[.C2]" office:value-type="string" office:string-value="Drogosz Jacek" calcext:value-type="string">
            <text:p>Drogosz Jacek</text:p>
          </table:table-cell>
          <table:table-cell table:style-name="ce147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2" calcext:value-type="float">
            <text:p>2</text:p>
          </table:table-cell>
          <table:table-cell table:style-name="ce141" office:value-type="float" office:value="1271.38" calcext:value-type="float">
            <text:p>1 271,38 </text:p>
          </table:table-cell>
          <table:table-cell table:style-name="ce142" office:value-type="float" office:value="48966.96" calcext:value-type="float">
            <text:p><text:s/>48 966,96 zł </text:p>
          </table:table-cell>
          <table:table-cell table:style-name="ce142"/>
          <table:table-cell table:style-name="ce145" office:value-type="string" calcext:value-type="string">
            <text:p>Mean</text:p>
          </table:table-cell>
          <table:table-cell table:style-name="ce145" table:formula="of:=AVERAGE([.$B$2:.$B$54])" office:value-type="float" office:value="940.611346153846" calcext:value-type="float">
            <text:p>940,611346153846</text:p>
          </table:table-cell>
          <table:table-cell table:style-name="ce148" table:formula="of:=AVERAGE([.$C$2:.$C$54])" office:value-type="float" office:value="50032.4317307692" calcext:value-type="float">
            <text:p>50032,43</text:p>
          </table:table-cell>
          <table:table-cell table:style-name="ce145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3" calcext:value-type="float">
            <text:p>3</text:p>
          </table:table-cell>
          <table:table-cell table:style-name="ce141" office:value-type="float" office:value="112.54" calcext:value-type="float">
            <text:p>112,54 </text:p>
          </table:table-cell>
          <table:table-cell table:style-name="ce142" office:value-type="float" office:value="49543.58" calcext:value-type="float">
            <text:p><text:s/>49 543,58 zł </text:p>
          </table:table-cell>
          <table:table-cell table:style-name="ce142"/>
          <table:table-cell table:style-name="ce145" office:value-type="string" calcext:value-type="string">
            <text:p>Standard Error</text:p>
          </table:table-cell>
          <table:table-cell table:style-name="ce148" table:formula="of:=SQRT(VAR([.$B$2:.$B$54])/COUNT([.$B$2:.$B$54]))" office:value-type="float" office:value="141.696966323866" calcext:value-type="float">
            <text:p>141,70</text:p>
          </table:table-cell>
          <table:table-cell table:style-name="ce148" table:formula="of:=SQRT(VAR([.$C$2:.$C$54])/COUNT([.$C$2:.$C$54]))" office:value-type="float" office:value="142.191867653892" calcext:value-type="float">
            <text:p>142,19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4" calcext:value-type="float">
            <text:p>4</text:p>
          </table:table-cell>
          <table:table-cell table:style-name="ce141" office:value-type="float" office:value="-121.46" calcext:value-type="float">
            <text:p>-121,46 </text:p>
          </table:table-cell>
          <table:table-cell table:style-name="ce142" office:value-type="float" office:value="50689.33" calcext:value-type="float">
            <text:p><text:s/>50 689,33 zł </text:p>
          </table:table-cell>
          <table:table-cell table:style-name="ce142"/>
          <table:table-cell table:style-name="ce145" office:value-type="string" calcext:value-type="string">
            <text:p>Mode</text:p>
          </table:table-cell>
          <table:table-cell table:style-name="ce148" table:formula="of:=MODE([.$B$2:.$B$54])" office:value-type="string" office:string-value="" calcext:value-type="error">
            <text:p>#VALUE!</text:p>
          </table:table-cell>
          <table:table-cell table:style-name="ce148" table:formula="of:=MODE([.$C$2:.$C$54])" office:value-type="string" office:string-value="" calcext:value-type="error">
            <text:p>#VALUE!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5" calcext:value-type="float">
            <text:p>5</text:p>
          </table:table-cell>
          <table:table-cell table:style-name="ce141" office:value-type="float" office:value="55.27" calcext:value-type="float">
            <text:p>55,27 </text:p>
          </table:table-cell>
          <table:table-cell table:style-name="ce142" office:value-type="float" office:value="49111.74" calcext:value-type="float">
            <text:p><text:s/>49 111,74 zł </text:p>
          </table:table-cell>
          <table:table-cell table:style-name="ce142"/>
          <table:table-cell table:style-name="ce145" office:value-type="string" calcext:value-type="string">
            <text:p>Median</text:p>
          </table:table-cell>
          <table:table-cell table:style-name="ce148" table:formula="of:=MEDIAN([.$B$2:.$B$54])" office:value-type="float" office:value="948.68" calcext:value-type="float">
            <text:p>948,68</text:p>
          </table:table-cell>
          <table:table-cell table:style-name="ce148" table:formula="of:=MEDIAN([.$C$2:.$C$54])" office:value-type="float" office:value="49825.655" calcext:value-type="float">
            <text:p>49825,66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6" calcext:value-type="float">
            <text:p>6</text:p>
          </table:table-cell>
          <table:table-cell table:style-name="ce141" office:value-type="float" office:value="-37.36" calcext:value-type="float">
            <text:p>-37,36 </text:p>
          </table:table-cell>
          <table:table-cell table:style-name="ce142" office:value-type="float" office:value="49972.73" calcext:value-type="float">
            <text:p><text:s/>49 972,73 zł </text:p>
          </table:table-cell>
          <table:table-cell table:style-name="ce142"/>
          <table:table-cell table:style-name="ce145" office:value-type="string" calcext:value-type="string">
            <text:p>First Quartile </text:p>
          </table:table-cell>
          <table:table-cell table:style-name="ce148" table:formula="of:=QUARTILE([.$B$2:.$B$54]; 1)" office:value-type="float" office:value="242.275" calcext:value-type="float">
            <text:p>242,28</text:p>
          </table:table-cell>
          <table:table-cell table:style-name="ce148" table:formula="of:=QUARTILE([.$C$2:.$C$54]; 1)" office:value-type="float" office:value="49183.7425" calcext:value-type="float">
            <text:p>49183,74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7" calcext:value-type="float">
            <text:p>7</text:p>
          </table:table-cell>
          <table:table-cell table:style-name="ce141" office:value-type="float" office:value="351.9" calcext:value-type="float">
            <text:p>351,90 </text:p>
          </table:table-cell>
          <table:table-cell table:style-name="ce142" office:value-type="float" office:value="51826.26" calcext:value-type="float">
            <text:p><text:s/>51 826,26 zł </text:p>
          </table:table-cell>
          <table:table-cell table:style-name="ce142"/>
          <table:table-cell table:style-name="ce145" office:value-type="string" calcext:value-type="string">
            <text:p>Third Quartile</text:p>
          </table:table-cell>
          <table:table-cell table:style-name="ce148" table:formula="of:=QUARTILE([.$B$2:.$B$54]; 3)" office:value-type="float" office:value="1626.155" calcext:value-type="float">
            <text:p>1626,16</text:p>
          </table:table-cell>
          <table:table-cell table:style-name="ce148" table:formula="of:=QUARTILE([.$C$2:.$C$54]; 3)" office:value-type="float" office:value="50839.1425" calcext:value-type="float">
            <text:p>50839,14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8" calcext:value-type="float">
            <text:p>8</text:p>
          </table:table-cell>
          <table:table-cell table:style-name="ce141" office:value-type="float" office:value="400.6" calcext:value-type="float">
            <text:p>400,60 </text:p>
          </table:table-cell>
          <table:table-cell table:style-name="ce142" office:value-type="float" office:value="49597.61" calcext:value-type="float">
            <text:p><text:s/>49 597,61 zł </text:p>
          </table:table-cell>
          <table:table-cell table:style-name="ce142"/>
          <table:table-cell table:style-name="ce145" office:value-type="string" calcext:value-type="string">
            <text:p>Variance</text:p>
          </table:table-cell>
          <table:table-cell table:style-name="ce148" table:formula="of:=VAR([.$B$2:.$B$54])" office:value-type="float" office:value="1044057.57380011" calcext:value-type="float">
            <text:p>1044057,57</text:p>
          </table:table-cell>
          <table:table-cell table:style-name="ce148" table:formula="of:=VAR([.$C$2:.$C$54])" office:value-type="float" office:value="1051363.41579891" calcext:value-type="float">
            <text:p>1051363,42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9" calcext:value-type="float">
            <text:p>9</text:p>
          </table:table-cell>
          <table:table-cell table:style-name="ce141" office:value-type="float" office:value="496.46" calcext:value-type="float">
            <text:p>496,46 </text:p>
          </table:table-cell>
          <table:table-cell table:style-name="ce142" office:value-type="float" office:value="49787.31" calcext:value-type="float">
            <text:p><text:s/>49 787,31 zł </text:p>
          </table:table-cell>
          <table:table-cell table:style-name="ce142"/>
          <table:table-cell table:style-name="ce145" office:value-type="string" calcext:value-type="string">
            <text:p>Standard Deviation</text:p>
          </table:table-cell>
          <table:table-cell table:style-name="ce148" table:formula="of:=STDEV([.$B$2:.$B$54])" office:value-type="float" office:value="1021.79135531679" calcext:value-type="float">
            <text:p>1021,79</text:p>
          </table:table-cell>
          <table:table-cell table:style-name="ce148" table:formula="of:=STDEV([.$C$2:.$C$54])" office:value-type="float" office:value="1025.3601395602" calcext:value-type="float">
            <text:p>1025,36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0" calcext:value-type="float">
            <text:p>10</text:p>
          </table:table-cell>
          <table:table-cell table:style-name="ce141" office:value-type="float" office:value="-56.01" calcext:value-type="float">
            <text:p>-56,01 </text:p>
          </table:table-cell>
          <table:table-cell table:style-name="ce142" office:value-type="float" office:value="49135.44" calcext:value-type="float">
            <text:p><text:s/>49 135,44 zł </text:p>
          </table:table-cell>
          <table:table-cell table:style-name="ce142"/>
          <table:table-cell table:style-name="ce145" office:value-type="string" calcext:value-type="string">
            <text:p>Kurtosis</text:p>
          </table:table-cell>
          <table:table-cell table:style-name="ce148" table:formula="of:=KURT([.$B$2:.$B$54])" office:value-type="float" office:value="-0.334702503882238" calcext:value-type="float">
            <text:p>-0,33</text:p>
          </table:table-cell>
          <table:table-cell table:style-name="ce148" table:formula="of:=KURT([.$C$2:.$C$54])" office:value-type="float" office:value="-0.971639378993525" calcext:value-type="float">
            <text:p>-0,97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1" calcext:value-type="float">
            <text:p>11</text:p>
          </table:table-cell>
          <table:table-cell table:style-name="ce141" office:value-type="float" office:value="1783.35" calcext:value-type="float">
            <text:p>1 783,35 </text:p>
          </table:table-cell>
          <table:table-cell table:style-name="ce142" office:value-type="float" office:value="50128.22" calcext:value-type="float">
            <text:p><text:s/>50 128,22 zł </text:p>
          </table:table-cell>
          <table:table-cell table:style-name="ce142"/>
          <table:table-cell table:style-name="ce145" office:value-type="string" calcext:value-type="string">
            <text:p>Skewness</text:p>
          </table:table-cell>
          <table:table-cell table:style-name="ce148" table:formula="of:=SKEW([.$B$2:.$B$54])" office:value-type="float" office:value="-0.111804706290877" calcext:value-type="float">
            <text:p>-0,11</text:p>
          </table:table-cell>
          <table:table-cell table:style-name="ce148" table:formula="of:=SKEW([.$C$2:.$C$54])" office:value-type="float" office:value="0.264229051512278" calcext:value-type="float">
            <text:p>0,26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2" calcext:value-type="float">
            <text:p>12</text:p>
          </table:table-cell>
          <table:table-cell table:style-name="ce141" office:value-type="float" office:value="-950.74" calcext:value-type="float">
            <text:p>-950,74 </text:p>
          </table:table-cell>
          <table:table-cell table:style-name="ce142" office:value-type="float" office:value="51206.07" calcext:value-type="float">
            <text:p><text:s/>51 206,07 zł </text:p>
          </table:table-cell>
          <table:table-cell table:style-name="ce142"/>
          <table:table-cell table:style-name="ce145" office:value-type="string" calcext:value-type="string">
            <text:p>Range</text:p>
          </table:table-cell>
          <table:table-cell table:style-name="ce148" table:formula="of:=MAX([.$B$2:.$B$54])-MIN([.$B$2:.$B$54])" office:value-type="float" office:value="4326.15" calcext:value-type="float">
            <text:p>4326,15</text:p>
          </table:table-cell>
          <table:table-cell table:style-name="ce148" table:formula="of:=MAX([.$C$2:.$C$54])-MIN([.$C$2:.$C$54])" office:value-type="float" office:value="3949.99" calcext:value-type="float">
            <text:p>3949,99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3" calcext:value-type="float">
            <text:p>13</text:p>
          </table:table-cell>
          <table:table-cell table:style-name="ce141" office:value-type="float" office:value="983.13" calcext:value-type="float">
            <text:p>983,13 </text:p>
          </table:table-cell>
          <table:table-cell table:style-name="ce142" office:value-type="float" office:value="50581.19" calcext:value-type="float">
            <text:p><text:s/>50 581,19 zł </text:p>
          </table:table-cell>
          <table:table-cell table:style-name="ce142"/>
          <table:table-cell table:style-name="ce145" office:value-type="string" calcext:value-type="string">
            <text:p>Minimum</text:p>
          </table:table-cell>
          <table:table-cell table:style-name="ce148" table:formula="of:=MIN([.$B$2:.$B$54])" office:value-type="float" office:value="-1110.77" calcext:value-type="float">
            <text:p>-1110,77</text:p>
          </table:table-cell>
          <table:table-cell table:style-name="ce148" table:formula="of:=MIN([.$C$2:.$C$54])" office:value-type="float" office:value="48014.79" calcext:value-type="float">
            <text:p>48014,79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4" calcext:value-type="float">
            <text:p>14</text:p>
          </table:table-cell>
          <table:table-cell table:style-name="ce141" office:value-type="float" office:value="-1022.82" calcext:value-type="float">
            <text:p>-1 022,82 </text:p>
          </table:table-cell>
          <table:table-cell table:style-name="ce142" office:value-type="float" office:value="48014.79" calcext:value-type="float">
            <text:p><text:s/>48 014,79 zł </text:p>
          </table:table-cell>
          <table:table-cell table:style-name="ce142"/>
          <table:table-cell table:style-name="ce145" office:value-type="string" calcext:value-type="string">
            <text:p>Maximum</text:p>
          </table:table-cell>
          <table:table-cell table:style-name="ce148" table:formula="of:=MAX([.$B$2:.$B$54])" office:value-type="float" office:value="3215.38" calcext:value-type="float">
            <text:p>3215,38</text:p>
          </table:table-cell>
          <table:table-cell table:style-name="ce148" table:formula="of:=MAX([.$C$2:.$C$54])" office:value-type="float" office:value="51964.78" calcext:value-type="float">
            <text:p>51964,78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5" calcext:value-type="float">
            <text:p>15</text:p>
          </table:table-cell>
          <table:table-cell table:style-name="ce141" office:value-type="float" office:value="1245.68" calcext:value-type="float">
            <text:p>1 245,68 </text:p>
          </table:table-cell>
          <table:table-cell table:style-name="ce142" office:value-type="float" office:value="49290.74" calcext:value-type="float">
            <text:p><text:s/>49 290,74 zł </text:p>
          </table:table-cell>
          <table:table-cell table:style-name="ce142"/>
          <table:table-cell table:style-name="ce145" office:value-type="string" calcext:value-type="string">
            <text:p>Sum</text:p>
          </table:table-cell>
          <table:table-cell table:style-name="ce148" table:formula="of:=SUM([.$B$2:.$B$54])" office:value-type="float" office:value="48911.79" calcext:value-type="float">
            <text:p>48911,79</text:p>
          </table:table-cell>
          <table:table-cell table:style-name="ce63" table:formula="of:=SUM([.$C$2:.$C$54])" office:value-type="float" office:value="2601686.45" calcext:value-type="float">
            <text:p>2601686,45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6" calcext:value-type="float">
            <text:p>16</text:p>
          </table:table-cell>
          <table:table-cell table:style-name="ce141" office:value-type="float" office:value="-945.64" calcext:value-type="float">
            <text:p>-945,64 </text:p>
          </table:table-cell>
          <table:table-cell table:style-name="ce142" office:value-type="float" office:value="48640.97" calcext:value-type="float">
            <text:p><text:s/>48 640,97 zł </text:p>
          </table:table-cell>
          <table:table-cell table:style-name="ce142"/>
          <table:table-cell table:style-name="ce146" office:value-type="string" office:string-value="Count" calcext:value-type="string">
            <text:p><text:s/>Count </text:p>
          </table:table-cell>
          <table:table-cell table:style-name="ce63" table:formula="of:=COUNT([.$B$2:.$B$54])" office:value-type="float" office:value="52" calcext:value-type="float">
            <text:p>52</text:p>
          </table:table-cell>
          <table:table-cell table:style-name="ce63" table:formula="of:=COUNT([.$C$2:.$C$54])" office:value-type="float" office:value="52" calcext:value-type="float">
            <text:p>52</text:p>
          </table:table-cell>
          <table:table-cell table:style-name="ce63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7" calcext:value-type="float">
            <text:p>17</text:p>
          </table:table-cell>
          <table:table-cell table:style-name="ce141" office:value-type="float" office:value="2103" calcext:value-type="float">
            <text:p>2 103,00 </text:p>
          </table:table-cell>
          <table:table-cell table:style-name="ce142" office:value-type="float" office:value="51434.92" calcext:value-type="float">
            <text:p><text:s/>51 434,92 zł </text:p>
          </table:table-cell>
          <table:table-cell table:style-name="ce142"/>
          <table:table-cell table:style-name="ce146"/>
          <table:table-cell table:style-name="ce63" table:number-columns-repeated="3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3">
          <table:table-cell table:style-name="ce120" office:value-type="float" office:value="18" calcext:value-type="float">
            <text:p>18</text:p>
          </table:table-cell>
          <table:table-cell table:style-name="ce141" office:value-type="float" office:value="1515.91" calcext:value-type="float">
            <text:p>1 515,91 </text:p>
          </table:table-cell>
          <table:table-cell table:style-name="ce142" office:value-type="float" office:value="49063.84" calcext:value-type="float">
            <text:p><text:s/>49 063,84 zł </text:p>
          </table:table-cell>
          <table:table-cell table:style-name="ce142"/>
          <table:table-cell table:style-name="ce146"/>
          <table:table-cell table:style-name="ce63" table:number-columns-repeated="3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3">
          <table:table-cell table:style-name="ce120" office:value-type="float" office:value="19" calcext:value-type="float">
            <text:p>19</text:p>
          </table:table-cell>
          <table:table-cell table:style-name="ce141" office:value-type="float" office:value="935.96" calcext:value-type="float">
            <text:p>935,96 </text:p>
          </table:table-cell>
          <table:table-cell table:style-name="ce142" office:value-type="float" office:value="51407.41" calcext:value-type="float">
            <text:p><text:s/>51 407,4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0" calcext:value-type="float">
            <text:p>20</text:p>
          </table:table-cell>
          <table:table-cell table:style-name="ce141" office:value-type="float" office:value="2062.18" calcext:value-type="float">
            <text:p>2 062,18 </text:p>
          </table:table-cell>
          <table:table-cell table:style-name="ce142" office:value-type="float" office:value="49602.42" calcext:value-type="float">
            <text:p><text:s/>49 602,42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1" calcext:value-type="float">
            <text:p>21</text:p>
          </table:table-cell>
          <table:table-cell table:style-name="ce141" office:value-type="float" office:value="915.48" calcext:value-type="float">
            <text:p>915,48 </text:p>
          </table:table-cell>
          <table:table-cell table:style-name="ce142" office:value-type="float" office:value="48862.03" calcext:value-type="float">
            <text:p><text:s/>48 862,03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2" calcext:value-type="float">
            <text:p>22</text:p>
          </table:table-cell>
          <table:table-cell table:style-name="ce141" office:value-type="float" office:value="96.31" calcext:value-type="float">
            <text:p>96,31 </text:p>
          </table:table-cell>
          <table:table-cell table:style-name="ce142" office:value-type="float" office:value="51964.78" calcext:value-type="float">
            <text:p><text:s/>51 964,7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3" calcext:value-type="float">
            <text:p>23</text:p>
          </table:table-cell>
          <table:table-cell table:style-name="ce141" office:value-type="float" office:value="881.42" calcext:value-type="float">
            <text:p>881,42 </text:p>
          </table:table-cell>
          <table:table-cell table:style-name="ce142" office:value-type="float" office:value="49326.21" calcext:value-type="float">
            <text:p><text:s/>49 326,2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4" calcext:value-type="float">
            <text:p>24</text:p>
          </table:table-cell>
          <table:table-cell table:style-name="ce141" office:value-type="float" office:value="1500.68" calcext:value-type="float">
            <text:p>1 500,68 </text:p>
          </table:table-cell>
          <table:table-cell table:style-name="ce142" office:value-type="float" office:value="49391.42" calcext:value-type="float">
            <text:p><text:s/>49 391,42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5" calcext:value-type="float">
            <text:p>25</text:p>
          </table:table-cell>
          <table:table-cell table:style-name="ce141" office:value-type="float" office:value="763.46" calcext:value-type="float">
            <text:p>763,46 </text:p>
          </table:table-cell>
          <table:table-cell table:style-name="ce142" office:value-type="float" office:value="49383.67" calcext:value-type="float">
            <text:p><text:s/>49 383,67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6" calcext:value-type="float">
            <text:p>26</text:p>
          </table:table-cell>
          <table:table-cell table:style-name="ce141" office:value-type="float" office:value="1644.8" calcext:value-type="float">
            <text:p>1 644,80 </text:p>
          </table:table-cell>
          <table:table-cell table:style-name="ce142" office:value-type="float" office:value="50828.33" calcext:value-type="float">
            <text:p><text:s/>50 828,33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7" calcext:value-type="float">
            <text:p>27</text:p>
          </table:table-cell>
          <table:table-cell table:style-name="ce141" office:value-type="float" office:value="961.4" calcext:value-type="float">
            <text:p>961,40 </text:p>
          </table:table-cell>
          <table:table-cell table:style-name="ce142" office:value-type="float" office:value="48324.7" calcext:value-type="float">
            <text:p><text:s/>48 324,70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8" calcext:value-type="float">
            <text:p>28</text:p>
          </table:table-cell>
          <table:table-cell table:style-name="ce141" office:value-type="float" office:value="2893.05" calcext:value-type="float">
            <text:p>2 893,05 </text:p>
          </table:table-cell>
          <table:table-cell table:style-name="ce142" office:value-type="float" office:value="48824.55" calcext:value-type="float">
            <text:p><text:s/>48 824,55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9" calcext:value-type="float">
            <text:p>29</text:p>
          </table:table-cell>
          <table:table-cell table:style-name="ce141" office:value-type="float" office:value="3215.38" calcext:value-type="float">
            <text:p>3 215,38 </text:p>
          </table:table-cell>
          <table:table-cell table:style-name="ce142" office:value-type="float" office:value="51690.75" calcext:value-type="float">
            <text:p><text:s/>51 690,75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0" calcext:value-type="float">
            <text:p>30</text:p>
          </table:table-cell>
          <table:table-cell table:style-name="ce142" office:value-type="float" office:value="-151.82" calcext:value-type="float">
            <text:p>-151,82 zł </text:p>
          </table:table-cell>
          <table:table-cell table:style-name="ce142" office:value-type="float" office:value="49171.78" calcext:value-type="float">
            <text:p><text:s/>49 171,7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1" calcext:value-type="float">
            <text:p>31</text:p>
          </table:table-cell>
          <table:table-cell table:style-name="ce142" office:value-type="float" office:value="1943.18" calcext:value-type="float">
            <text:p><text:s/>1 943,18 zł </text:p>
          </table:table-cell>
          <table:table-cell table:style-name="ce142" office:value-type="float" office:value="51705.3" calcext:value-type="float">
            <text:p><text:s/>51 705,30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2" calcext:value-type="float">
            <text:p>32</text:p>
          </table:table-cell>
          <table:table-cell table:style-name="ce142" office:value-type="float" office:value="2034.48" calcext:value-type="float">
            <text:p><text:s/>2 034,48 zł </text:p>
          </table:table-cell>
          <table:table-cell table:style-name="ce142" office:value-type="float" office:value="49803.4" calcext:value-type="float">
            <text:p><text:s/>49 803,40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3" calcext:value-type="float">
            <text:p>33</text:p>
          </table:table-cell>
          <table:table-cell table:style-name="ce142" office:value-type="float" office:value="882.11" calcext:value-type="float">
            <text:p><text:s/>882,11 zł </text:p>
          </table:table-cell>
          <table:table-cell table:style-name="ce142" office:value-type="float" office:value="50494.62" calcext:value-type="float">
            <text:p><text:s/>50 494,62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4" calcext:value-type="float">
            <text:p>34</text:p>
          </table:table-cell>
          <table:table-cell table:style-name="ce142" office:value-type="float" office:value="2650.31" calcext:value-type="float">
            <text:p><text:s/>2 650,31 zł </text:p>
          </table:table-cell>
          <table:table-cell table:style-name="ce142" office:value-type="float" office:value="51219.32" calcext:value-type="float">
            <text:p><text:s/>51 219,32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5" calcext:value-type="float">
            <text:p>35</text:p>
          </table:table-cell>
          <table:table-cell table:style-name="ce142" office:value-type="float" office:value="-443.54" calcext:value-type="float">
            <text:p>-443,54 zł </text:p>
          </table:table-cell>
          <table:table-cell table:style-name="ce142" office:value-type="float" office:value="50800.41" calcext:value-type="float">
            <text:p><text:s/>50 800,4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6" calcext:value-type="float">
            <text:p>36</text:p>
          </table:table-cell>
          <table:table-cell table:style-name="ce142" office:value-type="float" office:value="1619.94" calcext:value-type="float">
            <text:p><text:s/>1 619,94 zł </text:p>
          </table:table-cell>
          <table:table-cell table:style-name="ce142" office:value-type="float" office:value="50238.98" calcext:value-type="float">
            <text:p><text:s/>50 238,9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7" calcext:value-type="float">
            <text:p>37</text:p>
          </table:table-cell>
          <table:table-cell table:style-name="ce142" office:value-type="float" office:value="1086.44" calcext:value-type="float">
            <text:p><text:s/>1 086,44 zł </text:p>
          </table:table-cell>
          <table:table-cell table:style-name="ce142" office:value-type="float" office:value="49061.59" calcext:value-type="float">
            <text:p><text:s/>49 061,59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8" calcext:value-type="float">
            <text:p>38</text:p>
          </table:table-cell>
          <table:table-cell table:style-name="ce142" office:value-type="float" office:value="1543.46" calcext:value-type="float">
            <text:p><text:s/>1 543,46 zł </text:p>
          </table:table-cell>
          <table:table-cell table:style-name="ce142" office:value-type="float" office:value="49750.22" calcext:value-type="float">
            <text:p><text:s/>49 750,22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9" calcext:value-type="float">
            <text:p>39</text:p>
          </table:table-cell>
          <table:table-cell table:style-name="ce142" office:value-type="float" office:value="285.52" calcext:value-type="float">
            <text:p><text:s/>285,52 zł </text:p>
          </table:table-cell>
          <table:table-cell table:style-name="ce142" office:value-type="float" office:value="49847.91" calcext:value-type="float">
            <text:p><text:s/>49 847,9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0" calcext:value-type="float">
            <text:p>40</text:p>
          </table:table-cell>
          <table:table-cell table:style-name="ce142" office:value-type="float" office:value="1398.16" calcext:value-type="float">
            <text:p><text:s/>1 398,16 zł </text:p>
          </table:table-cell>
          <table:table-cell table:style-name="ce142" office:value-type="float" office:value="50871.58" calcext:value-type="float">
            <text:p><text:s/>50 871,5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1" calcext:value-type="float">
            <text:p>41</text:p>
          </table:table-cell>
          <table:table-cell table:style-name="ce142" office:value-type="float" office:value="791.92" calcext:value-type="float">
            <text:p><text:s/>791,92 zł </text:p>
          </table:table-cell>
          <table:table-cell table:style-name="ce142" office:value-type="float" office:value="50916.77" calcext:value-type="float">
            <text:p><text:s/>50 916,77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2" calcext:value-type="float">
            <text:p>42</text:p>
          </table:table-cell>
          <table:table-cell table:style-name="ce142" office:value-type="float" office:value="879.03" calcext:value-type="float">
            <text:p><text:s/>879,03 zł </text:p>
          </table:table-cell>
          <table:table-cell table:style-name="ce142" office:value-type="float" office:value="49247.58" calcext:value-type="float">
            <text:p><text:s/>49 247,5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3" calcext:value-type="float">
            <text:p>43</text:p>
          </table:table-cell>
          <table:table-cell table:style-name="ce142" office:value-type="float" office:value="1773.61" calcext:value-type="float">
            <text:p><text:s/>1 773,61 zł </text:p>
          </table:table-cell>
          <table:table-cell table:style-name="ce142" office:value-type="float" office:value="50822.63" calcext:value-type="float">
            <text:p><text:s/>50 822,63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4" calcext:value-type="float">
            <text:p>44</text:p>
          </table:table-cell>
          <table:table-cell table:style-name="ce142" office:value-type="float" office:value="1845.38" calcext:value-type="float">
            <text:p><text:s/>1 845,38 zł </text:p>
          </table:table-cell>
          <table:table-cell table:style-name="ce142" office:value-type="float" office:value="51280.81" calcext:value-type="float">
            <text:p><text:s/>51 280,8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5" calcext:value-type="float">
            <text:p>45</text:p>
          </table:table-cell>
          <table:table-cell table:style-name="ce142" office:value-type="float" office:value="531.15" calcext:value-type="float">
            <text:p><text:s/>531,15 zł </text:p>
          </table:table-cell>
          <table:table-cell table:style-name="ce142" office:value-type="float" office:value="48952.77" calcext:value-type="float">
            <text:p><text:s/>48 952,77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6" calcext:value-type="float">
            <text:p>46</text:p>
          </table:table-cell>
          <table:table-cell table:style-name="ce142" office:value-type="float" office:value="1597.84" calcext:value-type="float">
            <text:p><text:s/>1 597,84 zł </text:p>
          </table:table-cell>
          <table:table-cell table:style-name="ce142" office:value-type="float" office:value="49233.9" calcext:value-type="float">
            <text:p><text:s/>49 233,90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7" calcext:value-type="float">
            <text:p>47</text:p>
          </table:table-cell>
          <table:table-cell table:style-name="ce142" office:value-type="float" office:value="-1110.77" calcext:value-type="float">
            <text:p>-1 110,77 zł </text:p>
          </table:table-cell>
          <table:table-cell table:style-name="ce142" office:value-type="float" office:value="50062.73" calcext:value-type="float">
            <text:p><text:s/>50 062,73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8" calcext:value-type="float">
            <text:p>48</text:p>
          </table:table-cell>
          <table:table-cell table:style-name="ce142" office:value-type="float" office:value="2538.59" calcext:value-type="float">
            <text:p><text:s/>2 538,59 zł </text:p>
          </table:table-cell>
          <table:table-cell table:style-name="ce142" office:value-type="float" office:value="50261.24" calcext:value-type="float">
            <text:p><text:s/>50 261,24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9" calcext:value-type="float">
            <text:p>49</text:p>
          </table:table-cell>
          <table:table-cell table:style-name="ce142" office:value-type="float" office:value="508.84" calcext:value-type="float">
            <text:p><text:s/>508,84 zł </text:p>
          </table:table-cell>
          <table:table-cell table:style-name="ce142" office:value-type="float" office:value="49187.73" calcext:value-type="float">
            <text:p><text:s/>49 187,73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50" calcext:value-type="float">
            <text:p>50</text:p>
          </table:table-cell>
          <table:table-cell table:style-name="ce142" office:value-type="float" office:value="1518.19" calcext:value-type="float">
            <text:p><text:s/>1 518,19 zł </text:p>
          </table:table-cell>
          <table:table-cell table:style-name="ce142" office:value-type="float" office:value="51844.81" calcext:value-type="float">
            <text:p><text:s/>51 844,8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51" calcext:value-type="float">
            <text:p>51</text:p>
          </table:table-cell>
          <table:table-cell table:style-name="ce142" office:value-type="float" office:value="1763.95" calcext:value-type="float">
            <text:p><text:s/>1 763,95 zł </text:p>
          </table:table-cell>
          <table:table-cell table:style-name="ce142" office:value-type="float" office:value="49104.8" calcext:value-type="float">
            <text:p><text:s/>49 104,80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1" office:value-type="float" office:value="52" calcext:value-type="float">
            <text:p>52</text:p>
          </table:table-cell>
          <table:table-cell table:style-name="ce142" office:value-type="float" office:value="-684.71" calcext:value-type="float">
            <text:p>-684,71 zł </text:p>
          </table:table-cell>
          <table:table-cell table:style-name="ce142" office:value-type="float" office:value="51202.28" calcext:value-type="float">
            <text:p><text:s/>51 202,2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 table:number-rows-repeated="47">
          <table:table-cell/>
          <table:table-cell table:style-name="ce143" table:number-columns-repeated="2"/>
          <table:table-cell table:style-name="ce55" table:number-columns-repeated="5"/>
          <table:table-cell table:style-name="ce115" table:number-columns-repeated="13"/>
          <table:table-cell table:number-columns-repeated="1003"/>
        </table:table-row>
        <table:table-row table:style-name="ro3" table:number-rows-repeated="517">
          <table:table-cell/>
          <table:table-cell table:style-name="ce55" table:number-columns-repeated="7"/>
          <table:table-cell table:style-name="ce115" table:number-columns-repeated="13"/>
          <table:table-cell table:number-columns-repeated="1003"/>
        </table:table-row>
        <table:table-row table:style-name="ro3" table:number-rows-repeated="559">
          <table:table-cell table:number-columns-repeated="8"/>
          <table:table-cell table:style-name="ce115" table:number-columns-repeated="13"/>
          <table:table-cell table:number-columns-repeated="1003"/>
        </table:table-row>
        <table:table-row table:style-name="ro3" table:number-rows-repeated="10473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a1" table:style-name="ta7">
        <office:forms form:automatic-focus="false" form:apply-design-mode="false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" table:number-columns-repeated="1019" table:default-cell-style-name="Default"/>
        <table:table-row table:style-name="ro3">
          <table:table-cell table:style-name="ce149" office:value-type="string" calcext:value-type="string">
            <text:p>Nr</text:p>
          </table:table-cell>
          <table:table-cell table:style-name="ce149" office:value-type="string" calcext:value-type="string">
            <text:p>Dochody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0" office:value-type="float" office:value="10000" calcext:value-type="float">
            <text:p><text:s/>10 000,00 zł </text:p>
          </table:table-cell>
          <table:table-cell/>
          <table:table-cell office:value-type="string" calcext:value-type="string">
            <text:p>Dokonaj analizy miesięcznych dochodów pracowników firmy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50" office:value-type="float" office:value="722.32" calcext:value-type="float">
            <text:p><text:s/>722,32 zł 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50" office:value-type="float" office:value="8000" calcext:value-type="float">
            <text:p><text:s/>8 000,00 zł 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50" office:value-type="float" office:value="3276.47" calcext:value-type="float">
            <text:p><text:s/>3 276,47 zł 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50" office:value-type="float" office:value="3198.35" calcext:value-type="float">
            <text:p><text:s/>3 198,35 zł </text:p>
          </table:table-cell>
          <table:table-cell table:number-columns-repeated="2"/>
          <table:table-cell office:value-type="string" calcext:value-type="string">
            <text:p><text:span text:style-name="T1">Column 1</text:span>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50" office:value-type="float" office:value="3733.13" calcext:value-type="float">
            <text:p><text:s/>3 733,13 zł </text:p>
          </table:table-cell>
          <table:table-cell/>
          <table:table-cell office:value-type="string" calcext:value-type="string">
            <text:p>Mean</text:p>
          </table:table-cell>
          <table:table-cell table:formula="of:=AVERAGE([.$B$2:.$B$38])" office:value-type="float" office:value="2533.00675675676" calcext:value-type="float">
            <text:p>2533,00675675676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50" office:value-type="float" office:value="189" calcext:value-type="float">
            <text:p><text:s/>189,00 zł 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2:.$B$38])/COUNT([.$B$2:.$B$38]))" office:value-type="float" office:value="373.62379888499" calcext:value-type="float">
            <text:p>373,62379888499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0" office:value-type="float" office:value="1765.81" calcext:value-type="float">
            <text:p><text:s/>1 765,81 zł </text:p>
          </table:table-cell>
          <table:table-cell/>
          <table:table-cell office:value-type="string" calcext:value-type="string">
            <text:p>Mode</text:p>
          </table:table-cell>
          <table:table-cell table:formula="of:=MODE([.$B$2:.$B$38]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50" office:value-type="float" office:value="9095.02" calcext:value-type="float">
            <text:p><text:s/>9 095,02 zł </text:p>
          </table:table-cell>
          <table:table-cell/>
          <table:table-cell office:value-type="string" calcext:value-type="string">
            <text:p>Median</text:p>
          </table:table-cell>
          <table:table-cell table:formula="of:=MEDIAN([.$B$2:.$B$38])" office:value-type="float" office:value="1765.81" calcext:value-type="float">
            <text:p>1765,81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50" office:value-type="float" office:value="913.29" calcext:value-type="float">
            <text:p><text:s/>913,29 zł 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B$2:.$B$38]; 1)" office:value-type="float" office:value="1309.79" calcext:value-type="float">
            <text:p>1309,79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50" office:value-type="float" office:value="1309.79" calcext:value-type="float">
            <text:p><text:s/>1 309,79 zł 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2:.$B$38]; 3)" office:value-type="float" office:value="3276.47" calcext:value-type="float">
            <text:p>3276,47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50" office:value-type="float" office:value="309.56" calcext:value-type="float">
            <text:p><text:s/>309,56 zł </text:p>
          </table:table-cell>
          <table:table-cell/>
          <table:table-cell office:value-type="string" calcext:value-type="string">
            <text:p>Variance</text:p>
          </table:table-cell>
          <table:table-cell table:formula="of:=VAR([.$B$2:.$B$38])" office:value-type="float" office:value="5165005.4944503" calcext:value-type="float">
            <text:p>5165005,4944503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50" office:value-type="float" office:value="153.08" calcext:value-type="float">
            <text:p><text:s/>153,08 zł 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2:.$B$38])" office:value-type="float" office:value="2272.66484428529" calcext:value-type="float">
            <text:p>2272,66484428529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50" office:value-type="float" office:value="1022.37" calcext:value-type="float">
            <text:p><text:s/>1 022,37 zł </text:p>
          </table:table-cell>
          <table:table-cell/>
          <table:table-cell office:value-type="string" calcext:value-type="string">
            <text:p>Kurtosis</text:p>
          </table:table-cell>
          <table:table-cell table:formula="of:=KURT([.$B$2:.$B$38])" office:value-type="float" office:value="4.15730428203994" calcext:value-type="float">
            <text:p>4,15730428203994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50" office:value-type="float" office:value="1226.49" calcext:value-type="float">
            <text:p><text:s/>1 226,49 zł </text:p>
          </table:table-cell>
          <table:table-cell/>
          <table:table-cell office:value-type="string" calcext:value-type="string">
            <text:p>Skewness</text:p>
          </table:table-cell>
          <table:table-cell table:formula="of:=SKEW([.$B$2:.$B$38])" office:value-type="float" office:value="1.99840161049772" calcext:value-type="float">
            <text:p>1,99840161049772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50" office:value-type="float" office:value="789" calcext:value-type="float">
            <text:p><text:s/>789,00 zł </text:p>
          </table:table-cell>
          <table:table-cell/>
          <table:table-cell office:value-type="string" calcext:value-type="string">
            <text:p>Range</text:p>
          </table:table-cell>
          <table:table-cell table:formula="of:=MAX([.$B$2:.$B$38])-MIN([.$B$2:.$B$38])" office:value-type="float" office:value="9846.92" calcext:value-type="float">
            <text:p>9846,92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50" office:value-type="float" office:value="1432.08" calcext:value-type="float">
            <text:p><text:s/>1 432,08 zł </text:p>
          </table:table-cell>
          <table:table-cell/>
          <table:table-cell office:value-type="string" calcext:value-type="string">
            <text:p>Minimum</text:p>
          </table:table-cell>
          <table:table-cell table:formula="of:=MIN([.$B$2:.$B$38])" office:value-type="float" office:value="153.08" calcext:value-type="float">
            <text:p>153,08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50" office:value-type="float" office:value="1595.95" calcext:value-type="float">
            <text:p><text:s/>1 595,95 zł </text:p>
          </table:table-cell>
          <table:table-cell/>
          <table:table-cell office:value-type="string" calcext:value-type="string">
            <text:p>Maximum</text:p>
          </table:table-cell>
          <table:table-cell table:formula="of:=MAX([.$B$2:.$B$38])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50" office:value-type="float" office:value="2134.85" calcext:value-type="float">
            <text:p><text:s/>2 134,85 zł </text:p>
          </table:table-cell>
          <table:table-cell/>
          <table:table-cell office:value-type="string" calcext:value-type="string">
            <text:p>Sum</text:p>
          </table:table-cell>
          <table:table-cell table:formula="of:=SUM([.$B$2:.$B$38])" office:value-type="float" office:value="93721.25" calcext:value-type="float">
            <text:p>93721,25</text:p>
          </table:table-cell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50" office:value-type="float" office:value="1634.51" calcext:value-type="float">
            <text:p><text:s/>1 634,51 zł </text:p>
          </table:table-cell>
          <table:table-cell/>
          <table:table-cell office:value-type="string" calcext:value-type="string">
            <text:p>Count</text:p>
          </table:table-cell>
          <table:table-cell table:formula="of:=COUNT([.$B$2:.$B$38])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50" office:value-type="float" office:value="1673.01" calcext:value-type="float">
            <text:p><text:s/>1 673,01 zł </text:p>
          </table:table-cell>
          <table:table-cell table:number-columns-repeated="102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50" office:value-type="float" office:value="1629.76" calcext:value-type="float">
            <text:p><text:s/>1 629,76 zł </text:p>
          </table:table-cell>
          <table:table-cell table:number-columns-repeated="102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50" office:value-type="float" office:value="3342.64" calcext:value-type="float">
            <text:p><text:s/>3 342,64 zł </text:p>
          </table:table-cell>
          <table:table-cell table:number-columns-repeated="102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50" office:value-type="float" office:value="1914.72" calcext:value-type="float">
            <text:p><text:s/>1 914,72 zł </text:p>
          </table:table-cell>
          <table:table-cell table:number-columns-repeated="1022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50" office:value-type="float" office:value="1813.84" calcext:value-type="float">
            <text:p><text:s/>1 813,84 zł 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50" office:value-type="float" office:value="1486.79" calcext:value-type="float">
            <text:p><text:s/>1 486,79 zł </text:p>
          </table:table-cell>
          <table:table-cell table:number-columns-repeated="1022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50" office:value-type="float" office:value="3972.21" calcext:value-type="float">
            <text:p><text:s/>3 972,21 zł </text:p>
          </table:table-cell>
          <table:table-cell table:number-columns-repeated="1022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50" office:value-type="float" office:value="2865.67" calcext:value-type="float">
            <text:p><text:s/>2 865,67 zł </text:p>
          </table:table-cell>
          <table:table-cell table:number-columns-repeated="1022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50" office:value-type="float" office:value="4375.65" calcext:value-type="float">
            <text:p><text:s/>4 375,65 zł </text:p>
          </table:table-cell>
          <table:table-cell table:number-columns-repeated="1022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50" office:value-type="float" office:value="1345.09" calcext:value-type="float">
            <text:p><text:s/>1 345,09 zł </text:p>
          </table:table-cell>
          <table:table-cell table:number-columns-repeated="1022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50" office:value-type="float" office:value="3661.46" calcext:value-type="float">
            <text:p><text:s/>3 661,46 zł </text:p>
          </table:table-cell>
          <table:table-cell table:number-columns-repeated="1022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50" office:value-type="float" office:value="387.6" calcext:value-type="float">
            <text:p><text:s/>387,60 zł </text:p>
          </table:table-cell>
          <table:table-cell table:number-columns-repeated="1022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50" office:value-type="float" office:value="2538.95" calcext:value-type="float">
            <text:p><text:s/>2 538,95 zł </text:p>
          </table:table-cell>
          <table:table-cell table:number-columns-repeated="1022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50" office:value-type="float" office:value="2902.19" calcext:value-type="float">
            <text:p><text:s/>2 902,19 zł </text:p>
          </table:table-cell>
          <table:table-cell table:number-columns-repeated="1022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50" office:value-type="float" office:value="3918.92" calcext:value-type="float">
            <text:p><text:s/>3 918,92 zł </text:p>
          </table:table-cell>
          <table:table-cell table:number-columns-repeated="1022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50" office:value-type="float" office:value="1915.48" calcext:value-type="float">
            <text:p><text:s/>1 915,48 zł </text:p>
          </table:table-cell>
          <table:table-cell table:number-columns-repeated="1022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150" office:value-type="float" office:value="1476.2" calcext:value-type="float">
            <text:p><text:s/>1 476,20 zł </text:p>
          </table:table-cell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a2" table:style-name="ta8">
        <office:forms form:automatic-focus="false" form:apply-design-mode="false"/>
        <table:table-column table:style-name="co36" table:default-cell-style-name="Default"/>
        <table:table-column table:style-name="co55" table:default-cell-style-name="Default"/>
        <table:table-column table:style-name="co8" table:number-columns-repeated="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8" table:number-columns-repeated="1017" table:default-cell-style-name="Default"/>
        <table:table-row table:style-name="ro3">
          <table:table-cell table:style-name="ce151" office:value-type="string" calcext:value-type="string">
            <text:p>Dane do zadania 2</text:p>
          </table:table-cell>
          <table:table-cell table:style-name="ce151" table:number-columns-repeated="2"/>
          <table:table-cell/>
          <table:table-cell table:style-name="ce114" table:number-columns-repeated="4"/>
          <table:table-cell table:number-columns-repeated="1016"/>
        </table:table-row>
        <table:table-row table:style-name="ro10">
          <table:table-cell table:style-name="ce152" office:value-type="string" calcext:value-type="string">
            <text:p>Nr</text:p>
          </table:table-cell>
          <table:table-cell table:style-name="ce152" office:value-type="string" calcext:value-type="string">
            <text:p>Grupa A</text:p>
          </table:table-cell>
          <table:table-cell table:style-name="ce152" office:value-type="string" calcext:value-type="string">
            <text:p>Grupa C</text:p>
          </table:table-cell>
          <table:table-cell/>
          <table:table-cell table:style-name="ce153" office:value-type="string" calcext:value-type="string" table:number-columns-spanned="3" table:number-rows-spanned="2">
            <text:p>Dane są oceny dwóch grup ćwiczeniowych. Dokonaj analizy porównawczej stosując statystykę opisową</text:p>
          </table:table-cell>
          <table:covered-table-cell table:number-columns-repeated="2" table:style-name="ce300"/>
          <table:table-cell table:style-name="ce137"/>
          <table:table-cell table:style-name="ce155"/>
          <table:table-cell table:number-columns-repeated="1015"/>
        </table:table-row>
        <table:table-row table:style-name="ro3">
          <table:table-cell table:style-name="ce1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covered-table-cell table:number-columns-repeated="3" table:style-name="ce300"/>
          <table:table-cell table:style-name="ce114"/>
          <table:table-cell table:number-columns-repeated="1016"/>
        </table:table-row>
        <table:table-row table:style-name="ro3">
          <table:table-cell table:style-name="ce1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2">
          <table:table-cell table:style-name="ce11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4"/>
          <table:table-cell table:style-name="ce301" table:formula="of:=[.B2]" office:value-type="string" office:string-value="Grupa A" calcext:value-type="string">
            <text:p>Grupa A</text:p>
          </table:table-cell>
          <table:table-cell table:style-name="ce114" table:formula="of:=[.C2]" office:value-type="string" office:string-value="Grupa C" calcext:value-type="string">
            <text:p>Grupa C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4" office:value-type="string" calcext:value-type="string">
            <text:p>Mean</text:p>
          </table:table-cell>
          <table:table-cell table:style-name="ce114" table:formula="of:=AVERAGE([.$B$3:.$B$32])" office:value-type="float" office:value="3.5" calcext:value-type="float">
            <text:p>3,5</text:p>
          </table:table-cell>
          <table:table-cell table:style-name="ce114" table:formula="of:=AVERAGE([.$C$3:.$C$32])" office:value-type="float" office:value="3.5" calcext:value-type="float">
            <text:p>3,5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4" office:value-type="string" calcext:value-type="string">
            <text:p>Standard Error</text:p>
          </table:table-cell>
          <table:table-cell table:style-name="ce114" table:formula="of:=SQRT(VAR([.$B$3:.$B$32])/COUNT([.$B$3:.$B$32]))" office:value-type="float" office:value="0.202001479452873" calcext:value-type="float">
            <text:p>0,202001479452873</text:p>
          </table:table-cell>
          <table:table-cell table:style-name="ce114" table:formula="of:=SQRT(VAR([.$C$3:.$C$32])/COUNT([.$C$3:.$C$32]))" office:value-type="float" office:value="0.302290109571629" calcext:value-type="float">
            <text:p>0,302290109571629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4" office:value-type="string" calcext:value-type="string">
            <text:p>Mode</text:p>
          </table:table-cell>
          <table:table-cell table:style-name="ce114" table:formula="of:=MODE([.$B$3:.$B$32])" office:value-type="float" office:value="3" calcext:value-type="float">
            <text:p>3</text:p>
          </table:table-cell>
          <table:table-cell table:style-name="ce114" table:formula="of:=MODE([.$C$3:.$C$32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4" office:value-type="string" calcext:value-type="string">
            <text:p>Median</text:p>
          </table:table-cell>
          <table:table-cell table:style-name="ce114" table:formula="of:=MEDIAN([.$B$3:.$B$32])" office:value-type="float" office:value="3.5" calcext:value-type="float">
            <text:p>3,5</text:p>
          </table:table-cell>
          <table:table-cell table:style-name="ce114" table:formula="of:=MEDIAN([.$C$3:.$C$32])" office:value-type="float" office:value="3.5" calcext:value-type="float">
            <text:p>3,5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4" office:value-type="string" calcext:value-type="string">
            <text:p>First Quartile </text:p>
          </table:table-cell>
          <table:table-cell table:style-name="ce114" table:formula="of:=QUARTILE([.$B$3:.$B$32]; 1)" office:value-type="float" office:value="3" calcext:value-type="float">
            <text:p>3</text:p>
          </table:table-cell>
          <table:table-cell table:style-name="ce114" table:formula="of:=QUARTILE([.$C$3:.$C$32]; 1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4" office:value-type="string" calcext:value-type="string">
            <text:p>Third Quartile</text:p>
          </table:table-cell>
          <table:table-cell table:style-name="ce114" table:formula="of:=QUARTILE([.$B$3:.$B$32]; 3)" office:value-type="float" office:value="4" calcext:value-type="float">
            <text:p>4</text:p>
          </table:table-cell>
          <table:table-cell table:style-name="ce114" table:formula="of:=QUARTILE([.$C$3:.$C$32]; 3)" office:value-type="float" office:value="5" calcext:value-type="float">
            <text:p>5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4" office:value-type="string" calcext:value-type="string">
            <text:p>Variance</text:p>
          </table:table-cell>
          <table:table-cell table:style-name="ce114" table:formula="of:=VAR([.$B$3:.$B$32])" office:value-type="float" office:value="1.22413793103448" calcext:value-type="float">
            <text:p>1,22413793103448</text:p>
          </table:table-cell>
          <table:table-cell table:style-name="ce114" table:formula="of:=VAR([.$C$3:.$C$32])" office:value-type="float" office:value="2.74137931034483" calcext:value-type="float">
            <text:p>2,74137931034483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4" office:value-type="string" calcext:value-type="string">
            <text:p>Standard Deviation</text:p>
          </table:table-cell>
          <table:table-cell table:style-name="ce114" table:formula="of:=STDEV([.$B$3:.$B$32])" office:value-type="float" office:value="1.10640766945755" calcext:value-type="float">
            <text:p>1,10640766945755</text:p>
          </table:table-cell>
          <table:table-cell table:style-name="ce114" table:formula="of:=STDEV([.$C$3:.$C$32])" office:value-type="float" office:value="1.6557111192309" calcext:value-type="float">
            <text:p>1,6557111192309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4" office:value-type="string" calcext:value-type="string">
            <text:p>Kurtosis</text:p>
          </table:table-cell>
          <table:table-cell table:style-name="ce114" table:formula="of:=KURT([.$B$3:.$B$32])" office:value-type="float" office:value="1.41483013889283" calcext:value-type="float">
            <text:p>1,41483013889283</text:p>
          </table:table-cell>
          <table:table-cell table:style-name="ce114" table:formula="of:=KURT([.$C$3:.$C$32])" office:value-type="float" office:value="-1.22696698631195" calcext:value-type="float">
            <text:p>-1,22696698631195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4" office:value-type="string" calcext:value-type="string">
            <text:p>Skewness</text:p>
          </table:table-cell>
          <table:table-cell table:style-name="ce114" table:formula="of:=SKEW([.$B$3:.$B$32])" office:value-type="float" office:value="-5.53744242577818E-017" calcext:value-type="float">
            <text:p>-5,53744242577818E-17</text:p>
          </table:table-cell>
          <table:table-cell table:style-name="ce114" table:formula="of:=SKEW([.$C$3:.$C$32])" office:value-type="float" office:value="-8.20361840856027E-018" calcext:value-type="float">
            <text:p>-8,20361840856027E-18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4" office:value-type="string" calcext:value-type="string">
            <text:p>Range</text:p>
          </table:table-cell>
          <table:table-cell table:style-name="ce114" table:formula="of:=MAX([.$B$3:.$B$32])-MIN([.$B$3:.$B$32])" office:value-type="float" office:value="5" calcext:value-type="float">
            <text:p>5</text:p>
          </table:table-cell>
          <table:table-cell table:style-name="ce114" table:formula="of:=MAX([.$C$3:.$C$32])-MIN([.$C$3:.$C$32])" office:value-type="float" office:value="5" calcext:value-type="float">
            <text:p>5</text:p>
          </table:table-cell>
          <table:table-cell table:style-name="ce114"/>
          <table:table-cell table:number-columns-repeated="1016"/>
        </table:table-row>
        <table:table-row table:style-name="ro2">
          <table:table-cell table:style-name="ce11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mum</text:p>
          </table:table-cell>
          <table:table-cell table:formula="of:=MIN([.$B$3:.$B$32])" office:value-type="float" office:value="1" calcext:value-type="float">
            <text:p>1</text:p>
          </table:table-cell>
          <table:table-cell table:formula="of:=MIN([.$C$3:.$C$3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15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ximum</text:p>
          </table:table-cell>
          <table:table-cell table:formula="of:=MAX([.$B$3:.$B$32])" office:value-type="float" office:value="6" calcext:value-type="float">
            <text:p>6</text:p>
          </table:table-cell>
          <table:table-cell table:formula="of:=MAX([.$C$3:.$C$32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115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m</text:p>
          </table:table-cell>
          <table:table-cell table:formula="of:=SUM([.$B$3:.$B$32])" office:value-type="float" office:value="105" calcext:value-type="float">
            <text:p>105</text:p>
          </table:table-cell>
          <table:table-cell table:formula="of:=SUM([.$C$3:.$C$32])"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table:style-name="ce11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</text:p>
          </table:table-cell>
          <table:table-cell table:formula="of:=COUNT([.$B$3:.$B$32])" office:value-type="float" office:value="30" calcext:value-type="float">
            <text:p>30</text:p>
          </table:table-cell>
          <table:table-cell table:formula="of:=COUNT([.$C$3:.$C$32])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1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15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5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115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5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5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5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115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115"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5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 table:number-rows-repeated="2448">
          <table:table-cell table:style-name="ce115"/>
          <table:table-cell table:number-columns-repeated="1023"/>
        </table:table-row>
        <table:table-row table:style-name="ro3" table:number-rows-repeated="10460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a3" table:style-name="ta9">
        <office:forms form:automatic-focus="false" form:apply-design-mode="false"/>
        <table:shapes>
          <draw:frame draw:z-index="0" draw:style-name="gr1" draw:text-style-name="P1" svg:width="159.97mm" svg:height="90.18mm" svg:x="59.27mm" svg:y="63.31mm">
            <draw:object draw:notify-on-update-of-ranges="Zadania3.K4:Zadania3.K4 Zadania3.K5:Zadania3.K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8mm" svg:height="90.18mm" svg:x="219.51mm" svg:y="65.97mm">
            <draw:object draw:notify-on-update-of-ranges="Zadania3.K4:Zadania3.K4 Zadania3.L5:Zadania3.L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9" table:default-cell-style-name="ce115"/>
        <table:table-column table:style-name="co8" table:number-columns-repeated="1021" table:default-cell-style-name="Default"/>
        <table:table-row table:style-name="ro2">
          <table:table-cell table:style-name="ce156" office:value-type="string" calcext:value-type="string">
            <text:p>Nr</text:p>
          </table:table-cell>
          <table:table-cell table:style-name="ce156" office:value-type="string" calcext:value-type="string">
            <text:p>Grupa III</text:p>
          </table:table-cell>
          <table:table-cell table:style-name="ce156" office:value-type="string" calcext:value-type="string">
            <text:p>Grupa IV</text:p>
          </table:table-cell>
          <table:table-cell/>
          <table:table-cell table:style-name="ce158" office:value-type="string" calcext:value-type="string">
            <text:p>Dokonaj analizy porównawczej dwóch grup ćwiczeniowych</text:p>
          </table:table-cell>
          <table:table-cell table:style-name="ce159" table:number-columns-repeated="5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ykorzstaj histogramy i wykres pudełkow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6"/>
          <table:table-cell table:style-name="ce77" office:value-type="string" calcext:value-type="string">
            <text:p>Pakow1</text:p>
          </table:table-cell>
          <table:table-cell table:style-name="ce77" office:value-type="string" calcext:value-type="string">
            <text:p>Pakow2</text:p>
          </table:table-cell>
          <table:table-cell/>
          <table:table-cell table:style-name="ce90" office:value-type="string" calcext:value-type="string" table:number-columns-spanned="2" table:number-rows-spanned="1">
            <text:p>Prawe końce dla kolejnych szeregów</text:p>
          </table:table-cell>
          <table:covered-table-cell table:style-name="ce96"/>
          <table:table-cell table:style-name="ce243" office:value-type="string" calcext:value-type="string" table:number-columns-spanned="2" table:number-rows-spanned="1">
            <text:p>Liczebności szeregów klasowych</text:p>
          </table:table-cell>
          <table:covered-table-cell table:style-name="ce96" office:value-type="string" calcext:value-type="string">
            <text:p>P2</text:p>
          </table:covered-table-cell>
          <table:table-cell table:number-columns-repeated="1010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7" office:value-type="string" calcext:value-type="string">
            <text:p>Min</text:p>
          </table:table-cell>
          <table:table-cell table:style-name="ce55" table:formula="of:=MIN([.B$2:.B$31])" office:value-type="float" office:value="1" calcext:value-type="float">
            <text:p>1</text:p>
          </table:table-cell>
          <table:table-cell table:style-name="ce55" table:formula="of:=MIN([.C$2:.C$31])" office:value-type="float" office:value="1" calcext:value-type="float">
            <text:p>1</text:p>
          </table:table-cell>
          <table:table-cell/>
          <table:table-cell table:style-name="ce91" table:formula="of:=[.F5]" office:value-type="float" office:value="1" calcext:value-type="float">
            <text:p>1,0</text:p>
          </table:table-cell>
          <table:table-cell table:style-name="ce91" table:formula="of:=[.G5]" office:value-type="float" office:value="1" calcext:value-type="float">
            <text:p>1,0</text:p>
          </table:table-cell>
          <table:table-cell table:style-name="ce105" table:number-matrix-columns-spanned="1" table:number-matrix-rows-spanned="6" table:formula="of:=FREQUENCY([.B2:.B31];[.I5:.I10])" office:value-type="float" office:value="2" calcext:value-type="float">
            <text:p>2</text:p>
          </table:table-cell>
          <table:table-cell table:style-name="ce108" table:number-matrix-columns-spanned="1" table:number-matrix-rows-spanned="6" table:formula="of:=FREQUENCY([.C2:.C31];[.J5:.J10])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67" office:value-type="string" calcext:value-type="string">
            <text:p>Max</text:p>
          </table:table-cell>
          <table:table-cell table:style-name="ce55" table:formula="of:=MAX([.B$2:.B$31])" office:value-type="float" office:value="6" calcext:value-type="float">
            <text:p>6</text:p>
          </table:table-cell>
          <table:table-cell table:style-name="ce55" table:formula="of:=MAX([.C$2:.C$31])" office:value-type="float" office:value="6" calcext:value-type="float">
            <text:p>6</text:p>
          </table:table-cell>
          <table:table-cell/>
          <table:table-cell table:style-name="ce91" table:formula="of:=[.I5]+[.F$9]" office:value-type="float" office:value="2" calcext:value-type="float">
            <text:p>2,0</text:p>
          </table:table-cell>
          <table:table-cell table:style-name="ce91" table:formula="of:=[.J5]+[.G$9]" office:value-type="float" office:value="2" calcext:value-type="float">
            <text:p>2,0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67" office:value-type="string" calcext:value-type="string">
            <text:p>Rozstęp</text:p>
          </table:table-cell>
          <table:table-cell table:style-name="ce78" table:formula="of:=[.F6]-[.F5]" office:value-type="float" office:value="5" calcext:value-type="float">
            <text:p>5,0</text:p>
          </table:table-cell>
          <table:table-cell table:style-name="ce78" table:formula="of:=[.G6]-[.G5]" office:value-type="float" office:value="5" calcext:value-type="float">
            <text:p>5,0</text:p>
          </table:table-cell>
          <table:table-cell/>
          <table:table-cell table:style-name="ce91" table:formula="of:=[.I6]+[.F$9]" office:value-type="float" office:value="3" calcext:value-type="float">
            <text:p>3,0</text:p>
          </table:table-cell>
          <table:table-cell table:style-name="ce91" table:formula="of:=[.J6]+[.G$9]" office:value-type="float" office:value="3" calcext:value-type="float">
            <text:p>3,0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7" office:value-type="string" calcext:value-type="string">
            <text:p>Liczba przedziałów</text:p>
          </table:table-cell>
          <table:table-cell table:number-columns-repeated="2" table:style-name="ce78" office:value-type="float" office:value="5" calcext:value-type="float">
            <text:p>5,0</text:p>
          </table:table-cell>
          <table:table-cell/>
          <table:table-cell table:style-name="ce91" table:formula="of:=[.I7]+[.F$9]" office:value-type="float" office:value="4" calcext:value-type="float">
            <text:p>4,0</text:p>
          </table:table-cell>
          <table:table-cell table:style-name="ce91" table:formula="of:=[.J7]+[.G$9]" office:value-type="float" office:value="4" calcext:value-type="float">
            <text:p>4,0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7" office:value-type="string" calcext:value-type="string">
            <text:p>Rozpiętość</text:p>
          </table:table-cell>
          <table:table-cell table:style-name="ce78" table:formula="of:=[.F7]/[.F8]" office:value-type="float" office:value="1" calcext:value-type="float">
            <text:p>1,0</text:p>
          </table:table-cell>
          <table:table-cell table:style-name="ce78" table:formula="of:=[.G7]/[.G8]" office:value-type="float" office:value="1" calcext:value-type="float">
            <text:p>1,0</text:p>
          </table:table-cell>
          <table:table-cell/>
          <table:table-cell table:style-name="ce91" table:formula="of:=[.I8]+[.F$9]" office:value-type="float" office:value="5" calcext:value-type="float">
            <text:p>5,0</text:p>
          </table:table-cell>
          <table:table-cell table:style-name="ce91" table:formula="of:=[.J8]+[.G$9]" office:value-type="float" office:value="5" calcext:value-type="float">
            <text:p>5,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7"/>
          <table:table-cell table:style-name="ce78"/>
          <table:table-cell table:style-name="ce67"/>
          <table:table-cell/>
          <table:table-cell table:style-name="ce91" table:formula="of:=[.I9]+[.F$9]" office:value-type="float" office:value="6" calcext:value-type="float">
            <text:p>6,0</text:p>
          </table:table-cell>
          <table:table-cell table:style-name="ce91" table:formula="of:=[.J9]+[.G$9]" office:value-type="float" office:value="6" calcext:value-type="float">
            <text:p>6,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8" office:value-type="string" calcext:value-type="string">
            <text:p>Skośność</text:p>
          </table:table-cell>
          <table:table-cell table:style-name="ce55" table:formula="of:=SKEW([.A5:.A104])" office:value-type="float" office:value="3.68935651260052E-017" calcext:value-type="float">
            <text:p>3,68935651260052E-17</text:p>
          </table:table-cell>
          <table:table-cell table:style-name="ce55" table:formula="of:=SKEW([.B5:.B104])" office:value-type="float" office:value="0.354404346322576" calcext:value-type="float">
            <text:p>0,354404346322576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>
        <table:named-expression table:name="Średnia" table:base-cell-address="$M_położenia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1" svg:font-family="'Arial CE'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4P0" style:volatile="true">
      <loext:text> </loext:text>
      <loext:fill-character> </loext:fill-character>
      <number:number number:decimal-places="1" loext:min-decimal-places="1" number:min-integer-digits="1" number:grouping="true"/>
      <number:text> zł </number:text>
    </number:number-style>
    <number:number-style style:name="N124P1" style:volatile="true">
      <loext:text>-</loext:text>
      <loext:fill-character> </loext:fill-character>
      <number:number number:decimal-places="1" loext:min-decimal-places="1" number:min-integer-digits="1" number:grouping="true"/>
      <number:text> zł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6P0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 CE1" fo:font-family="'Arial CE'" style:font-name-asian="Noto Sans CJK SC" style:font-family-asian="'Noto Sans CJK SC'" style:font-family-generic-asian="system" style:font-pitch-asian="variable" style:font-name-complex="Arial CE1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11:32:07.083733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_5f_Rozproszenia" style:display-name="PageStyle_M_Rozprosze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5f_koncentracji" style:display-name="PageStyle_M_koncentrac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5f_Asymetrii" style:display-name="PageStyle_M_Asymetr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5f_położenia" style:display-name="PageStyle_M_położe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a2" style:display-name="PageStyle_Zadani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_5f_opisowa" style:display-name="PageStyle_Stat_opisow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sp_5f_zmienności1" style:display-name="PageStyle_Wsp_zmienności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nia1" style:display-name="PageStyle_Zadani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nia3" style:display-name="PageStyle_Zadani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arska Agnieszka</meta:initial-creator>
    <dc:creator>Patryk Kaniewski</dc:creator>
    <meta:creation-date>2005-03-17T14:21:47</meta:creation-date>
    <dc:date>2020-01-20T12:05:20.472380022</dc:date>
    <meta:generator>LibreOffice/6.0.7.3$Linux_X86_64 LibreOffice_project/00m0$Build-3</meta:generator>
    <meta:editing-duration>PT1H46M50S</meta:editing-duration>
    <meta:editing-cycles>40</meta:editing-cycles>
    <meta:document-statistic meta:table-count="9" meta:cell-count="1923" meta:object-count="8"/>
    <meta:user-defined meta:name="AppVersion">16.0300</meta:user-defined>
    <meta:user-defined meta:name="Company">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style:text-position="0% 100%" fo:font-family="'Arial CE'" fo:font-size="9.19999980926514pt" style:font-family-asian="'Arial CE'" style:font-size-asian="9.19999980926514pt" style:font-family-complex="'Arial CE'" style:font-size-complex="9.19999980926514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069cm" svg:height="5.609cm" xlink:href=".." xlink:type="simple" chart:class="chart:line" chart:column-mapping="1 0" chart:style-name="ch1">
        <chart:legend svg:x="7.438cm" svg:y="1.984cm" style:legend-expansion="custom" chartooo:width="2.418cm" chartooo:height="1.138cm" style:legend-expansion-aspect-ratio="2.12478031634446" chart:style-name="ch2"/>
        <chart:plot-area chart:style-name="ch3" table:cell-range-address="M_koncentracji.J3:M_koncentracji.K9" chart:data-source-has-labels="row" svg:x="0.574cm" svg:y="0.489cm" svg:width="6.665cm" svg:height="4.576cm">
          <chartooo:coordinate-region svg:x="1.195cm" svg:y="0.688cm" svg:width="5.95cm" svg:height="3.73cm"/>
          <chart:axis chart:dimension="x" chart:name="primary-x" chart:style-name="ch4"/>
          <chart:axis chart:dimension="y" chart:name="primary-y" chart:style-name="ch5"/>
          <chart:series chart:style-name="ch6" chart:values-cell-range-address="M_koncentracji.K4:M_koncentracji.K9" chart:label-cell-address="M_koncentracji.K3:M_koncentracji.K3" chart:class="chart:line">
            <chart:data-point chart:repeated="6"/>
          </chart:series>
          <chart:series chart:style-name="ch7" chart:values-cell-range-address="M_koncentracji.J4:M_koncentracji.J9" chart:label-cell-address="M_koncentracji.J3:M_koncentracji.J3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. 2</text:p>
                <draw:g>
                  <svg:desc>M_koncentracji.K3:M_koncentracji.K3</svg:desc>
                </draw:g>
              </table:table-cell>
              <table:table-cell office:value-type="string">
                <text:p>Gr. 1</text:p>
                <draw:g>
                  <svg:desc>M_koncentracji.J3:M_koncentracji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_koncentracji.K4:M_koncentracji.K9</svg:desc>
                </draw:g>
              </table:table-cell>
              <table:table-cell office:value-type="float" office:value="0">
                <text:p>0</text:p>
                <draw:g>
                  <svg:desc>M_koncentracji.J4:M_koncentracji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24cm" svg:height="5.017cm" xlink:href=".." xlink:type="simple" chart:class="chart:bar" chart:style-name="ch1">
        <chart:title svg:x="3.162cm" svg:y="0.236cm" chart:style-name="ch2">
          <text:p>Pakowarka1</text:p>
        </chart:title>
        <chart:legend chart:legend-position="end" svg:x="6.529cm" svg:y="2.209cm" style:legend-expansion="high" chart:style-name="ch3"/>
        <chart:plot-area chart:style-name="ch4" table:cell-range-address="M_Asymetrii.N3:M_Asymetrii.N9" chart:data-source-has-labels="row" svg:x="0.178cm" svg:y="1.115cm" svg:width="6.173cm" svg:height="3.802cm">
          <chartooo:coordinate-region svg:x="0.799cm" svg:y="1.314cm" svg:width="5.552cm" svg:height="2.9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_Asymetrii.N3:M_Asymetrii.N9" loext:label-string="liczebnosc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ebnos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_Asymetrii.N3:M_Asymetrii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scatter" chart:style-name="ch1">
        <chart:legend svg:x="-0.001cm" svg:y="0cm" style:legend-expansion="custom" chartooo:width="16.001cm" chartooo:height="9.003cm" style:legend-expansion-aspect-ratio="1.77729645673664" chart:style-name="ch2"/>
        <chart:plot-area chart:style-name="ch3" table:cell-range-address="M_położenia.D2:M_położenia.F6" chart:data-source-has-labels="row" svg:x="0.32cm" svg:y="0.18cm" svg:width="15.361cm" svg:height="8.643cm">
          <chartooo:coordinate-region svg:x="1.047cm" svg:y="0.379cm" svg:width="14.354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_położenia.F2:M_położenia.F6" chart:label-cell-address="M_położenia.D2:M_położenia.D6" chart:class="chart:scatter">
            <chart:domain table:cell-range-address="M_położenia.E2:M_położenia.E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in Kwartyl1 Mediana(Kwartyl2) Kwartyl3 Max</text:p>
                <text:list>
                  <text:list-item>
                    <text:p>Min</text:p>
                  </text:list-item>
                  <text:list-item>
                    <text:p>Kwartyl1</text:p>
                  </text:list-item>
                  <text:list-item>
                    <text:p>Mediana(Kwartyl2)</text:p>
                  </text:list-item>
                  <text:list-item>
                    <text:p>Kwartyl3</text:p>
                  </text:list-item>
                  <text:list-item>
                    <text:p>Max</text:p>
                  </text:list-item>
                </text:list>
                <draw:g>
                  <svg:desc>M_położenia.D2:M_położenia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M_położenia.E2:M_położenia.E6</svg:desc>
                </draw:g>
              </table:table-cell>
              <table:table-cell office:value-type="float" office:value="0">
                <text:p>0</text:p>
                <draw:g>
                  <svg:desc>M_położenia.F2:M_położenia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75">
                <text:p>59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58cm" svg:height="5.317cm" xlink:href=".." xlink:type="simple" chart:class="chart:bar" chart:style-name="ch1">
        <chart:title svg:x="3.429cm" svg:y="0.242cm" chart:style-name="ch2">
          <text:p>Pakowarka2</text:p>
        </chart:title>
        <chart:legend chart:legend-position="end" svg:x="7.486cm" svg:y="2.359cm" style:legend-expansion="high" chart:style-name="ch3"/>
        <chart:plot-area chart:style-name="ch4" table:cell-range-address="M_Asymetrii.H2:M_Asymetrii.H2 M_Asymetrii.O3:M_Asymetrii.O9" chart:data-source-has-labels="row" svg:x="0.189cm" svg:y="1.127cm" svg:width="7.108cm" svg:height="4.084cm">
          <chartooo:coordinate-region svg:x="0.81cm" svg:y="1.326cm" svg:width="6.487cm" svg:height="3.2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_Asymetrii.O3:M_Asymetrii.O9" chart:label-cell-address="M_Asymetrii.H2:M_Asymetrii.H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kow2</text:p>
                <draw:g>
                  <svg:desc>M_Asymetrii.H2:M_Asymetrii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M_Asymetrii.O3:M_Asymetrii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39cm" svg:height="5.362cm" xlink:href=".." xlink:type="simple" chart:class="chart:bar" chart:style-name="ch1">
        <chart:title svg:x="3.469cm" svg:y="0.243cm" chart:style-name="ch2">
          <text:p>Pakowarka1</text:p>
        </chart:title>
        <chart:legend chart:legend-position="end" svg:x="7.144cm" svg:y="2.382cm" style:legend-expansion="high" chart:style-name="ch3"/>
        <chart:plot-area chart:style-name="ch4" table:cell-range-address="M_Asymetrii.P3:M_Asymetrii.P9" chart:data-source-has-labels="row" svg:x="0.19cm" svg:y="1.129cm" svg:width="6.764cm" svg:height="4.126cm">
          <chartooo:coordinate-region svg:x="0.811cm" svg:y="1.328cm" svg:width="6.143cm" svg:height="3.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_Asymetrii.P3:M_Asymetrii.P9" loext:label-string="liczebnosc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ebnos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_Asymetrii.P3:M_Asymetrii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86cm" svg:height="10.217cm" xlink:href=".." xlink:type="simple" chart:class="chart:scatter" chart:style-name="ch1">
        <chart:legend svg:x="15.532cm" svg:y="0cm" style:legend-expansion="custom" chartooo:width="2.578cm" chartooo:height="9.241cm" style:legend-expansion-aspect-ratio="0.27897413699816" chart:style-name="ch2"/>
        <chart:plot-area chart:style-name="ch3" table:cell-range-address="M_Asymetrii.G14:M_Asymetrii.G18 M_Asymetrii.G2:M_Asymetrii.I2 M_Asymetrii.J14:M_Asymetrii.L18" chart:data-source-has-labels="row" svg:x="0.69cm" svg:y="0.672cm" svg:width="14.714cm" svg:height="9.491cm">
          <chartooo:coordinate-region svg:x="0.968cm" svg:y="0.672cm" svg:width="14.064cm" svg:height="8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_Asymetrii.J14:M_Asymetrii.J18" chart:label-cell-address="M_Asymetrii.G2:M_Asymetrii.G2" chart:class="chart:scatter">
            <chart:domain table:cell-range-address="M_Asymetrii.G14:M_Asymetrii.G18"/>
            <chart:data-point chart:repeated="5"/>
          </chart:series>
          <chart:series chart:style-name="ch8" chart:values-cell-range-address="M_Asymetrii.K14:M_Asymetrii.K18" chart:label-cell-address="M_Asymetrii.H2:M_Asymetrii.H2" chart:class="chart:scatter">
            <chart:domain table:cell-range-address="M_Asymetrii.H14:M_Asymetrii.H18"/>
            <chart:data-point chart:repeated="5"/>
          </chart:series>
          <chart:series chart:style-name="ch9" chart:values-cell-range-address="M_Asymetrii.L14:M_Asymetrii.L18" chart:label-cell-address="M_Asymetrii.I2:M_Asymetrii.I2" chart:class="chart:scatter">
            <chart:domain table:cell-range-address="M_Asymetrii.I14:M_Asymetrii.I1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akow1</text:p>
                <draw:g>
                  <svg:desc>M_Asymetrii.G2:M_Asymetrii.G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Pakow2</text:p>
                <draw:g>
                  <svg:desc>M_Asymetrii.H2:M_Asymetrii.H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Pakow3</text:p>
                <draw:g>
                  <svg:desc>M_Asymetrii.I2:M_Asymetrii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1.62112">
                <text:p>1041.62112</text:p>
                <draw:g>
                  <svg:desc>M_Asymetrii.G14:M_Asymetrii.G18</svg:desc>
                </draw:g>
              </table:table-cell>
              <table:table-cell office:value-type="float" office:value="1">
                <text:p>1</text:p>
                <draw:g>
                  <svg:desc>M_Asymetrii.J14:M_Asymetrii.J18</svg:desc>
                </draw:g>
              </table:table-cell>
              <table:table-cell office:value-type="float" office:value="1075.236">
                <text:p>1075.236</text:p>
                <draw:g>
                  <svg:desc>M_Asymetrii.H14:M_Asymetrii.H18</svg:desc>
                </draw:g>
              </table:table-cell>
              <table:table-cell office:value-type="float" office:value="0.66">
                <text:p>0.66</text:p>
                <draw:g>
                  <svg:desc>M_Asymetrii.K14:M_Asymetrii.K18</svg:desc>
                </draw:g>
              </table:table-cell>
              <table:table-cell office:value-type="float" office:value="1028.273">
                <text:p>1028.273</text:p>
                <draw:g>
                  <svg:desc>M_Asymetrii.I14:M_Asymetrii.I18</svg:desc>
                </draw:g>
              </table:table-cell>
              <table:table-cell office:value-type="float" office:value="0.33">
                <text:p>0.33</text:p>
                <draw:g>
                  <svg:desc>M_Asymetrii.L14:M_Asymetrii.L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2.34612">
                <text:p>982.34612</text:p>
              </table:table-cell>
              <table:table-cell office:value-type="float" office:value="1">
                <text:p>1</text:p>
              </table:table-cell>
              <table:table-cell office:value-type="float" office:value="982.686">
                <text:p>982.686</text:p>
              </table:table-cell>
              <table:table-cell office:value-type="float" office:value="0.66">
                <text:p>0.66</text:p>
              </table:table-cell>
              <table:table-cell office:value-type="float" office:value="997.273">
                <text:p>997.27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.97112">
                <text:p>1000.97112</text:p>
              </table:table-cell>
              <table:table-cell office:value-type="float" office:value="1">
                <text:p>1</text:p>
              </table:table-cell>
              <table:table-cell office:value-type="float" office:value="988.536">
                <text:p>988.536</text:p>
              </table:table-cell>
              <table:table-cell office:value-type="float" office:value="0.66">
                <text:p>0.66</text:p>
              </table:table-cell>
              <table:table-cell office:value-type="float" office:value="1008.473">
                <text:p>1008.47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6.69612">
                <text:p>1016.69612</text:p>
              </table:table-cell>
              <table:table-cell office:value-type="float" office:value="1">
                <text:p>1</text:p>
              </table:table-cell>
              <table:table-cell office:value-type="float" office:value="1013.336">
                <text:p>1013.336</text:p>
              </table:table-cell>
              <table:table-cell office:value-type="float" office:value="0.66">
                <text:p>0.66</text:p>
              </table:table-cell>
              <table:table-cell office:value-type="float" office:value="1012.323">
                <text:p>1012.32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1.62112">
                <text:p>1041.62112</text:p>
              </table:table-cell>
              <table:table-cell office:value-type="float" office:value="1">
                <text:p>1</text:p>
              </table:table-cell>
              <table:table-cell office:value-type="float" office:value="1075.236">
                <text:p>1075.236</text:p>
              </table:table-cell>
              <table:table-cell office:value-type="float" office:value="0.66">
                <text:p>0.66</text:p>
              </table:table-cell>
              <table:table-cell office:value-type="float" office:value="1028.273">
                <text:p>1028.273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19cm" xlink:href=".." xlink:type="simple" chart:class="chart:bar" chart:style-name="ch1">
        <chart:legend chart:legend-position="end" svg:x="11.856cm" svg:y="4.011cm" style:legend-expansion="high" chart:style-name="ch2"/>
        <chart:plot-area chart:style-name="ch3" table:cell-range-address="Zadania3.K4:Zadania3.K10" chart:data-source-has-labels="row" svg:x="0.319cm" svg:y="0.18cm" svg:width="11.218cm" svg:height="8.659cm">
          <chartooo:coordinate-region svg:x="0.94cm" svg:y="0.379cm" svg:width="10.597cm" svg:height="7.8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Zadania3.K5:Zadania3.K10" chart:label-cell-address="Zadania3.K4:Zadania3.K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ebności szeregów klasowych</text:p>
                <draw:g>
                  <svg:desc>Zadania3.K4:Zadania3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Zadania3.K5:Zadania3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19cm" xlink:href=".." xlink:type="simple" chart:class="chart:bar" chart:style-name="ch1">
        <chart:legend chart:legend-position="end" svg:x="11.857cm" svg:y="4.011cm" style:legend-expansion="high" chart:style-name="ch2"/>
        <chart:plot-area chart:style-name="ch3" table:cell-range-address="Zadania3.K4:Zadania3.K4 Zadania3.L5:Zadania3.L10" chart:data-source-has-labels="row" svg:x="0.319cm" svg:y="0.18cm" svg:width="11.219cm" svg:height="8.659cm">
          <chartooo:coordinate-region svg:x="0.755cm" svg:y="0.379cm" svg:width="10.783cm" svg:height="7.8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Zadania3.L5:Zadania3.L10" chart:label-cell-address="Zadania3.K4:Zadania3.K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ebności szeregów klasowych</text:p>
                <draw:g>
                  <svg:desc>Zadania3.K4:Zadania3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Zadania3.L5:Zadania3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